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6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138.43mm"/>
    </style:style>
    <style:style style:name="co5" style:family="table-column">
      <style:table-column-properties fo:break-before="auto" style:column-width="28.95mm"/>
    </style:style>
    <style:style style:name="co6" style:family="table-column">
      <style:table-column-properties fo:break-before="auto" style:column-width="28.68mm"/>
    </style:style>
    <style:style style:name="co7" style:family="table-column">
      <style:table-column-properties fo:break-before="auto" style:column-width="27.04mm"/>
    </style:style>
    <style:style style:name="co8" style:family="table-column">
      <style:table-column-properties fo:break-before="auto" style:column-width="176.55mm"/>
    </style:style>
    <style:style style:name="co9" style:family="table-column">
      <style:table-column-properties fo:break-before="auto" style:column-width="177.09mm"/>
    </style:style>
    <style:style style:name="co10" style:family="table-column">
      <style:table-column-properties fo:break-before="auto" style:column-width="25.14mm"/>
    </style:style>
    <style:style style:name="co11" style:family="table-column">
      <style:table-column-properties fo:break-before="auto" style:column-width="23.23mm"/>
    </style:style>
    <style:style style:name="co12" style:family="table-column">
      <style:table-column-properties fo:break-before="auto" style:column-width="37.66mm"/>
    </style:style>
    <style:style style:name="co13" style:family="table-column">
      <style:table-column-properties fo:break-before="auto" style:column-width="53.73mm"/>
    </style:style>
    <style:style style:name="co14" style:family="table-column">
      <style:table-column-properties fo:break-before="auto" style:column-width="30.59mm"/>
    </style:style>
    <style:style style:name="co15" style:family="table-column">
      <style:table-column-properties fo:break-before="auto" style:column-width="31.94mm"/>
    </style:style>
    <style:style style:name="co16" style:family="table-column">
      <style:table-column-properties fo:break-before="auto" style:column-width="39.3mm"/>
    </style:style>
    <style:style style:name="co17" style:family="table-column">
      <style:table-column-properties fo:break-before="auto" style:column-width="44.47mm"/>
    </style:style>
    <style:style style:name="co18" style:family="table-column">
      <style:table-column-properties fo:break-before="auto" style:column-width="12.61mm"/>
    </style:style>
    <style:style style:name="co19" style:family="table-column">
      <style:table-column-properties fo:break-before="auto" style:column-width="272mm"/>
    </style:style>
    <style:style style:name="co20" style:family="table-column">
      <style:table-column-properties fo:break-before="auto" style:column-width="28.13mm"/>
    </style:style>
    <style:style style:name="co21" style:family="table-column">
      <style:table-column-properties fo:break-before="auto" style:column-width="223.66mm"/>
    </style:style>
    <style:style style:name="co22" style:family="table-column">
      <style:table-column-properties fo:break-before="auto" style:column-width="6.88mm"/>
    </style:style>
    <style:style style:name="co23" style:family="table-column">
      <style:table-column-properties fo:break-before="auto" style:column-width="178.19mm"/>
    </style:style>
    <style:style style:name="co24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61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Поле_20_сводной_20_таблицы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Категория_20_сводной_20_таблицы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Категория_20_сводной_20_таблицы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Заглавие_20_сводной_20_таблицы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Угол_20_сводной_20_таблицы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Значение_20_сводной_20_таблицы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Значение_20_сводной_20_таблицы">
      <style:table-cell-properties fo:border-bottom="none" fo:border-left="0.99pt solid #000000" fo:border-right="2.01pt solid #000000" fo:border-top="none"/>
    </style:style>
    <style:style style:name="ce8" style:family="table-cell" style:parent-style-name="Значение_20_сводной_20_таблицы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Результат_20_сводной_20_таблицы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bnb7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5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ice_z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add_photo_dx20</text:p>
          </table:table-cell>
          <table:table-cell office:value-type="string" calcext:value-type="string">
            <text:p>add_photo_dx19</text:p>
          </table:table-cell>
          <table:table-cell office:value-type="string" calcext:value-type="string">
            <text:p>add_photo_dx18</text:p>
          </table:table-cell>
          <table:table-cell office:value-type="string" calcext:value-type="string">
            <text:p>add_photo_dx17</text:p>
          </table:table-cell>
          <table:table-cell office:value-type="string" calcext:value-type="string">
            <text:p>add_photo_dx16</text:p>
          </table:table-cell>
          <table:table-cell office:value-type="string" calcext:value-type="string">
            <text:p>add_photo_dx15</text:p>
          </table:table-cell>
          <table:table-cell office:value-type="string" calcext:value-type="string">
            <text:p>add_photo_dx14</text:p>
          </table:table-cell>
          <table:table-cell office:value-type="string" calcext:value-type="string">
            <text:p>add_photo_dx13</text:p>
          </table:table-cell>
          <table:table-cell office:value-type="string" calcext:value-type="string">
            <text:p>add_photo_dx12</text:p>
          </table:table-cell>
          <table:table-cell office:value-type="string" calcext:value-type="string">
            <text:p>add_photo_dx11</text:p>
          </table:table-cell>
          <table:table-cell office:value-type="string" calcext:value-type="string">
            <text:p>add_photo_dx10</text:p>
          </table:table-cell>
          <table:table-cell office:value-type="string" calcext:value-type="string">
            <text:p>add_photo_dx9</text:p>
          </table:table-cell>
          <table:table-cell office:value-type="string" calcext:value-type="string">
            <text:p>add_photo_dx8</text:p>
          </table:table-cell>
          <table:table-cell office:value-type="string" calcext:value-type="string">
            <text:p>add_photo_dx7</text:p>
          </table:table-cell>
          <table:table-cell office:value-type="string" calcext:value-type="string">
            <text:p>add_photo_dx6</text:p>
          </table:table-cell>
          <table:table-cell office:value-type="string" calcext:value-type="string">
            <text:p>add_photo_dx5</text:p>
          </table:table-cell>
          <table:table-cell office:value-type="string" calcext:value-type="string">
            <text:p>add_photo0</text:p>
          </table:table-cell>
          <table:table-cell office:value-type="string" calcext:value-type="string">
            <text:p>add_photo1</text:p>
          </table:table-cell>
          <table:table-cell office:value-type="string" calcext:value-type="string">
            <text:p>add_photo2</text:p>
          </table:table-cell>
          <table:table-cell office:value-type="string" calcext:value-type="string">
            <text:p>add_photo3</text:p>
          </table:table-cell>
          <table:table-cell office:value-type="string" calcext:value-type="string">
            <text:p>categor_list10</text:p>
          </table:table-cell>
          <table:table-cell office:value-type="string" calcext:value-type="string">
            <text:p>categor_list9</text:p>
          </table:table-cell>
          <table:table-cell office:value-type="string" calcext:value-type="string">
            <text:p>categor_list8</text:p>
          </table:table-cell>
          <table:table-cell office:value-type="string" calcext:value-type="string">
            <text:p>categor_list7</text:p>
          </table:table-cell>
          <table:table-cell office:value-type="string" calcext:value-type="string">
            <text:p>categor_list6</text:p>
          </table:table-cell>
          <table:table-cell office:value-type="string" calcext:value-type="string">
            <text:p>categor_list5</text:p>
          </table:table-cell>
          <table:table-cell office:value-type="string" calcext:value-type="string">
            <text:p>categor_list4</text:p>
          </table:table-cell>
          <table:table-cell office:value-type="string" calcext:value-type="string">
            <text:p>categor_list0</text:p>
          </table:table-cell>
          <table:table-cell office:value-type="string" calcext:value-type="string">
            <text:p>categor_list1</text:p>
          </table:table-cell>
          <table:table-cell office:value-type="string" calcext:value-type="string">
            <text:p>categor_list2</text:p>
          </table:table-cell>
          <table:table-cell office:value-type="string" calcext:value-type="string">
            <text:p>proizvodit</text:p>
          </table:table-cell>
          <table:table-cell office:value-type="string" calcext:value-type="string">
            <text:p>country_proizvodit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Roxvivi RX-613</text:p>
          </table:table-cell>
          <table:table-cell office:value-type="float" office:value="1390" calcext:value-type="float">
            <text:p>139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https://www.kupi-jeans.ru/upload/iblock/1ee/1ee7d5e057d5ba0f4eee6e314cd334a4.jpg</text:p>
          </table:table-cell>
          <table:table-cell table:number-columns-repeated="16"/>
          <table:table-cell office:value-type="string" calcext:value-type="string">
            <text:p>https://www.kupi-jeans.ru/upload/resize_cache/iblock/1ee/70_113_2/1ee7d5e057d5ba0f4eee6e314cd334a4.jpg</text:p>
          </table:table-cell>
          <table:table-cell office:value-type="string" calcext:value-type="string">
            <text:p>https://www.kupi-jeans.ru/upload/resize_cache/iblock/255/70_113_2/25528ce4485d241307a3b27e420a7b5f.jpg</text:p>
          </table:table-cell>
          <table:table-cell office:value-type="string" calcext:value-type="string">
            <text:p>https://www.kupi-jeans.ru/upload/resize_cache/iblock/d6e/70_113_2/d6e66456b906c0b1d7c2a3681140cd46.jpg</text:p>
          </table:table-cell>
          <table:table-cell office:value-type="string" calcext:value-type="string">
            <text:p>https://www.kupi-jeans.ru/upload/resize_cache/iblock/315/70_113_2/315772ee2eb90f8cd7909d9b83b9b2c6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RX-613</text:p>
          </table:table-cell>
          <table:table-cell office:value-type="string" calcext:value-type="string">
            <text:p>31,32,33,34,38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прямого кроя. Модель оформлена застежкой на пуговицу и молнию. Прекрасный выбор для повседневного гардероба. Детали: прямой покрой, подкладкой из тонкой байки которая незаметна глазу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roxvivi_rx_613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Roxvivi RX-607</text:p>
          </table:table-cell>
          <table:table-cell office:value-type="float" office:value="1390" calcext:value-type="float">
            <text:p>139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https://www.kupi-jeans.ru/upload/iblock/94e/94edea8f1ba7517e5cc200601e7474c2.jpg</text:p>
          </table:table-cell>
          <table:table-cell table:number-columns-repeated="16"/>
          <table:table-cell office:value-type="string" calcext:value-type="string">
            <text:p>https://www.kupi-jeans.ru/upload/resize_cache/iblock/94e/70_113_2/94edea8f1ba7517e5cc200601e7474c2.jpg</text:p>
          </table:table-cell>
          <table:table-cell office:value-type="string" calcext:value-type="string">
            <text:p>https://www.kupi-jeans.ru/upload/resize_cache/iblock/31c/70_113_2/31cbdd53f848d6e094c86824aad59fa2.jpg</text:p>
          </table:table-cell>
          <table:table-cell office:value-type="string" calcext:value-type="string">
            <text:p>https://www.kupi-jeans.ru/upload/resize_cache/iblock/250/70_113_2/25090e8d6a8fa922ff7dda66257bd30b.jpg</text:p>
          </table:table-cell>
          <table:table-cell office:value-type="string" calcext:value-type="string">
            <text:p>https://www.kupi-jeans.ru/upload/resize_cache/iblock/7d1/70_113_2/7d155339b08d919d1d12abc92019db47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RX-607</text:p>
          </table:table-cell>
          <table:table-cell office:value-type="string" calcext:value-type="string">
            <text:p>30,32,33,34,36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прямого кроя. Модель оформлена застежкой на пуговицу и молнию. Прекрасный выбор для повседневного гардероба. Детали: прямой покрой, подкладкой из тонкой байки которая незаметна глазу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roxvivi_rx_607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Жилет <text:s/>джинсовый женский Lukaixier M17-2</text:p>
          </table:table-cell>
          <table:table-cell office:value-type="float" office:value="1100" calcext:value-type="float">
            <text:p>1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https://www.kupi-jeans.ru/upload/iblock/24e/24e7dc0e6502609ca2540502302d0831.jpg</text:p>
          </table:table-cell>
          <table:table-cell table:number-columns-repeated="16"/>
          <table:table-cell office:value-type="string" calcext:value-type="string">
            <text:p>https://www.kupi-jeans.ru/upload/resize_cache/iblock/24e/70_113_2/24e7dc0e6502609ca2540502302d0831.jpg</text:p>
          </table:table-cell>
          <table:table-cell office:value-type="string" calcext:value-type="string">
            <text:p>https://www.kupi-jeans.ru/upload/resize_cache/iblock/2a4/70_113_2/2a45c535cca62f0147c037a1d45c804f.jpg</text:p>
          </table:table-cell>
          <table:table-cell office:value-type="string" calcext:value-type="string">
            <text:p>https://www.kupi-jeans.ru/upload/resize_cache/iblock/959/70_113_2/95910ec0f5529e4937cfdadac7cc84af.jpg</text:p>
          </table:table-cell>
          <table:table-cell office:value-type="string" calcext:value-type="string">
            <text:p>https://www.kupi-jeans.ru/upload/resize_cache/iblock/3c9/70_113_2/3c94fcc05bbdbb6b69768eefdf88f84b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Куртки, пиджаки и жилетк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M17-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Жилет джинсовый, класического покроя, со стразами. Джинсовая ткань: 65% хлопок, 35% полиэстер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kurtki_pidzhaki_i_zhiletki/zhilet_dzhinsovyy_zhenskiy_lukaixier_m17_2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Жилет <text:s/>джинсовый женский Lukaixier M17-1</text:p>
          </table:table-cell>
          <table:table-cell office:value-type="float" office:value="1100" calcext:value-type="float">
            <text:p>1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https://www.kupi-jeans.ru/upload/iblock/924/9240eca3300ebe221d71c1ce73037793.jpg</text:p>
          </table:table-cell>
          <table:table-cell table:number-columns-repeated="16"/>
          <table:table-cell office:value-type="string" calcext:value-type="string">
            <text:p>https://www.kupi-jeans.ru/upload/resize_cache/iblock/924/70_113_2/9240eca3300ebe221d71c1ce73037793.jpg</text:p>
          </table:table-cell>
          <table:table-cell office:value-type="string" calcext:value-type="string">
            <text:p>https://www.kupi-jeans.ru/upload/resize_cache/iblock/15d/70_113_2/15df9a290931de7da81416f872f8e428.jpg</text:p>
          </table:table-cell>
          <table:table-cell office:value-type="string" calcext:value-type="string">
            <text:p>https://www.kupi-jeans.ru/upload/resize_cache/iblock/029/70_113_2/02944c7073a17328755803029a5de30e.jpg</text:p>
          </table:table-cell>
          <table:table-cell table:number-columns-repeated="8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Куртки, пиджаки и жилетк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M17-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00bfff</text:p>
          </table:table-cell>
          <table:table-cell office:value-type="string" calcext:value-type="string">
            <text:p>Жилет джинсовый, класического покроя, со стразами. Джинсовая ткань: 65% хлопок, 35% полиэстер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kurtki_pidzhaki_i_zhiletki/zhilet_dzhinsovyy_zhenskiy_lukaixier_m17_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Жилет <text:s/>джинсовый женский Lukaixier M13-2</text:p>
          </table:table-cell>
          <table:table-cell office:value-type="float" office:value="1100" calcext:value-type="float">
            <text:p>1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https://www.kupi-jeans.ru/upload/iblock/407/40776ca733c6b09241ed0e55ac69ee28.jpg</text:p>
          </table:table-cell>
          <table:table-cell table:number-columns-repeated="16"/>
          <table:table-cell office:value-type="string" calcext:value-type="string">
            <text:p>https://www.kupi-jeans.ru/upload/resize_cache/iblock/407/70_113_2/40776ca733c6b09241ed0e55ac69ee28.jpg</text:p>
          </table:table-cell>
          <table:table-cell office:value-type="string" calcext:value-type="string">
            <text:p>https://www.kupi-jeans.ru/upload/resize_cache/iblock/7f2/70_113_2/7f2a4bd0e319aef16c31328282469946.jpg</text:p>
          </table:table-cell>
          <table:table-cell office:value-type="string" calcext:value-type="string">
            <text:p>https://www.kupi-jeans.ru/upload/resize_cache/iblock/652/70_113_2/652f8628de4f7110dd7b05b75100b33c.jpg</text:p>
          </table:table-cell>
          <table:table-cell table:number-columns-repeated="8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Куртки, пиджаки и жилетк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M13-2</text:p>
          </table:table-cell>
          <table:table-cell office:value-type="string" calcext:value-type="string">
            <text:p>2XL,L,M,XL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Жилет джинсовый, класического покроя, со стразами. Джинсовая ткань: 65% хлопок, 35% полиэстер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kurtki_pidzhaki_i_zhiletki/zhilet_dzhinsovyy_zhenskiy_lukaixier_m13_2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орты женские джинсовые Langluka LK0140DK</text:p>
          </table:table-cell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ttps://www.kupi-jeans.ru/upload/iblock/efd/efdeda7d5a07be5bda8d19006d06c6af.jpg</text:p>
          </table:table-cell>
          <table:table-cell table:number-columns-repeated="16"/>
          <table:table-cell office:value-type="string" calcext:value-type="string">
            <text:p>https://www.kupi-jeans.ru/upload/resize_cache/iblock/efd/70_113_2/efdeda7d5a07be5bda8d19006d06c6af.jpg</text:p>
          </table:table-cell>
          <table:table-cell office:value-type="string" calcext:value-type="string">
            <text:p>https://www.kupi-jeans.ru/upload/resize_cache/iblock/260/70_113_2/2601dc8791bdd954aafab83c88555886.jpg</text:p>
          </table:table-cell>
          <table:table-cell office:value-type="string" calcext:value-type="string">
            <text:p>https://www.kupi-jeans.ru/upload/resize_cache/iblock/463/70_113_2/463f0f3003f0affdfac74b8113b5f798.jpg</text:p>
          </table:table-cell>
          <table:table-cell office:value-type="string" calcext:value-type="string">
            <text:p>https://www.kupi-jeans.ru/upload/resize_cache/iblock/744/70_113_2/7448ea802949abdfbf2b6cbf919167db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LK0140DK</text:p>
          </table:table-cell>
          <table:table-cell office:value-type="string" calcext:value-type="string">
            <text:p>25,26,28,29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Шорты Langluka выполнены из плотного хлопкового денима с нарочитыми потертостями и прорезями. Детали: застежка на молнию и пуговицу; пять карманов; шлевки для ремня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shorty_zhenskie_dzhinsovye_langluka_lk0140d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Cracpot JNS 906</text:p>
          </table:table-cell>
          <table:table-cell office:value-type="float" office:value="1360" calcext:value-type="float">
            <text:p>136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kupi-jeans.ru/upload/iblock/621/6217e666e7dc057833d939808bb1a63d.jpg</text:p>
          </table:table-cell>
          <table:table-cell table:number-columns-repeated="16"/>
          <table:table-cell office:value-type="string" calcext:value-type="string">
            <text:p>https://www.kupi-jeans.ru/upload/resize_cache/iblock/621/70_113_2/6217e666e7dc057833d939808bb1a63d.jpg</text:p>
          </table:table-cell>
          <table:table-cell office:value-type="string" calcext:value-type="string">
            <text:p>https://www.kupi-jeans.ru/upload/resize_cache/iblock/6b7/70_113_2/6b760d6d623edea14cda497129250869.jpg</text:p>
          </table:table-cell>
          <table:table-cell office:value-type="string" calcext:value-type="string">
            <text:p>https://www.kupi-jeans.ru/upload/resize_cache/iblock/f04/70_113_2/f048d05c2bb79a5a62a2fe517e2c7075.jpg</text:p>
          </table:table-cell>
          <table:table-cell office:value-type="string" calcext:value-type="string">
            <text:p>https://www.kupi-jeans.ru/upload/resize_cache/iblock/8ad/70_113_2/8ad54cf84bdef9324ac96e6b1e8918aa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906</text:p>
          </table:table-cell>
          <table:table-cell office:value-type="string" calcext:value-type="string">
            <text:p>28,29,30,32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зауженного кроя c застежкой на пуговицу и молнию. Прекрасный выбор для повседневного гардероба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cracpot_jns_906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Appciauds A-8073</text:p>
          </table:table-cell>
          <table:table-cell office:value-type="float" office:value="1360" calcext:value-type="float">
            <text:p>136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kupi-jeans.ru/upload/iblock/5fb/5fbe1c3075ee740994818c296862622c.jpg</text:p>
          </table:table-cell>
          <table:table-cell table:number-columns-repeated="16"/>
          <table:table-cell office:value-type="string" calcext:value-type="string">
            <text:p>https://www.kupi-jeans.ru/upload/resize_cache/iblock/5fb/70_113_2/5fbe1c3075ee740994818c296862622c.jpg</text:p>
          </table:table-cell>
          <table:table-cell office:value-type="string" calcext:value-type="string">
            <text:p>https://www.kupi-jeans.ru/upload/resize_cache/iblock/b3b/70_113_2/b3b82fdf7b5365e36ec0f8e31a5a1200.jpg</text:p>
          </table:table-cell>
          <table:table-cell office:value-type="string" calcext:value-type="string">
            <text:p>https://www.kupi-jeans.ru/upload/resize_cache/iblock/7a8/70_113_2/7a87eca71eb0d30c5df2819f05fad006.jpg</text:p>
          </table:table-cell>
          <table:table-cell office:value-type="string" calcext:value-type="string">
            <text:p>https://www.kupi-jeans.ru/upload/resize_cache/iblock/b30/70_113_2/b30c8bf4776900361198a0b76661a774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A-8073</text:p>
          </table:table-cell>
          <table:table-cell office:value-type="float" office:value="29.3" calcext:value-type="float">
            <text:p>29,3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зауженного кроя c застежкой на пуговицу и молнию. Прекрасный выбор для повседневного гардероба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appciauds_a_8073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XQL1883</text:p>
          </table:table-cell>
          <table:table-cell office:value-type="float" office:value="1360" calcext:value-type="float">
            <text:p>136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kupi-jeans.ru/upload/iblock/bb9/bb92da82f09f0d7f2057258194923eb3.jpg</text:p>
          </table:table-cell>
          <table:table-cell table:number-columns-repeated="16"/>
          <table:table-cell office:value-type="string" calcext:value-type="string">
            <text:p>https://www.kupi-jeans.ru/upload/resize_cache/iblock/bb9/70_113_2/bb92da82f09f0d7f2057258194923eb3.jpg</text:p>
          </table:table-cell>
          <table:table-cell office:value-type="string" calcext:value-type="string">
            <text:p>https://www.kupi-jeans.ru/upload/resize_cache/iblock/7d0/70_113_2/7d09bb9712f6bf69116510d49f48db7f.jpg</text:p>
          </table:table-cell>
          <table:table-cell office:value-type="string" calcext:value-type="string">
            <text:p>https://www.kupi-jeans.ru/upload/resize_cache/iblock/3d0/70_113_2/3d0cb8815237b7e3df0c659880ae5f75.jpg</text:p>
          </table:table-cell>
          <table:table-cell office:value-type="string" calcext:value-type="string">
            <text:p>https://www.kupi-jeans.ru/upload/resize_cache/iblock/73e/70_113_2/73e6e1e2e3525b1c1a0fa0082eaf9523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1883</text:p>
          </table:table-cell>
          <table:table-cell office:value-type="string" calcext:value-type="string">
            <text:p>28,30,31,32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зауженного кроя. Модель оформлена застежкой на пуговицу и молнию. Прекрасный выбор для повседневного гардероба. Детали: зауженный покрой, подкладкой из тонкой байки которая незаметна глазу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xql1883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орты женские джинсовые Langluka X1639DK</text:p>
          </table:table-cell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ttps://www.kupi-jeans.ru/upload/iblock/487/487241d59a16cef2fac3ee9e27d02202.jpg</text:p>
          </table:table-cell>
          <table:table-cell table:number-columns-repeated="16"/>
          <table:table-cell office:value-type="string" calcext:value-type="string">
            <text:p>https://www.kupi-jeans.ru/upload/resize_cache/iblock/487/70_113_2/487241d59a16cef2fac3ee9e27d02202.jpg</text:p>
          </table:table-cell>
          <table:table-cell office:value-type="string" calcext:value-type="string">
            <text:p>https://www.kupi-jeans.ru/upload/resize_cache/iblock/b6e/70_113_2/b6e27e4d8897694f730acbcb467e74a0.jpg</text:p>
          </table:table-cell>
          <table:table-cell office:value-type="string" calcext:value-type="string">
            <text:p>https://www.kupi-jeans.ru/upload/resize_cache/iblock/574/70_113_2/574a14c6d03b8e00f6cbd9379458715d.jpg</text:p>
          </table:table-cell>
          <table:table-cell office:value-type="string" calcext:value-type="string">
            <text:p>https://www.kupi-jeans.ru/upload/resize_cache/iblock/4eb/70_113_2/4eb8480d4c60b4c908023195cad504b4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X1639DK</text:p>
          </table:table-cell>
          <table:table-cell office:value-type="string" calcext:value-type="string">
            <text:p>25,26,27,28,29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Шорты Langluka выполнены из плотного хлопкового денима с нарочитыми потертостями и прорезями. Детали: застежка на молнию и пуговицу; пять карманов; шлевки для ремня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shorty_zhenskie_dzhinsovye_langluka_x1639d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орты женские джинсовые Langluka LK0143ADK</text:p>
          </table:table-cell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ttps://www.kupi-jeans.ru/upload/iblock/583/583d9a04b2895e4238c1aa9ee7e07f33.jpg</text:p>
          </table:table-cell>
          <table:table-cell table:number-columns-repeated="16"/>
          <table:table-cell office:value-type="string" calcext:value-type="string">
            <text:p>https://www.kupi-jeans.ru/upload/resize_cache/iblock/583/70_113_2/583d9a04b2895e4238c1aa9ee7e07f33.jpg</text:p>
          </table:table-cell>
          <table:table-cell office:value-type="string" calcext:value-type="string">
            <text:p>https://www.kupi-jeans.ru/upload/resize_cache/iblock/24b/70_113_2/24bfded04b445f8e327884144a86d2dd.jpg</text:p>
          </table:table-cell>
          <table:table-cell office:value-type="string" calcext:value-type="string">
            <text:p>https://www.kupi-jeans.ru/upload/resize_cache/iblock/b65/70_113_2/b6523dbb5c9a15700f2708d5fc30def9.jpg</text:p>
          </table:table-cell>
          <table:table-cell office:value-type="string" calcext:value-type="string">
            <text:p>https://www.kupi-jeans.ru/upload/resize_cache/iblock/fe4/70_113_2/fe4e83e3e3b4da549a07d4715ead312e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LK0143ADK</text:p>
          </table:table-cell>
          <table:table-cell office:value-type="string" calcext:value-type="string">
            <text:p>28,29,30,31,32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Шорты Langluka выполнены из плотного хлопкового денима с нарочитыми потертостями и прорезями. Детали: застежка на молнию и пуговицу; пять карманов; шлевки для ремня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shorty_zhenskie_dzhinsovye_langluka_lk0143ad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Manguer 8601</text:p>
          </table:table-cell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ttps://www.kupi-jeans.ru/upload/iblock/a22/a2258805c728158a3d23e939702a75d1.jpg</text:p>
          </table:table-cell>
          <table:table-cell table:number-columns-repeated="16"/>
          <table:table-cell office:value-type="string" calcext:value-type="string">
            <text:p>https://www.kupi-jeans.ru/upload/resize_cache/iblock/a22/70_113_2/a2258805c728158a3d23e939702a75d1.jpg</text:p>
          </table:table-cell>
          <table:table-cell office:value-type="string" calcext:value-type="string">
            <text:p>https://www.kupi-jeans.ru/upload/resize_cache/iblock/394/70_113_2/3949e50b60ac80e8e710e7abff7fb13a.jpg</text:p>
          </table:table-cell>
          <table:table-cell office:value-type="string" calcext:value-type="string">
            <text:p>https://www.kupi-jeans.ru/upload/resize_cache/iblock/d50/70_113_2/d50a7800667b1acfdeb6912632f7d6fd.jpg</text:p>
          </table:table-cell>
          <table:table-cell office:value-type="string" calcext:value-type="string">
            <text:p>https://www.kupi-jeans.ru/upload/resize_cache/iblock/a4a/70_113_2/a4a24506671295a4a6467ce6911c731c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86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зауженного кроя. Модель оформлена застежкой на пуговицу и молнию. Прекрасный выбор для повседневного гардероба. Детали: зауженный покрой, подкладкой из тонкой байки которая незаметна глазу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manguer_860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орты женские джинсовые Langluka LK0146ADK</text:p>
          </table:table-cell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ttps://www.kupi-jeans.ru/upload/iblock/ffb/ffba6fd1a1394c529ba82eea8d2da662.jpg</text:p>
          </table:table-cell>
          <table:table-cell table:number-columns-repeated="16"/>
          <table:table-cell office:value-type="string" calcext:value-type="string">
            <text:p>https://www.kupi-jeans.ru/upload/resize_cache/iblock/ffb/70_113_2/ffba6fd1a1394c529ba82eea8d2da662.jpg</text:p>
          </table:table-cell>
          <table:table-cell office:value-type="string" calcext:value-type="string">
            <text:p>https://www.kupi-jeans.ru/upload/resize_cache/iblock/bc5/70_113_2/bc58782f06a2bbf9d059c797ca060667.jpg</text:p>
          </table:table-cell>
          <table:table-cell office:value-type="string" calcext:value-type="string">
            <text:p>https://www.kupi-jeans.ru/upload/resize_cache/iblock/cf3/70_113_2/cf3e3bf5ca7739ac1f9694603688889b.jpg</text:p>
          </table:table-cell>
          <table:table-cell office:value-type="string" calcext:value-type="string">
            <text:p>https://www.kupi-jeans.ru/upload/resize_cache/iblock/e8e/70_113_2/e8efc008d2523d454d90d14c4c218d1c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LK0146ADK</text:p>
          </table:table-cell>
          <table:table-cell office:value-type="string" calcext:value-type="string">
            <text:p>28,29,31,32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Шорты Langluka выполнены из плотного хлопкового денима с нарочитыми потертостями и прорезями. Детали: застежка на молнию и пуговицу; пять карманов; шлевки для ремня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shorty_zhenskie_dzhinsovye_langluka_lk0146ad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Miss Bon MB-701</text:p>
          </table:table-cell>
          <table:table-cell office:value-type="float" office:value="1390" calcext:value-type="float">
            <text:p>139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https://www.kupi-jeans.ru/upload/iblock/348/348c080e3584a11b51c3102eaa1c33a3.jpg</text:p>
          </table:table-cell>
          <table:table-cell table:number-columns-repeated="16"/>
          <table:table-cell office:value-type="string" calcext:value-type="string">
            <text:p>https://www.kupi-jeans.ru/upload/resize_cache/iblock/348/70_113_2/348c080e3584a11b51c3102eaa1c33a3.jpg</text:p>
          </table:table-cell>
          <table:table-cell office:value-type="string" calcext:value-type="string">
            <text:p>https://www.kupi-jeans.ru/upload/resize_cache/iblock/eec/70_113_2/eecd2f850d712def83afb1b2165462c2.jpg</text:p>
          </table:table-cell>
          <table:table-cell office:value-type="string" calcext:value-type="string">
            <text:p>https://www.kupi-jeans.ru/upload/resize_cache/iblock/13b/70_113_2/13bfd4449db7fa9414e16e4998de3403.jpg</text:p>
          </table:table-cell>
          <table:table-cell office:value-type="string" calcext:value-type="string">
            <text:p>https://www.kupi-jeans.ru/upload/resize_cache/iblock/369/70_113_2/3697c5f275861b01d0b6de4c4dda10ba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MB-701</text:p>
          </table:table-cell>
          <table:table-cell office:value-type="string" calcext:value-type="string">
            <text:p>32,34,36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прямого кроя. Модель оформлена застежкой на пуговицу и молнию. Прекрасный выбор для повседневного гардероба. Детали: прямой покрой, подкладкой из тонкой байки которая незаметна глазу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miss_bon_mb_70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Langluka LJ1203AFH</text:p>
          </table:table-cell>
          <table:table-cell office:value-type="float" office:value="1390" calcext:value-type="float">
            <text:p>139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https://www.kupi-jeans.ru/upload/iblock/bf2/bf259638de67fb749f4651bf09348e2a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LJ1203AFH</text:p>
          </table:table-cell>
          <table:table-cell/>
          <table:table-cell office:value-type="string" calcext:value-type="string">
            <text:p>0000ff</text:p>
          </table:table-cell>
          <table:table-cell office:value-type="string" calcext:value-type="string">
            <text:p>Джинсы женские утепленные. Детали:классический покрой, подкладкой из тонкого флиса, которая незаметна глазу. Джинсы-стрейч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langluka_lj1203af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Langluka LJ1390BFH</text:p>
          </table:table-cell>
          <table:table-cell office:value-type="float" office:value="1360" calcext:value-type="float">
            <text:p>136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kupi-jeans.ru/upload/iblock/27d/27d825a4fccbde0fefbab53b2c46a4fe.jpg</text:p>
          </table:table-cell>
          <table:table-cell table:number-columns-repeated="16"/>
          <table:table-cell office:value-type="string" calcext:value-type="string">
            <text:p>https://www.kupi-jeans.ru/upload/resize_cache/iblock/27d/70_113_2/27d825a4fccbde0fefbab53b2c46a4fe.jpg</text:p>
          </table:table-cell>
          <table:table-cell office:value-type="string" calcext:value-type="string">
            <text:p>https://www.kupi-jeans.ru/upload/resize_cache/iblock/642/70_113_2/642dc405866a1cb680353c1785dfe36e.jpg</text:p>
          </table:table-cell>
          <table:table-cell office:value-type="string" calcext:value-type="string">
            <text:p>https://www.kupi-jeans.ru/upload/resize_cache/iblock/007/70_113_2/00787cfb3ffc62f57452b4eedb34deaa.jpg</text:p>
          </table:table-cell>
          <table:table-cell office:value-type="string" calcext:value-type="string">
            <text:p>https://www.kupi-jeans.ru/upload/resize_cache/iblock/73d/70_113_2/73d4a324a6bcf071c60691ff224346cc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LJ1390BF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прямого кроя. Модель оформлена застежкой на пуговицу и молнию. Прекрасный выбор для повседневного гардероба. Детали: прямой покрой, подкладкой из тонкой байки которая незаметна глазу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langluka_lj1390bf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Langluka LJ1023-BFH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https://www.kupi-jeans.ru/upload/iblock/98e/98e7885957636a2399c17a0db521efd6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<text:s/>LJ1023-BFH</text:p>
          </table:table-cell>
          <table:table-cell/>
          <table:table-cell office:value-type="string" calcext:value-type="string">
            <text:p>0000ff</text:p>
          </table:table-cell>
          <table:table-cell office:value-type="string" calcext:value-type="string">
            <text:p>Джинсы женские утепленные. Соста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langluka_lj1023_bf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XQL 013</text:p>
          </table:table-cell>
          <table:table-cell office:value-type="float" office:value="1280" calcext:value-type="float">
            <text:p>128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https://www.kupi-jeans.ru/upload/iblock/95c/95c3432c24def97a3bd0fcda7a3429c7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013</text:p>
          </table:table-cell>
          <table:table-cell office:value-type="string" calcext:value-type="string">
            <text:p>25,26,27,28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зауженного кроя. Модель оформлена небольшим выбеленным эффектом, застежкой на пуговицу и молнию. Прекрасный выбор для повседневного гардероба. Детали: зауженный покрой, подкладкой из тонкой байки которая незаметна глазу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xql_013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XQL 017</text:p>
          </table:table-cell>
          <table:table-cell office:value-type="float" office:value="1280" calcext:value-type="float">
            <text:p>128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https://www.kupi-jeans.ru/upload/iblock/494/49499f3be8c0ac36e5dc3ad420781cfd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017</text:p>
          </table:table-cell>
          <table:table-cell office:value-type="string" calcext:value-type="string">
            <text:p>25,26,27,29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зауженного кроя. Модель оформлена небольшим выбеленным эффектом, застежкой на пуговицу и молнию. Прекрасный выбор для повседневного гардероба. Детали: зауженный покрой, подкладкой из тонкой байки которая незаметна глазу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xql_017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AZZ 6902</text:p>
          </table:table-cell>
          <table:table-cell office:value-type="float" office:value="1320" calcext:value-type="float">
            <text:p>1320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https://www.kupi-jeans.ru/upload/iblock/91c/91ceb5c001fce75eebbe0b7bdb971e3d.jpg</text:p>
          </table:table-cell>
          <table:table-cell table:number-columns-repeated="16"/>
          <table:table-cell office:value-type="string" calcext:value-type="string">
            <text:p>https://www.kupi-jeans.ru/upload/resize_cache/iblock/91c/70_113_2/91ceb5c001fce75eebbe0b7bdb971e3d.jpg</text:p>
          </table:table-cell>
          <table:table-cell office:value-type="string" calcext:value-type="string">
            <text:p>https://www.kupi-jeans.ru/upload/resize_cache/iblock/a37/70_113_2/a3782d4de1cbc4939294e83cbf3ed58e.jpg</text:p>
          </table:table-cell>
          <table:table-cell office:value-type="string" calcext:value-type="string">
            <text:p>https://www.kupi-jeans.ru/upload/resize_cache/iblock/e93/70_113_2/e93bb3fa07bb40194e0a98a2cf52fefe.jpg</text:p>
          </table:table-cell>
          <table:table-cell office:value-type="string" calcext:value-type="string">
            <text:p>https://www.kupi-jeans.ru/upload/resize_cache/iblock/619/70_113_2/619440e905320f67001fe2d09c0740a8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6902</text:p>
          </table:table-cell>
          <table:table-cell office:value-type="float" office:value="30.32" calcext:value-type="float">
            <text:p>30,32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зауженного кроя. Модель оформлена небольшим выбеленным эффектом, застежкой на пуговицу и молнию. Прекрасный выбор для повседневного гардероба. Детали: зауженный покрой, подкладкой из тонкой байки которая незаметна глазу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azz_6902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DHD F-505</text:p>
          </table:table-cell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ttps://www.kupi-jeans.ru/upload/iblock/f09/f097ebdf687aae7c9294e62753a256b1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F-5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зауженного кроя. Модель оформлена небольшим выбеленным эффектом, застежкой на пуговицу и молнию. Прекрасный выбор для повседневного гардероба. Детали: зауженный покрой, подкладкой из тонкой байки которая незаметна глазу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dhd_f_505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Langluka LJ1397EFH</text:p>
          </table:table-cell>
          <table:table-cell office:value-type="float" office:value="1390" calcext:value-type="float">
            <text:p>139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https://www.kupi-jeans.ru/upload/iblock/ca2/ca25a71893a0ed906c7d8ed67204f334.jpg</text:p>
          </table:table-cell>
          <table:table-cell table:number-columns-repeated="16"/>
          <table:table-cell office:value-type="string" calcext:value-type="string">
            <text:p>https://www.kupi-jeans.ru/upload/resize_cache/iblock/ca2/70_113_2/ca25a71893a0ed906c7d8ed67204f334.jpg</text:p>
          </table:table-cell>
          <table:table-cell office:value-type="string" calcext:value-type="string">
            <text:p>https://www.kupi-jeans.ru/upload/resize_cache/iblock/200/70_113_2/200816fc80bf5d64bbc7c160def8a81b.jpg</text:p>
          </table:table-cell>
          <table:table-cell office:value-type="string" calcext:value-type="string">
            <text:p>https://www.kupi-jeans.ru/upload/resize_cache/iblock/c9c/70_113_2/c9ccfe09d3ffb0db6fcb9a326cfee268.jpg</text:p>
          </table:table-cell>
          <table:table-cell office:value-type="string" calcext:value-type="string">
            <text:p>https://www.kupi-jeans.ru/upload/resize_cache/iblock/5f6/70_113_2/5f66f9dd39dc031e8f1ac3f1d9b25a6e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LJ1397EFH</text:p>
          </table:table-cell>
          <table:table-cell/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прямого кроя. Модель оформлена застежкой на пуговицу и молнию. Прекрасный выбор для повседневного гардероба. Детали: прямой покрой, подкладкой из тонкой байки которая незаметна глазу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langluka_lj1397ef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орты женские джинсовые Langluka X1633DK</text:p>
          </table:table-cell>
          <table:table-cell office:value-type="float" office:value="1190" calcext:value-type="float">
            <text:p>119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ttps://www.kupi-jeans.ru/upload/iblock/20b/20bded17490bbc0ebf2b7e143bf06887.jpg</text:p>
          </table:table-cell>
          <table:table-cell table:number-columns-repeated="16"/>
          <table:table-cell office:value-type="string" calcext:value-type="string">
            <text:p>https://www.kupi-jeans.ru/upload/resize_cache/iblock/20b/70_113_2/20bded17490bbc0ebf2b7e143bf06887.jpg</text:p>
          </table:table-cell>
          <table:table-cell office:value-type="string" calcext:value-type="string">
            <text:p>https://www.kupi-jeans.ru/upload/resize_cache/iblock/09b/70_113_2/09b9e5d0e61d024624bcd557d14a319b.jpg</text:p>
          </table:table-cell>
          <table:table-cell office:value-type="string" calcext:value-type="string">
            <text:p>https://www.kupi-jeans.ru/upload/resize_cache/iblock/2d8/70_113_2/2d834b4a8d3bf9e77f97e515b301742d.jpg</text:p>
          </table:table-cell>
          <table:table-cell office:value-type="string" calcext:value-type="string">
            <text:p>https://www.kupi-jeans.ru/upload/resize_cache/iblock/cac/70_113_2/cacfc4a6d8f62cb5d84c1e75fb9e3cd1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X1633DK</text:p>
          </table:table-cell>
          <table:table-cell office:value-type="string" calcext:value-type="string">
            <text:p>25,26,27,28,29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Шорты Langluka выполнены из плотного хлопкового денима с нарочитыми потертостями и прорезями. Детали: застежка на молнию и пуговицу; пять карманов; шлевки для ремня. В комплект входит ремень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shorty_zhenskie_dzhinsovye_langluka_x1633d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риджи женские джинсовые Rich Berg T8992</text:p>
          </table:table-cell>
          <table:table-cell office:value-type="float" office:value="1190" calcext:value-type="float">
            <text:p>119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ttps://www.kupi-jeans.ru/upload/iblock/0ba/0ba2a1d8f775a600937abbb70de41659.jpg</text:p>
          </table:table-cell>
          <table:table-cell table:number-columns-repeated="16"/>
          <table:table-cell office:value-type="string" calcext:value-type="string">
            <text:p>https://www.kupi-jeans.ru/upload/resize_cache/iblock/0ba/70_113_2/0ba2a1d8f775a600937abbb70de41659.jpg</text:p>
          </table:table-cell>
          <table:table-cell office:value-type="string" calcext:value-type="string">
            <text:p>https://www.kupi-jeans.ru/upload/resize_cache/iblock/70f/70_113_2/70f14b4268261fa9cb1496aa704a2cc8.jpg</text:p>
          </table:table-cell>
          <table:table-cell office:value-type="string" calcext:value-type="string">
            <text:p>https://www.kupi-jeans.ru/upload/resize_cache/iblock/660/70_113_2/6609ef5121457ba1bb99a0bb3e940275.jpg</text:p>
          </table:table-cell>
          <table:table-cell office:value-type="string" calcext:value-type="string">
            <text:p>https://www.kupi-jeans.ru/upload/resize_cache/iblock/39e/70_113_2/39e6e859111065aee9658ba646592725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T8992</text:p>
          </table:table-cell>
          <table:table-cell office:value-type="string" calcext:value-type="string">
            <text:p>25,26,27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овые шорты Rich Berg выполнены из денима с искусственными потертостями и эффектом состаренности. Детали: застежка на молнию и пуговицу, шлевки под ремень, пять карманов, декоративные отвороты на манжетах. Состав: 90% хлопок, 10% полиэстер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bridzhi_zhenskie_dzhinsovye_rich_berg_t8992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Langluka LJ1399AFH-1</text:p>
          </table:table-cell>
          <table:table-cell office:value-type="float" office:value="1360" calcext:value-type="float">
            <text:p>136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kupi-jeans.ru/upload/iblock/638/638e790110017f69f9ab2493da12c707.jpg</text:p>
          </table:table-cell>
          <table:table-cell table:number-columns-repeated="16"/>
          <table:table-cell office:value-type="string" calcext:value-type="string">
            <text:p>https://www.kupi-jeans.ru/upload/resize_cache/iblock/638/70_113_2/638e790110017f69f9ab2493da12c707.jpg</text:p>
          </table:table-cell>
          <table:table-cell office:value-type="string" calcext:value-type="string">
            <text:p>https://www.kupi-jeans.ru/upload/resize_cache/iblock/29a/70_113_2/29aea0eeaff260f87c1d7685016dd4a9.jpg</text:p>
          </table:table-cell>
          <table:table-cell office:value-type="string" calcext:value-type="string">
            <text:p>https://www.kupi-jeans.ru/upload/resize_cache/iblock/748/70_113_2/74864abb92a16dc393062fcd4d6e15b2.jpg</text:p>
          </table:table-cell>
          <table:table-cell office:value-type="string" calcext:value-type="string">
            <text:p>https://www.kupi-jeans.ru/upload/resize_cache/iblock/7a6/70_113_2/7a613c8639316a874712ae9edb5a3628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LJ1399AFH-1</text:p>
          </table:table-cell>
          <table:table-cell office:value-type="string" calcext:value-type="string">
            <text:p>30,31,32,33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прямого кроя. Модель оформлена застежкой на пуговицу и молнию. Прекрасный выбор для повседневного гардероба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langluka_lj1399afh_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риджи женские джинсовые Miss Bon MB386</text:p>
          </table:table-cell>
          <table:table-cell office:value-type="float" office:value="1190" calcext:value-type="float">
            <text:p>119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ttps://www.kupi-jeans.ru/upload/iblock/b31/b31409c9be85b7131eda77111e67c529.jpg</text:p>
          </table:table-cell>
          <table:table-cell table:number-columns-repeated="16"/>
          <table:table-cell office:value-type="string" calcext:value-type="string">
            <text:p>https://www.kupi-jeans.ru/upload/resize_cache/iblock/b31/70_113_2/b31409c9be85b7131eda77111e67c529.jpg</text:p>
          </table:table-cell>
          <table:table-cell office:value-type="string" calcext:value-type="string">
            <text:p>https://www.kupi-jeans.ru/upload/resize_cache/iblock/9f0/70_113_2/9f0c0c1a8a8ae4a0a5f1a614aa945e66.jpg</text:p>
          </table:table-cell>
          <table:table-cell office:value-type="string" calcext:value-type="string">
            <text:p>https://www.kupi-jeans.ru/upload/resize_cache/iblock/e04/70_113_2/e043e53d0fa11d4c52836ee9a3d5009a.jpg</text:p>
          </table:table-cell>
          <table:table-cell office:value-type="string" calcext:value-type="string">
            <text:p>https://www.kupi-jeans.ru/upload/resize_cache/iblock/a4f/70_113_2/a4fdd87d7fa5457916cd887fbbbb009f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MB386</text:p>
          </table:table-cell>
          <table:table-cell office:value-type="string" calcext:value-type="string">
            <text:p>25,26,27,28,29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овые шорты Miss Bon выполнены из денима с искусственными потертостями и эффектом состаренности. Детали: застежка на молнию и пуговицу, шлевки под ремень, пять карманов, декоративные отвороты на манжетах. Состав: 95% хлопок, 5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bridzhi_zhenskie_dzhinsovye_miss_bon_mb386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орты женские джинсовые Langluka LK0147DK</text:p>
          </table:table-cell>
          <table:table-cell office:value-type="float" office:value="1190" calcext:value-type="float">
            <text:p>119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ttps://www.kupi-jeans.ru/upload/iblock/5ae/5ae6bc610038dcf16d5df5e8e15d24d6.jpg</text:p>
          </table:table-cell>
          <table:table-cell table:number-columns-repeated="16"/>
          <table:table-cell office:value-type="string" calcext:value-type="string">
            <text:p>https://www.kupi-jeans.ru/upload/resize_cache/iblock/5ae/70_113_2/5ae6bc610038dcf16d5df5e8e15d24d6.jpg</text:p>
          </table:table-cell>
          <table:table-cell office:value-type="string" calcext:value-type="string">
            <text:p>https://www.kupi-jeans.ru/upload/resize_cache/iblock/299/70_113_2/299e41e17fe4878f63894c53ca09464d.jpg</text:p>
          </table:table-cell>
          <table:table-cell office:value-type="string" calcext:value-type="string">
            <text:p>https://www.kupi-jeans.ru/upload/resize_cache/iblock/58b/70_113_2/58b14e7c0a9b3abcc1031e03a3613227.jpg</text:p>
          </table:table-cell>
          <table:table-cell office:value-type="string" calcext:value-type="string">
            <text:p>https://www.kupi-jeans.ru/upload/resize_cache/iblock/1c9/70_113_2/1c9b43d335dfebc3b9ae4b58f61dfda6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LK0147DK</text:p>
          </table:table-cell>
          <table:table-cell office:value-type="string" calcext:value-type="string">
            <text:p>25,26,27,28,29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Шорты Langluka выполнены из плотного хлопкового денима с нарочитыми потертостями и прорезями. Детали: застежка на молнию и пуговицу; пять карманов; шлевки для ремня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shorty_zhenskie_dzhinsovye_langluka_lk0147d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Cracpot JNS 908</text:p>
          </table:table-cell>
          <table:table-cell office:value-type="float" office:value="1360" calcext:value-type="float">
            <text:p>136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kupi-jeans.ru/upload/iblock/be8/be80ae348f6419ebbb038bee0fbeb432.jpg</text:p>
          </table:table-cell>
          <table:table-cell table:number-columns-repeated="16"/>
          <table:table-cell office:value-type="string" calcext:value-type="string">
            <text:p>https://www.kupi-jeans.ru/upload/resize_cache/iblock/be8/70_113_2/be80ae348f6419ebbb038bee0fbeb432.jpg</text:p>
          </table:table-cell>
          <table:table-cell office:value-type="string" calcext:value-type="string">
            <text:p>https://www.kupi-jeans.ru/upload/resize_cache/iblock/800/70_113_2/8006504560817d1ace21e847d19ab412.jpg</text:p>
          </table:table-cell>
          <table:table-cell office:value-type="string" calcext:value-type="string">
            <text:p>https://www.kupi-jeans.ru/upload/resize_cache/iblock/e96/70_113_2/e9642ca3c53c030062ec8eebaeada6cf.jpg</text:p>
          </table:table-cell>
          <table:table-cell office:value-type="string" calcext:value-type="string">
            <text:p>https://www.kupi-jeans.ru/upload/resize_cache/iblock/bed/70_113_2/bedadfe9e5af1fe45d3d03ae530fb1ca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90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прямого кроя. Модель оформлена застежкой на пуговицу и молнию. Прекрасный выбор для повседневного гардероба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cracpot_jns_908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Langluka LJ1508BFH</text:p>
          </table:table-cell>
          <table:table-cell office:value-type="float" office:value="1360" calcext:value-type="float">
            <text:p>136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kupi-jeans.ru/upload/iblock/178/1781739a3f37ecbf160b4232cdb19aab.jpg</text:p>
          </table:table-cell>
          <table:table-cell table:number-columns-repeated="16"/>
          <table:table-cell office:value-type="string" calcext:value-type="string">
            <text:p>https://www.kupi-jeans.ru/upload/resize_cache/iblock/178/70_113_2/1781739a3f37ecbf160b4232cdb19aab.jpg</text:p>
          </table:table-cell>
          <table:table-cell office:value-type="string" calcext:value-type="string">
            <text:p>https://www.kupi-jeans.ru/upload/resize_cache/iblock/e81/70_113_2/e81b3fd874727765ad475e210bfb026c.jpg</text:p>
          </table:table-cell>
          <table:table-cell office:value-type="string" calcext:value-type="string">
            <text:p>https://www.kupi-jeans.ru/upload/resize_cache/iblock/d5e/70_113_2/d5e63425c7b09f872976732b6ea5b380.jpg</text:p>
          </table:table-cell>
          <table:table-cell office:value-type="string" calcext:value-type="string">
            <text:p>https://www.kupi-jeans.ru/upload/resize_cache/iblock/1eb/70_113_2/1eb04ec12e3cd9b1f2d2dfbc40bde378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LJ1508BF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прямого кроя. Модель оформлена застежкой на пуговицу и молнию. Прекрасный выбор для повседневного гардероба. Детали: прямой покрой, подкладкой из тонкой байки которая незаметна глазу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langluka_lj1508bf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Sessanta 3687.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077/077c2fc0074c68f07fe7429542b3195a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Артикул: 368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 низкой посадкой, зауженного кроя. Модель оформлена небольшим выбеленным эффектом, застежкой на пуговицу и молнию. Прекрасный выбор для повседневного гардероба. Детали: зауженный покрой, подкладкой из тонкой байки которая незаметна глазу. Состав джинсов: 100% хлопок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sessanta_3687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XQL 010</text:p>
          </table:table-cell>
          <table:table-cell office:value-type="float" office:value="1360" calcext:value-type="float">
            <text:p>136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kupi-jeans.ru/upload/iblock/6d9/6d9e548bd4e819c76f480570caf76a17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0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зауженного кроя. Модель оформлена небольшим выбеленным эффектом, застежкой на пуговицу и молнию. Прекрасный выбор для повседневного гардероба. Детали: зауженный покрой, подкладкой из тонкой байки которая незаметна глазу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xql_010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орты женские джинсовые Langluka X1631ADK</text:p>
          </table:table-cell>
          <table:table-cell office:value-type="float" office:value="1190" calcext:value-type="float">
            <text:p>119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ttps://www.kupi-jeans.ru/upload/iblock/a18/a1810cab0ace73baff83b3d66d32a3e5.jpg</text:p>
          </table:table-cell>
          <table:table-cell table:number-columns-repeated="16"/>
          <table:table-cell office:value-type="string" calcext:value-type="string">
            <text:p>https://www.kupi-jeans.ru/upload/resize_cache/iblock/a18/70_113_2/a1810cab0ace73baff83b3d66d32a3e5.jpg</text:p>
          </table:table-cell>
          <table:table-cell office:value-type="string" calcext:value-type="string">
            <text:p>https://www.kupi-jeans.ru/upload/resize_cache/iblock/ea7/70_113_2/ea7246d8adceafcb5c650194ad10ea3a.jpg</text:p>
          </table:table-cell>
          <table:table-cell office:value-type="string" calcext:value-type="string">
            <text:p>https://www.kupi-jeans.ru/upload/resize_cache/iblock/6c0/70_113_2/6c0cb73e3a869c83a16cfbe4844d9d04.jpg</text:p>
          </table:table-cell>
          <table:table-cell office:value-type="string" calcext:value-type="string">
            <text:p>https://www.kupi-jeans.ru/upload/resize_cache/iblock/d73/70_113_2/d73cf3a57be67d12b7ad1a65dc45bd75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X1631ADK</text:p>
          </table:table-cell>
          <table:table-cell office:value-type="string" calcext:value-type="string">
            <text:p>28,29,32,34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Шорты Langluka выполнены из плотного хлопкового денима с нарочитыми потертостями и прорезями. Детали: застежка на молнию и пуговицу; пять карманов; шлевки для ремня. В комплект входит ремень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shorty_zhenskie_dzhinsovye_langluka_x1631ad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Sesvinan 5908</text:p>
          </table:table-cell>
          <table:table-cell office:value-type="float" office:value="1320" calcext:value-type="float">
            <text:p>1320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https://www.kupi-jeans.ru/upload/iblock/7f7/7f7133922c7d1cf2ef9b6c8426108258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5908</text:p>
          </table:table-cell>
          <table:table-cell office:value-type="string" calcext:value-type="string">
            <text:p>31,32,33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прямого кроя. Модель оформлена небольшим выбеленным эффектом, застежкой на пуговицу и молнию. Прекрасный выбор для повседневного гардероба. Детали: прямой покрой, подкладкой из тонкой байки которая незаметна глазу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sesvinan_5908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Langluka LJ1500B-7FH</text:p>
          </table:table-cell>
          <table:table-cell office:value-type="float" office:value="1360" calcext:value-type="float">
            <text:p>136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kupi-jeans.ru/upload/iblock/9dd/9dd024a0d52a5ab3aac8cc4fb6b1a244.jpg</text:p>
          </table:table-cell>
          <table:table-cell table:number-columns-repeated="16"/>
          <table:table-cell office:value-type="string" calcext:value-type="string">
            <text:p>https://www.kupi-jeans.ru/upload/resize_cache/iblock/9dd/70_113_2/9dd024a0d52a5ab3aac8cc4fb6b1a244.jpg</text:p>
          </table:table-cell>
          <table:table-cell office:value-type="string" calcext:value-type="string">
            <text:p>https://www.kupi-jeans.ru/upload/resize_cache/iblock/e04/70_113_2/e04c72c3bc0d29233b4ac8a6065988c5.jpg</text:p>
          </table:table-cell>
          <table:table-cell office:value-type="string" calcext:value-type="string">
            <text:p>https://www.kupi-jeans.ru/upload/resize_cache/iblock/b54/70_113_2/b5443a2a3d3a29b2e3dd24af1989f93f.jpg</text:p>
          </table:table-cell>
          <table:table-cell office:value-type="string" calcext:value-type="string">
            <text:p>https://www.kupi-jeans.ru/upload/resize_cache/iblock/76f/70_113_2/76f18e07d308c6db958f8336ad53644d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LJ1500B-7FH</text:p>
          </table:table-cell>
          <table:table-cell office:value-type="float" office:value="31.32" calcext:value-type="float">
            <text:p>31,32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прямого кроя. Модель оформлена застежкой на пуговицу и молнию. Прекрасный выбор для повседневного гардероба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langluka_lj1500b_7f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Langluka LJ1016-AFH</text:p>
          </table:table-cell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ttps://www.kupi-jeans.ru/upload/iblock/b16/b16459f684038ff30248f88b010de342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<text:s/>LJ1016-AFH</text:p>
          </table:table-cell>
          <table:table-cell/>
          <table:table-cell office:value-type="string" calcext:value-type="string">
            <text:p>0000ff</text:p>
          </table:table-cell>
          <table:table-cell office:value-type="string" calcext:value-type="string">
            <text:p>Джинсы женские утепленные. Соста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langluka_lj1016_af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GDKZ K-087</text:p>
          </table:table-cell>
          <table:table-cell office:value-type="float" office:value="1280" calcext:value-type="float">
            <text:p>128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https://www.kupi-jeans.ru/upload/iblock/8d1/8d10df350ce24e30d6ccc94bf821e16f.jpg</text:p>
          </table:table-cell>
          <table:table-cell table:number-columns-repeated="16"/>
          <table:table-cell office:value-type="string" calcext:value-type="string">
            <text:p>https://www.kupi-jeans.ru/upload/resize_cache/iblock/8d1/70_113_2/8d10df350ce24e30d6ccc94bf821e16f.jpg</text:p>
          </table:table-cell>
          <table:table-cell office:value-type="string" calcext:value-type="string">
            <text:p>https://www.kupi-jeans.ru/upload/resize_cache/iblock/cdc/70_113_2/cdc9a99ad572b77d662a4d052112ffd8.jpg</text:p>
          </table:table-cell>
          <table:table-cell office:value-type="string" calcext:value-type="string">
            <text:p>https://www.kupi-jeans.ru/upload/resize_cache/iblock/872/70_113_2/87257d8e2fe3d79020df45edba800cbd.jpg</text:p>
          </table:table-cell>
          <table:table-cell office:value-type="string" calcext:value-type="string">
            <text:p>https://www.kupi-jeans.ru/upload/resize_cache/iblock/a43/70_113_2/a432a0b0dee041c713692e6de686b150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K-087</text:p>
          </table:table-cell>
          <table:table-cell office:value-type="string" calcext:value-type="string">
            <text:p>28,29,31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прямого кроя. Модель оформлена застежкой на пуговицу и молнию. Прекрасный выбор для повседневного гардероба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gdkz_k_087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XQL 006</text:p>
          </table:table-cell>
          <table:table-cell office:value-type="float" office:value="1280" calcext:value-type="float">
            <text:p>128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https://www.kupi-jeans.ru/upload/iblock/e10/e10c56cbc000ed917d235b12b53a7daf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006</text:p>
          </table:table-cell>
          <table:table-cell office:value-type="string" calcext:value-type="string">
            <text:p>25,26,27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зауженного кроя. Модель оформлена небольшим выбеленным эффектом, застежкой на пуговицу и молнию. Прекрасный выбор для повседневного гардероба. Детали: зауженный покрой, подкладкой из тонкой байки которая незаметна глазу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xql_006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риджи женские джинсовые Rich Berg TD9016</text:p>
          </table:table-cell>
          <table:table-cell office:value-type="float" office:value="1190" calcext:value-type="float">
            <text:p>119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ttps://www.kupi-jeans.ru/upload/iblock/61c/61c32db08edeb8fe804035f275234d55.jpg</text:p>
          </table:table-cell>
          <table:table-cell table:number-columns-repeated="16"/>
          <table:table-cell office:value-type="string" calcext:value-type="string">
            <text:p>https://www.kupi-jeans.ru/upload/resize_cache/iblock/61c/70_113_2/61c32db08edeb8fe804035f275234d55.jpg</text:p>
          </table:table-cell>
          <table:table-cell office:value-type="string" calcext:value-type="string">
            <text:p>https://www.kupi-jeans.ru/upload/resize_cache/iblock/eae/70_113_2/eae4f81725bf0b9fc7ee9a76f5033d34.jpg</text:p>
          </table:table-cell>
          <table:table-cell office:value-type="string" calcext:value-type="string">
            <text:p>https://www.kupi-jeans.ru/upload/resize_cache/iblock/af6/70_113_2/af67fabc1953965b256b29eb4bf72880.jpg</text:p>
          </table:table-cell>
          <table:table-cell office:value-type="string" calcext:value-type="string">
            <text:p>https://www.kupi-jeans.ru/upload/resize_cache/iblock/fcc/70_113_2/fcc57af249db4aa8e727db04878fff55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TD9016</text:p>
          </table:table-cell>
          <table:table-cell office:value-type="float" office:value="28.29" calcext:value-type="float">
            <text:p>28,29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овые шорты Rich Berg выполнены из денима с искусственными потертостями и эффектом состаренности. Детали: застежка на молнию и пуговицу, шлевки под ремень, пять карманов, декоративные отвороты на манжетах. Состав: 90% хлопок, 10% полиэстер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bridzhi_zhenskie_dzhinsovye_rich_berg_td9016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KK K-622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f23/f237f04363e0101d07ceedbdec4bc7ed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K-6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Классический покрой джинсов. Модель утепленная: с подкладкой из тонкого флиса, которая незаметна глазу. Джинсы-стрейч. Состав: 75% хлопок, 3% спандекс, 22% полиэстер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kk_k_622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Dute 6059</text:p>
          </table:table-cell>
          <table:table-cell office:value-type="float" office:value="1360" calcext:value-type="float">
            <text:p>136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kupi-jeans.ru/upload/iblock/acd/acd20bff726a51194ed03b77f9c155eb.jpg</text:p>
          </table:table-cell>
          <table:table-cell table:number-columns-repeated="16"/>
          <table:table-cell office:value-type="string" calcext:value-type="string">
            <text:p>https://www.kupi-jeans.ru/upload/resize_cache/iblock/acd/70_113_2/acd20bff726a51194ed03b77f9c155eb.jpg</text:p>
          </table:table-cell>
          <table:table-cell office:value-type="string" calcext:value-type="string">
            <text:p>https://www.kupi-jeans.ru/upload/resize_cache/iblock/d50/70_113_2/d50dbdf2ed3d05383d05eddc60593520.jpg</text:p>
          </table:table-cell>
          <table:table-cell office:value-type="string" calcext:value-type="string">
            <text:p>https://www.kupi-jeans.ru/upload/resize_cache/iblock/ee1/70_113_2/ee1070b6e3c2e21b94aed0c40bf15bfb.jpg</text:p>
          </table:table-cell>
          <table:table-cell office:value-type="string" calcext:value-type="string">
            <text:p>https://www.kupi-jeans.ru/upload/resize_cache/iblock/d4a/70_113_2/d4a7b6a7ff9234a4a6c94fefdf2090ac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6059</text:p>
          </table:table-cell>
          <table:table-cell office:value-type="string" calcext:value-type="string">
            <text:p>29,30,32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прямого кроя. Модель оформлена застежкой на пуговицу и молнию. Прекрасный выбор для повседневного гардероба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dute_6059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Langluka X1747-1F</text:p>
          </table:table-cell>
          <table:table-cell office:value-type="float" office:value="1360" calcext:value-type="float">
            <text:p>136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kupi-jeans.ru/upload/iblock/fe5/fe5f3a665f1e0c9666ad09f0d43ce4ba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X1747-1F</text:p>
          </table:table-cell>
          <table:table-cell office:value-type="float" office:value="25.26" calcext:value-type="float">
            <text:p>25,26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 высокой посадкой, зауженный крой. Модель оформлена небольшим выбеленным эффектом, застежкой на пуговицу и молнию. Прекрасный выбор для повседневного гардероба. Детали: зауженный покрой, подкладкой из тонкой байки которая незаметна глазу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langluka_x1747_1f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Tigerclub 4984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ttps://www.kupi-jeans.ru/upload/iblock/4db/4db7e13cf26964064c265f50322cac00.jpg</text:p>
          </table:table-cell>
          <table:table-cell table:number-columns-repeated="16"/>
          <table:table-cell office:value-type="string" calcext:value-type="string">
            <text:p>https://www.kupi-jeans.ru/upload/resize_cache/iblock/4db/70_113_2/4db7e13cf26964064c265f50322cac00.jpg</text:p>
          </table:table-cell>
          <table:table-cell office:value-type="string" calcext:value-type="string">
            <text:p>https://www.kupi-jeans.ru/upload/resize_cache/iblock/10a/70_113_2/10a14bad80cc98ec85338530c36e91c0.jpg</text:p>
          </table:table-cell>
          <table:table-cell table:number-columns-repeated="9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Распродажа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49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ВНИМАНИЕ! ДАННЫЙ ТОВАР ОБМЕНУ И ВОЗВРАТУ НЕ ПОДЛЕЖИТ, Состав: 100% хлопок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rasprodazha/dzhinsy_zhenskie_tigerclub_4984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риджи женские джинсовые Rich Berg T9011</text:p>
          </table:table-cell>
          <table:table-cell office:value-type="float" office:value="1190" calcext:value-type="float">
            <text:p>119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ttps://www.kupi-jeans.ru/upload/iblock/7fd/7fdfdef2b4247523e930c8fbfe448173.jpg</text:p>
          </table:table-cell>
          <table:table-cell table:number-columns-repeated="16"/>
          <table:table-cell office:value-type="string" calcext:value-type="string">
            <text:p>https://www.kupi-jeans.ru/upload/resize_cache/iblock/7fd/70_113_2/7fdfdef2b4247523e930c8fbfe448173.jpg</text:p>
          </table:table-cell>
          <table:table-cell office:value-type="string" calcext:value-type="string">
            <text:p>https://www.kupi-jeans.ru/upload/resize_cache/iblock/47f/70_113_2/47ff0e199d8557a63b8d5a9150b88b8e.jpg</text:p>
          </table:table-cell>
          <table:table-cell office:value-type="string" calcext:value-type="string">
            <text:p>https://www.kupi-jeans.ru/upload/resize_cache/iblock/925/70_113_2/9258ce03e24f82d08df8180abebdd71b.jpg</text:p>
          </table:table-cell>
          <table:table-cell office:value-type="string" calcext:value-type="string">
            <text:p>https://www.kupi-jeans.ru/upload/resize_cache/iblock/6ec/70_113_2/6ec9e3eceb159a0c3ff9f14776612908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T9011</text:p>
          </table:table-cell>
          <table:table-cell office:value-type="string" calcext:value-type="string">
            <text:p>25,26,29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овые шорты Rich Berg выполнены из денима с искусственными потертостями и эффектом состаренности. Детали: застежка на молнию и пуговицу, шлевки под ремень, пять карманов, декоративные отвороты на манжетах. Состав: 90% хлопок, 10% полиэстер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bridzhi_zhenskie_dzhinsovye_rich_berg_t90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DHD F-501</text:p>
          </table:table-cell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ttps://www.kupi-jeans.ru/upload/iblock/f1b/f1b7099983c86b3f46f29796823ecfd1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F-501</text:p>
          </table:table-cell>
          <table:table-cell office:value-type="float" office:value="25.27" calcext:value-type="float">
            <text:p>25,27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зауженного кроя. Модель оформлена небольшим выбеленным эффектом, застежкой на пуговицу и молнию. Прекрасный выбор для повседневного гардероба. Детали: зауженный покрой, подкладкой из тонкой байки которая незаметна глазу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dhd_f_50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Sesvinan 5918</text:p>
          </table:table-cell>
          <table:table-cell office:value-type="float" office:value="1320" calcext:value-type="float">
            <text:p>1320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https://www.kupi-jeans.ru/upload/iblock/295/295f20e68a9de4df5722cee3ee793ac7.jpg</text:p>
          </table:table-cell>
          <table:table-cell table:number-columns-repeated="16"/>
          <table:table-cell office:value-type="string" calcext:value-type="string">
            <text:p>https://www.kupi-jeans.ru/upload/resize_cache/iblock/295/70_113_2/295f20e68a9de4df5722cee3ee793ac7.jpg</text:p>
          </table:table-cell>
          <table:table-cell office:value-type="string" calcext:value-type="string">
            <text:p>https://www.kupi-jeans.ru/upload/resize_cache/iblock/28c/70_113_2/28c2a6a002d4353b46b58b5cf992fcdf.jpg</text:p>
          </table:table-cell>
          <table:table-cell office:value-type="string" calcext:value-type="string">
            <text:p>https://www.kupi-jeans.ru/upload/resize_cache/iblock/f45/70_113_2/f458e40584fff2b2397f0eabdd60003e.jpg</text:p>
          </table:table-cell>
          <table:table-cell office:value-type="string" calcext:value-type="string">
            <text:p>https://www.kupi-jeans.ru/upload/resize_cache/iblock/434/70_113_2/434698cd903170780d92aa7c0c68878b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5918</text:p>
          </table:table-cell>
          <table:table-cell office:value-type="float" office:value="32.34" calcext:value-type="float">
            <text:p>32,34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зауженного кроя. Модель оформлена небольшим выбеленным эффектом, застежкой на пуговицу и молнию. Прекрасный выбор для повседневного гардероба. Детали: зауженный покрой, подкладкой из тонкой байки которая незаметна глазу. Состав джинсов: 70% хлопок, 30% полиэстер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sesvinan_5918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риджи женские джинсовые Settanta ZQ7026B</text:p>
          </table:table-cell>
          <table:table-cell office:value-type="float" office:value="1190" calcext:value-type="float">
            <text:p>119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ttps://www.kupi-jeans.ru/upload/iblock/3dd/3dded825c2f606327105c98a0c5c0cb3.jpg</text:p>
          </table:table-cell>
          <table:table-cell table:number-columns-repeated="16"/>
          <table:table-cell office:value-type="string" calcext:value-type="string">
            <text:p>https://www.kupi-jeans.ru/upload/resize_cache/iblock/3dd/70_113_2/3dded825c2f606327105c98a0c5c0cb3.jpg</text:p>
          </table:table-cell>
          <table:table-cell office:value-type="string" calcext:value-type="string">
            <text:p>https://www.kupi-jeans.ru/upload/resize_cache/iblock/edc/70_113_2/edccfdb13ac935fbb9a89f2e6ada2c3d.jpg</text:p>
          </table:table-cell>
          <table:table-cell office:value-type="string" calcext:value-type="string">
            <text:p>https://www.kupi-jeans.ru/upload/resize_cache/iblock/f4e/70_113_2/f4eb4d1316c021afa948fe9a61142fe7.jpg</text:p>
          </table:table-cell>
          <table:table-cell office:value-type="string" calcext:value-type="string">
            <text:p>https://www.kupi-jeans.ru/upload/resize_cache/iblock/63e/70_113_2/63e61f68ffd373aa03e5dabb84067ba0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ZQ7026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овые шорты Settanta выполнены из денима с искусственными потертостями и эффектом состаренности. Детали: застежка на молнию и пуговицу, шлевки под ремень, пять карманов, декоративные отвороты на манжетах. Состав: 98% хлопок, 2% эластан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bridzhi_zhenskie_dzhinsovye_settanta_zq7026b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орты женские джинсовые Langluka 1598DK</text:p>
          </table:table-cell>
          <table:table-cell office:value-type="float" office:value="1190" calcext:value-type="float">
            <text:p>119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ttps://www.kupi-jeans.ru/upload/iblock/d6c/d6cde808ba2ca90b4f4f9a573e9f9a94.jpg</text:p>
          </table:table-cell>
          <table:table-cell table:number-columns-repeated="16"/>
          <table:table-cell office:value-type="string" calcext:value-type="string">
            <text:p>https://www.kupi-jeans.ru/upload/resize_cache/iblock/d6c/70_113_2/d6cde808ba2ca90b4f4f9a573e9f9a94.jpg</text:p>
          </table:table-cell>
          <table:table-cell office:value-type="string" calcext:value-type="string">
            <text:p>https://www.kupi-jeans.ru/upload/resize_cache/iblock/797/70_113_2/797a0911f01d86a96c6606f24d25cfb9.jpg</text:p>
          </table:table-cell>
          <table:table-cell office:value-type="string" calcext:value-type="string">
            <text:p>https://www.kupi-jeans.ru/upload/resize_cache/iblock/e1b/70_113_2/e1b6efff5ee38b6f4f5876303ca73d0e.jpg</text:p>
          </table:table-cell>
          <table:table-cell office:value-type="string" calcext:value-type="string">
            <text:p>https://www.kupi-jeans.ru/upload/resize_cache/iblock/138/70_113_2/1383cbe94ae65a9301fa4ca57d7b6f47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1598DK</text:p>
          </table:table-cell>
          <table:table-cell office:value-type="string" calcext:value-type="string">
            <text:p>25,26,27,28,29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Шорты Langluka выполнены из плотного хлопкового денима с нарочитыми потертостями и прорезями. Детали: застежка на молнию и пуговицу; пять карманов; шлевки для ремня. В комплект входит ремень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shorty_zhenskie_dzhinsovye_langluka_1598d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GDKZ K-070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1ef/1efcb370200253c2d6d39cc08818a0b0.jpg</text:p>
          </table:table-cell>
          <table:table-cell table:number-columns-repeated="16"/>
          <table:table-cell office:value-type="string" calcext:value-type="string">
            <text:p>https://www.kupi-jeans.ru/upload/resize_cache/iblock/1ef/70_113_2/1efcb370200253c2d6d39cc08818a0b0.jpg</text:p>
          </table:table-cell>
          <table:table-cell office:value-type="string" calcext:value-type="string">
            <text:p>https://www.kupi-jeans.ru/upload/resize_cache/iblock/08c/70_113_2/08c69b9c309487d8e8460bf07432d804.jpg</text:p>
          </table:table-cell>
          <table:table-cell office:value-type="string" calcext:value-type="string">
            <text:p>https://www.kupi-jeans.ru/upload/resize_cache/iblock/7db/70_113_2/7db4311d61a5f97272b3415ab95f98b0.jpg</text:p>
          </table:table-cell>
          <table:table-cell office:value-type="string" calcext:value-type="string">
            <text:p>https://www.kupi-jeans.ru/upload/resize_cache/iblock/51d/70_113_2/51d02085fc254264899050ec87c73c6c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K-070</text:p>
          </table:table-cell>
          <table:table-cell/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прямого кроя. Модель оформлена застежкой на пуговицу и молнию. Прекрасный выбор для повседневного гардероба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gdkz_k_070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риджи женские джинсовые Rich Berg TD9013</text:p>
          </table:table-cell>
          <table:table-cell office:value-type="float" office:value="1190" calcext:value-type="float">
            <text:p>119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ttps://www.kupi-jeans.ru/upload/iblock/4bd/4bdec05c05f1b938755e26d51b641240.jpg</text:p>
          </table:table-cell>
          <table:table-cell table:number-columns-repeated="16"/>
          <table:table-cell office:value-type="string" calcext:value-type="string">
            <text:p>https://www.kupi-jeans.ru/upload/resize_cache/iblock/4bd/70_113_2/4bdec05c05f1b938755e26d51b641240.jpg</text:p>
          </table:table-cell>
          <table:table-cell office:value-type="string" calcext:value-type="string">
            <text:p>https://www.kupi-jeans.ru/upload/resize_cache/iblock/304/70_113_2/304adaadf01b825d6c8823f6ab42b41b.jpg</text:p>
          </table:table-cell>
          <table:table-cell office:value-type="string" calcext:value-type="string">
            <text:p>https://www.kupi-jeans.ru/upload/resize_cache/iblock/db1/70_113_2/db15a1695665e8735b784a1e69659702.jpg</text:p>
          </table:table-cell>
          <table:table-cell office:value-type="string" calcext:value-type="string">
            <text:p>https://www.kupi-jeans.ru/upload/resize_cache/iblock/f1c/70_113_2/f1c4f9c107f40da7e34cc800f1e27e24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TD9013</text:p>
          </table:table-cell>
          <table:table-cell office:value-type="float" office:value="28.29" calcext:value-type="float">
            <text:p>28,29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овые шорты Rich Berg выполнены из денима с искусственными потертостями и эффектом состаренности. Детали: застежка на молнию и пуговицу, шлевки под ремень, пять карманов, декоративные отвороты на манжетах. Состав: 90% хлопок, 10% полиэстер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bridzhi_zhenskie_dzhinsovye_rich_berg_td9013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Miss Bon MB-702</text:p>
          </table:table-cell>
          <table:table-cell office:value-type="float" office:value="1390" calcext:value-type="float">
            <text:p>139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https://www.kupi-jeans.ru/upload/iblock/d95/d95b1bcd1ecb8c54c34e81a4c9803bc7.jpg</text:p>
          </table:table-cell>
          <table:table-cell table:number-columns-repeated="16"/>
          <table:table-cell office:value-type="string" calcext:value-type="string">
            <text:p>https://www.kupi-jeans.ru/upload/resize_cache/iblock/d95/70_113_2/d95b1bcd1ecb8c54c34e81a4c9803bc7.jpg</text:p>
          </table:table-cell>
          <table:table-cell office:value-type="string" calcext:value-type="string">
            <text:p>https://www.kupi-jeans.ru/upload/resize_cache/iblock/a96/70_113_2/a96f9627f5244a6638f0e02302746cde.jpg</text:p>
          </table:table-cell>
          <table:table-cell office:value-type="string" calcext:value-type="string">
            <text:p>https://www.kupi-jeans.ru/upload/resize_cache/iblock/5be/70_113_2/5bef76e1c5e96e70b039069f5801fe1f.jpg</text:p>
          </table:table-cell>
          <table:table-cell office:value-type="string" calcext:value-type="string">
            <text:p>https://www.kupi-jeans.ru/upload/resize_cache/iblock/1aa/70_113_2/1aab9b320ba68280715710038fcbbeef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MB-702</text:p>
          </table:table-cell>
          <table:table-cell office:value-type="string" calcext:value-type="string">
            <text:p>32,34,36,42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прямого кроя. Модель оформлена застежкой на пуговицу и молнию. Прекрасный выбор для повседневного гардероба. Детали: прямой покрой, подкладкой из тонкой байки которая незаметна глазу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miss_bon_mb_702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Miss Bon MB-418-1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9f4/9f459c3673d233bc37ff912ee6f05bba.jpg</text:p>
          </table:table-cell>
          <table:table-cell table:number-columns-repeated="16"/>
          <table:table-cell office:value-type="string" calcext:value-type="string">
            <text:p>https://www.kupi-jeans.ru/upload/resize_cache/iblock/9f4/70_113_2/9f459c3673d233bc37ff912ee6f05bba.jpg</text:p>
          </table:table-cell>
          <table:table-cell office:value-type="string" calcext:value-type="string">
            <text:p>https://www.kupi-jeans.ru/upload/resize_cache/iblock/ac5/70_113_2/ac570499ea9e576fd343e810edb79c2e.jpg</text:p>
          </table:table-cell>
          <table:table-cell office:value-type="string" calcext:value-type="string">
            <text:p>https://www.kupi-jeans.ru/upload/resize_cache/iblock/adf/70_113_2/adf8151a75f664fead404f8bcc21e11a.jpg</text:p>
          </table:table-cell>
          <table:table-cell office:value-type="string" calcext:value-type="string">
            <text:p>https://www.kupi-jeans.ru/upload/resize_cache/iblock/748/70_113_2/748674f7622da8bc7aebf154b44052b3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MB-418-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Miss Bon выполнены из хлопкового денима. Детали: застежка на молнию и пуговицу, шлевки для ремня, пять карманов. Состав: 95% хлопок, 5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miss_bon_mb_418_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риджи женские джинсовые Miss Bon MB390</text:p>
          </table:table-cell>
          <table:table-cell office:value-type="float" office:value="1190" calcext:value-type="float">
            <text:p>119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ttps://www.kupi-jeans.ru/upload/iblock/858/85805180d8feaee0b2f680a753ce0f63.jpg</text:p>
          </table:table-cell>
          <table:table-cell table:number-columns-repeated="16"/>
          <table:table-cell office:value-type="string" calcext:value-type="string">
            <text:p>https://www.kupi-jeans.ru/upload/resize_cache/iblock/858/70_113_2/85805180d8feaee0b2f680a753ce0f63.jpg</text:p>
          </table:table-cell>
          <table:table-cell office:value-type="string" calcext:value-type="string">
            <text:p>https://www.kupi-jeans.ru/upload/resize_cache/iblock/bea/70_113_2/bea8fe6e423ff16a17b828d787f49541.jpg</text:p>
          </table:table-cell>
          <table:table-cell office:value-type="string" calcext:value-type="string">
            <text:p>https://www.kupi-jeans.ru/upload/resize_cache/iblock/203/70_113_2/203dbf06266f93c5bef57178ed950b1c.jpg</text:p>
          </table:table-cell>
          <table:table-cell office:value-type="string" calcext:value-type="string">
            <text:p>https://www.kupi-jeans.ru/upload/resize_cache/iblock/1e2/70_113_2/1e26ddac7fd37b1a1cf3478ad2af7423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MB390</text:p>
          </table:table-cell>
          <table:table-cell office:value-type="string" calcext:value-type="string">
            <text:p>25,26,27,28,29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овые шорты Miss Bon выполнены из денима с искусственными потертостями и эффектом состаренности. Детали: застежка на молнию и пуговицу, шлевки под ремень, пять карманов, декоративные отвороты на манжетах. Состав: 95% хлопок, 5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bridzhi_zhenskie_dzhinsovye_miss_bon_mb390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Manguer 8602</text:p>
          </table:table-cell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ttps://www.kupi-jeans.ru/upload/iblock/3f6/3f619f929cc8f05bff4ae8bb81374c71.jpg</text:p>
          </table:table-cell>
          <table:table-cell table:number-columns-repeated="16"/>
          <table:table-cell office:value-type="string" calcext:value-type="string">
            <text:p>https://www.kupi-jeans.ru/upload/resize_cache/iblock/3f6/70_113_2/3f619f929cc8f05bff4ae8bb81374c71.jpg</text:p>
          </table:table-cell>
          <table:table-cell office:value-type="string" calcext:value-type="string">
            <text:p>https://www.kupi-jeans.ru/upload/resize_cache/iblock/3be/70_113_2/3bed7f9a9dcc37c551b0f4271c819f20.jpg</text:p>
          </table:table-cell>
          <table:table-cell office:value-type="string" calcext:value-type="string">
            <text:p>https://www.kupi-jeans.ru/upload/resize_cache/iblock/10d/70_113_2/10d411e35ca6e19a34d0bf92bd0effcd.jpg</text:p>
          </table:table-cell>
          <table:table-cell office:value-type="string" calcext:value-type="string">
            <text:p>https://www.kupi-jeans.ru/upload/resize_cache/iblock/f6a/70_113_2/f6a4eb5f2f52c0a5ce7c6955b95fc474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860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зауженного кроя. Модель оформлена застежкой на пуговицу и молнию. Прекрасный выбор для повседневного гардероба. Детали: зауженный покрой, подкладкой из тонкой байки которая незаметна глазу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manguer_8602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Roxvivi RX-605</text:p>
          </table:table-cell>
          <table:table-cell office:value-type="float" office:value="1390" calcext:value-type="float">
            <text:p>139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https://www.kupi-jeans.ru/upload/iblock/fa8/fa8a203d40ca82bf067cbf37a59d6277.jpg</text:p>
          </table:table-cell>
          <table:table-cell table:number-columns-repeated="16"/>
          <table:table-cell office:value-type="string" calcext:value-type="string">
            <text:p>https://www.kupi-jeans.ru/upload/resize_cache/iblock/fa8/70_113_2/fa8a203d40ca82bf067cbf37a59d6277.jpg</text:p>
          </table:table-cell>
          <table:table-cell office:value-type="string" calcext:value-type="string">
            <text:p>https://www.kupi-jeans.ru/upload/resize_cache/iblock/191/70_113_2/191479051199be9b54a8635edb6845c5.jpg</text:p>
          </table:table-cell>
          <table:table-cell office:value-type="string" calcext:value-type="string">
            <text:p>https://www.kupi-jeans.ru/upload/resize_cache/iblock/7ca/70_113_2/7ca4345eb17071642ff30e4d2ca03877.jpg</text:p>
          </table:table-cell>
          <table:table-cell office:value-type="string" calcext:value-type="string">
            <text:p>https://www.kupi-jeans.ru/upload/resize_cache/iblock/33b/70_113_2/33b6639fcd9684d523f6b4ca8ace96ce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RX-605</text:p>
          </table:table-cell>
          <table:table-cell office:value-type="string" calcext:value-type="string">
            <text:p>30,31,32,33,34,36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прямого кроя. Модель оформлена застежкой на пуговицу и молнию. Прекрасный выбор для повседневного гардероба. Детали: прямой покрой, подкладкой из тонкой байки которая незаметна глазу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roxvivi_rx_605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KK K-623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cb5/cb59b50d49c345e6044ea86cbbd6b68c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K-6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Классический покрой джинсов. Модель утепленная: с подкладкой из тонкого флиса, которая незаметна глазу. Джинсы-стрейч. Состав: 75% хлопок, 3% спандекс, 22% полиэстер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kk_k_623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Langluka LJ1383B-7FH</text:p>
          </table:table-cell>
          <table:table-cell office:value-type="float" office:value="1360" calcext:value-type="float">
            <text:p>136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kupi-jeans.ru/upload/iblock/2ee/2eee5463df29136386897cc334bcd5a7.jpg</text:p>
          </table:table-cell>
          <table:table-cell table:number-columns-repeated="16"/>
          <table:table-cell office:value-type="string" calcext:value-type="string">
            <text:p>https://www.kupi-jeans.ru/upload/resize_cache/iblock/2ee/70_113_2/2eee5463df29136386897cc334bcd5a7.jpg</text:p>
          </table:table-cell>
          <table:table-cell office:value-type="string" calcext:value-type="string">
            <text:p>https://www.kupi-jeans.ru/upload/resize_cache/iblock/ae6/70_113_2/ae65c98ad7888de0d2c85464a86ed639.jpg</text:p>
          </table:table-cell>
          <table:table-cell office:value-type="string" calcext:value-type="string">
            <text:p>https://www.kupi-jeans.ru/upload/resize_cache/iblock/653/70_113_2/653d04106fff0d0234e8b6916603799f.jpg</text:p>
          </table:table-cell>
          <table:table-cell office:value-type="string" calcext:value-type="string">
            <text:p>https://www.kupi-jeans.ru/upload/resize_cache/iblock/4a6/70_113_2/4a640d41f55039065f46b87c950e5ff1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LJ1383B-7FH</text:p>
          </table:table-cell>
          <table:table-cell office:value-type="float" office:value="31.32" calcext:value-type="float">
            <text:p>31,32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прямого кроя. Модель оформлена застежкой на пуговицу и молнию. Прекрасный выбор для повседневного гардероба. Детали: прямой покрой, подкладкой из тонкой байки которая незаметна глазу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langluka_lj1383b_7f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CO&amp;LA CA6020AKK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add/add527dfdd53baa5b3949ad2f35d76c5.jpg</text:p>
          </table:table-cell>
          <table:table-cell table:number-columns-repeated="16"/>
          <table:table-cell office:value-type="string" calcext:value-type="string">
            <text:p>https://www.kupi-jeans.ru/upload/resize_cache/iblock/add/70_113_2/add527dfdd53baa5b3949ad2f35d76c5.jpg</text:p>
          </table:table-cell>
          <table:table-cell office:value-type="string" calcext:value-type="string">
            <text:p>https://www.kupi-jeans.ru/upload/resize_cache/iblock/a88/70_113_2/a8816e0f60c148ba1a3c7389fcd453c1.jpg</text:p>
          </table:table-cell>
          <table:table-cell office:value-type="string" calcext:value-type="string">
            <text:p>https://www.kupi-jeans.ru/upload/resize_cache/iblock/205/70_113_2/205e4fd155aadc46252134e66835adc9.jpg</text:p>
          </table:table-cell>
          <table:table-cell office:value-type="string" calcext:value-type="string">
            <text:p>https://www.kupi-jeans.ru/upload/resize_cache/iblock/9aa/70_113_2/9aa2a31fd8988d409bf47ea2f87e0dcb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CA6020AK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-бойфренды. Концепция стиля этих джинсов — раскрепощенность и свобода. Создается ощущение, что девушка с утра надела джинсы своего брата или парня. Казалось бы, такой небрежный вид никак не придает женственности и стройности фигуре, но, как ни странно, женщины в них выглядят необыкновенно хрупкими.... 5 карманов. Шлевки для ремня. Застежка на молнию и 1 пуговицу. Ремень в комплекте. Широкие джинсы-бойфренды со средней посадкой и шаговым швом. Носить с отворотами снизу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co_la_ca6020ak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орты женские джинсовые Langluka X1630DK</text:p>
          </table:table-cell>
          <table:table-cell office:value-type="float" office:value="1190" calcext:value-type="float">
            <text:p>119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ttps://www.kupi-jeans.ru/upload/iblock/728/72841311ce780c641ad33cb4732d28f7.jpg</text:p>
          </table:table-cell>
          <table:table-cell table:number-columns-repeated="16"/>
          <table:table-cell office:value-type="string" calcext:value-type="string">
            <text:p>https://www.kupi-jeans.ru/upload/resize_cache/iblock/728/70_113_2/72841311ce780c641ad33cb4732d28f7.jpg</text:p>
          </table:table-cell>
          <table:table-cell office:value-type="string" calcext:value-type="string">
            <text:p>https://www.kupi-jeans.ru/upload/resize_cache/iblock/4d8/70_113_2/4d8da0be4958f0d161c3327ad86436f8.jpg</text:p>
          </table:table-cell>
          <table:table-cell office:value-type="string" calcext:value-type="string">
            <text:p>https://www.kupi-jeans.ru/upload/resize_cache/iblock/797/70_113_2/7977441dc522d294085450878a140d52.jpg</text:p>
          </table:table-cell>
          <table:table-cell table:number-columns-repeated="8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X1630DK</text:p>
          </table:table-cell>
          <table:table-cell office:value-type="string" calcext:value-type="string">
            <text:p>25,26,27,28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Шорты Langluka выполнены из плотного хлопкового денима с нарочитыми потертостями и прорезями. Детали: застежка на молнию и пуговицу; пять карманов; шлевки для ремня. В комплект входит ремень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shorty_zhenskie_dzhinsovye_langluka_x1630d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Barbie Coco Q-252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77b/77b78ef27c8bee8a42b57d51f299592e.jpg</text:p>
          </table:table-cell>
          <table:table-cell table:number-columns-repeated="16"/>
          <table:table-cell office:value-type="string" calcext:value-type="string">
            <text:p>https://www.kupi-jeans.ru/upload/resize_cache/iblock/77b/70_113_2/77b78ef27c8bee8a42b57d51f299592e.jpg</text:p>
          </table:table-cell>
          <table:table-cell office:value-type="string" calcext:value-type="string">
            <text:p>https://www.kupi-jeans.ru/upload/resize_cache/iblock/d1b/70_113_2/d1bfbe2bea0170e747fd6e2bc8a222fa.jpg</text:p>
          </table:table-cell>
          <table:table-cell office:value-type="string" calcext:value-type="string">
            <text:p>https://www.kupi-jeans.ru/upload/resize_cache/iblock/4a8/70_113_2/4a82931156164b9384d07392352b09d3.jpg</text:p>
          </table:table-cell>
          <table:table-cell office:value-type="string" calcext:value-type="string">
            <text:p>https://www.kupi-jeans.ru/upload/resize_cache/iblock/be8/70_113_2/be8f5b2e4c1ae77e093d57d48914f2e8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Q-2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Классический покрой джинсов. Модель утепленная: с подкладкой из тонкого флиса, которая незаметна глазу. Джинсы-стрейч. Состав джинсов: 98% хлопок, 2% спандекс. Сезон: осень-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barbie_coco_q_252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TG 0709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3a9/3a91d01cc57c39ac96ecc98bc6595c60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07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зауженного кроя. Модель оформлена небольшим выбеленным эффектом, застежкой на пуговицу и молнию. Прекрасный выбор для повседневного гардероба. Детали: зауженный покрой, подкладкой из тонкой байки которая незаметна глазу. Состав джинсов: 100% хлопок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tg_0709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Гodi 957</text:p>
          </table:table-cell>
          <table:table-cell office:value-type="float" office:value="1320" calcext:value-type="float">
            <text:p>1320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https://www.kupi-jeans.ru/upload/iblock/bbe/bbefd946ecb0d1fc69a4d1603980c288.jpg</text:p>
          </table:table-cell>
          <table:table-cell table:number-columns-repeated="16"/>
          <table:table-cell office:value-type="string" calcext:value-type="string">
            <text:p>https://www.kupi-jeans.ru/upload/resize_cache/iblock/bbe/70_113_2/bbefd946ecb0d1fc69a4d1603980c288.jpg</text:p>
          </table:table-cell>
          <table:table-cell office:value-type="string" calcext:value-type="string">
            <text:p>https://www.kupi-jeans.ru/upload/resize_cache/iblock/757/70_113_2/757cef89a743b9880813417b63f0c31d.jpg</text:p>
          </table:table-cell>
          <table:table-cell office:value-type="string" calcext:value-type="string">
            <text:p>https://www.kupi-jeans.ru/upload/resize_cache/iblock/4a7/70_113_2/4a7e2b9b912ee09f08aa81d8bf1d1a0a.jpg</text:p>
          </table:table-cell>
          <table:table-cell office:value-type="string" calcext:value-type="string">
            <text:p>https://www.kupi-jeans.ru/upload/resize_cache/iblock/b87/70_113_2/b878a2459b2ad086dc6ea46c66b6eaf7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957</text:p>
          </table:table-cell>
          <table:table-cell office:value-type="string" calcext:value-type="string">
            <text:p>31,32,34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зауженного кроя. Модель оформлена небольшим выбеленным эффектом, застежкой на пуговицу и молнию. Прекрасный выбор для повседневного гардероба. Детали: зауженный покрой, подкладкой из тонкой байки которая незаметна глазу. Состав джинсов: 70% хлопок, 30% полиэстер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godi_957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Langluka LJ1388AFH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903/90345516ae5597c9fd37985c9801ba6d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LJ1388AF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зауженного кроя. Модель оформлена небольшим выбеленным эффектом, застежкой на пуговицу и молнию. Прекрасный выбор для повседневного гардероба. Детали: зауженный покрой, подкладкой из тонкой байки которая незаметна глазу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langluka_lj1388af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XQL 018</text:p>
          </table:table-cell>
          <table:table-cell office:value-type="float" office:value="1280" calcext:value-type="float">
            <text:p>128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https://www.kupi-jeans.ru/upload/iblock/71a/71acd80262cdaef587ad83f31f465580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018</text:p>
          </table:table-cell>
          <table:table-cell office:value-type="string" calcext:value-type="string">
            <text:p>25,26,29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зауженного кроя. Модель оформлена небольшим выбеленным эффектом, застежкой на пуговицу и молнию. Прекрасный выбор для повседневного гардероба. Детали: зауженный покрой, подкладкой из тонкой байки которая незаметна глазу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xql_018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Manguer 8604</text:p>
          </table:table-cell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ttps://www.kupi-jeans.ru/upload/iblock/4b1/4b10dcef7473bc0298fdc6d6174161d8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860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зауженного кроя. Модель оформлена застежкой на пуговицу и молнию. Прекрасный выбор для повседневного гардероба. Детали: зауженный покрой, подкладкой из тонкой байки которая незаметна глазу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manguer_8604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Parastoo 5913</text:p>
          </table:table-cell>
          <table:table-cell office:value-type="float" office:value="1320" calcext:value-type="float">
            <text:p>1320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https://www.kupi-jeans.ru/upload/iblock/6bd/6bdf8bf3be8b0d2cc1b4731adcf2c305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59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прямого кроя. Модель оформлена небольшим выбеленным эффектом, застежкой на пуговицу и молнию. Прекрасный выбор для повседневного гардероба. Детали: прямой покрой, подкладкой из тонкой байки которая незаметна глазу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parastoo_5913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риджи женские джинсовые Miss Bon MB387-1</text:p>
          </table:table-cell>
          <table:table-cell office:value-type="float" office:value="1190" calcext:value-type="float">
            <text:p>119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ttps://www.kupi-jeans.ru/upload/iblock/2ed/2ed21f35da96c5124df0289fcd77d79f.jpg</text:p>
          </table:table-cell>
          <table:table-cell table:number-columns-repeated="16"/>
          <table:table-cell office:value-type="string" calcext:value-type="string">
            <text:p>https://www.kupi-jeans.ru/upload/resize_cache/iblock/2ed/70_113_2/2ed21f35da96c5124df0289fcd77d79f.jpg</text:p>
          </table:table-cell>
          <table:table-cell office:value-type="string" calcext:value-type="string">
            <text:p>https://www.kupi-jeans.ru/upload/resize_cache/iblock/409/70_113_2/409ffe36187cd753202e978fb8d0c5a1.jpg</text:p>
          </table:table-cell>
          <table:table-cell office:value-type="string" calcext:value-type="string">
            <text:p>https://www.kupi-jeans.ru/upload/resize_cache/iblock/dfb/70_113_2/dfb7273c0d65dfdb262ae7e8dd91b3f9.jpg</text:p>
          </table:table-cell>
          <table:table-cell office:value-type="string" calcext:value-type="string">
            <text:p>https://www.kupi-jeans.ru/upload/resize_cache/iblock/dc3/70_113_2/dc332daa840c7afb8d6f4ea5c72f5ddf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MB387-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овые шорты Miss Bon выполнены из денима с искусственными потертостями и эффектом состаренности. Детали: застежка на молнию и пуговицу, шлевки под ремень, пять карманов, декоративные отвороты на манжетах. Состав: 98% хлопок, 2% эластан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bridzhi_zhenskie_dzhinsovye_miss_bon_mb387_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риджи женские джинсовые Rich Berg T9010</text:p>
          </table:table-cell>
          <table:table-cell office:value-type="float" office:value="1190" calcext:value-type="float">
            <text:p>119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ttps://www.kupi-jeans.ru/upload/iblock/885/885a77d40b6d37eb32532e0f964ccde4.jpg</text:p>
          </table:table-cell>
          <table:table-cell table:number-columns-repeated="16"/>
          <table:table-cell office:value-type="string" calcext:value-type="string">
            <text:p>https://www.kupi-jeans.ru/upload/resize_cache/iblock/885/70_113_2/885a77d40b6d37eb32532e0f964ccde4.jpg</text:p>
          </table:table-cell>
          <table:table-cell office:value-type="string" calcext:value-type="string">
            <text:p>https://www.kupi-jeans.ru/upload/resize_cache/iblock/400/70_113_2/40029a65c17fcae923fc0f796c934585.jpg</text:p>
          </table:table-cell>
          <table:table-cell office:value-type="string" calcext:value-type="string">
            <text:p>https://www.kupi-jeans.ru/upload/resize_cache/iblock/a21/70_113_2/a21ac79236c9af734d69dfb00f86a271.jpg</text:p>
          </table:table-cell>
          <table:table-cell office:value-type="string" calcext:value-type="string">
            <text:p>https://www.kupi-jeans.ru/upload/resize_cache/iblock/a66/70_113_2/a665e13bcc57f36bded1895a57e5d093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T9010</text:p>
          </table:table-cell>
          <table:table-cell office:value-type="string" calcext:value-type="string">
            <text:p>25,26,27,28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овые шорты Rich Berg выполнены из денима с искусственными потертостями и эффектом состаренности. Детали: застежка на молнию и пуговицу, шлевки под ремень, пять карманов, декоративные отвороты на манжетах. Состав: 90% хлопок, 10% полиэстер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bridzhi_zhenskie_dzhinsovye_rich_berg_t9010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орты женские джинсовые Langluka LK1621K</text:p>
          </table:table-cell>
          <table:table-cell office:value-type="float" office:value="1190" calcext:value-type="float">
            <text:p>119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ttps://www.kupi-jeans.ru/upload/iblock/d17/d17f58160413bf14d9b7ca296904dba5.jpg</text:p>
          </table:table-cell>
          <table:table-cell table:number-columns-repeated="16"/>
          <table:table-cell office:value-type="string" calcext:value-type="string">
            <text:p>https://www.kupi-jeans.ru/upload/resize_cache/iblock/d17/70_113_2/d17f58160413bf14d9b7ca296904dba5.jpg</text:p>
          </table:table-cell>
          <table:table-cell office:value-type="string" calcext:value-type="string">
            <text:p>https://www.kupi-jeans.ru/upload/resize_cache/iblock/7a2/70_113_2/7a208acfc5306d06931b561ba38981a3.jpg</text:p>
          </table:table-cell>
          <table:table-cell office:value-type="string" calcext:value-type="string">
            <text:p>https://www.kupi-jeans.ru/upload/resize_cache/iblock/ba1/70_113_2/ba10c4f68614678ac51470033d85c7e5.jpg</text:p>
          </table:table-cell>
          <table:table-cell office:value-type="string" calcext:value-type="string">
            <text:p>https://www.kupi-jeans.ru/upload/resize_cache/iblock/bad/70_113_2/badc37fde30e20568c1f5b204ff145a7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LK1621K</text:p>
          </table:table-cell>
          <table:table-cell office:value-type="string" calcext:value-type="string">
            <text:p>25,26,27,28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Шорты Langluka выполнены из плотного хлопкового денима с нарочитыми потертостями и прорезями. Детали: застежка на молнию и пуговицу; пять карманов; шлевки для ремня. В комплект входит ремень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shorty_zhenskie_dzhinsovye_langluka_lk1621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angluka PY-512</text:p>
          </table:table-cell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ttps://www.kupi-jeans.ru/upload/iblock/2a5/2a5eced3ff573e815453551d59ad9c3e.jpg</text:p>
          </table:table-cell>
          <table:table-cell table:number-columns-repeated="16"/>
          <table:table-cell office:value-type="string" calcext:value-type="string">
            <text:p>https://www.kupi-jeans.ru/upload/resize_cache/iblock/2a5/70_113_2/2a5eced3ff573e815453551d59ad9c3e.jpg</text:p>
          </table:table-cell>
          <table:table-cell office:value-type="string" calcext:value-type="string">
            <text:p>https://www.kupi-jeans.ru/upload/resize_cache/iblock/dff/70_113_2/dff7b00c6d0981e42c9c8adb6790c25e.jpg</text:p>
          </table:table-cell>
          <table:table-cell office:value-type="string" calcext:value-type="string">
            <text:p>https://www.kupi-jeans.ru/upload/resize_cache/iblock/e98/70_113_2/e984dd76dad3e9688b899fd291afab0a.jpg</text:p>
          </table:table-cell>
          <table:table-cell office:value-type="string" calcext:value-type="string">
            <text:p>https://www.kupi-jeans.ru/upload/resize_cache/iblock/260/70_113_2/26084439894680a0223f45ddb5dcdd50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PY-512</text:p>
          </table:table-cell>
          <table:table-cell office:value-type="string" calcext:value-type="string">
            <text:p>25,26,27,28,29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Langluka выполнены из хлопкового денима с нарочитыми потертостями. Детали: застежка на молнию и пуговицу, шлевки для ремня, пять карманов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py_512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Feng Xing FX4095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c2d/c2dcf4335198de3e25a613de55962c73.jpg</text:p>
          </table:table-cell>
          <table:table-cell table:number-columns-repeated="16"/>
          <table:table-cell office:value-type="string" calcext:value-type="string">
            <text:p>https://www.kupi-jeans.ru/upload/resize_cache/iblock/c2d/70_113_2/c2dcf4335198de3e25a613de55962c73.jpg</text:p>
          </table:table-cell>
          <table:table-cell office:value-type="string" calcext:value-type="string">
            <text:p>https://www.kupi-jeans.ru/upload/resize_cache/iblock/dcb/70_113_2/dcb7c25a67db6b48edac14140d646675.jpg</text:p>
          </table:table-cell>
          <table:table-cell office:value-type="string" calcext:value-type="string">
            <text:p>https://www.kupi-jeans.ru/upload/resize_cache/iblock/19d/70_113_2/19d6806c55d9ac0d75a36013f3e0788a.jpg</text:p>
          </table:table-cell>
          <table:table-cell office:value-type="string" calcext:value-type="string">
            <text:p>https://www.kupi-jeans.ru/upload/resize_cache/iblock/f19/70_113_2/f191541154027b90c7aabcbcbce7fc3e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FX4095</text:p>
          </table:table-cell>
          <table:table-cell office:value-type="float" office:value="25.26" calcext:value-type="float">
            <text:p>25,26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Feng Xing выполнены из хлопкового денима с нарочитыми потертостями. Детали: застежка на молнию и пуговицу, шлевки для ремня, пять карманов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feng_xing_fx4095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Гodi 956</text:p>
          </table:table-cell>
          <table:table-cell office:value-type="float" office:value="1320" calcext:value-type="float">
            <text:p>1320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https://www.kupi-jeans.ru/upload/iblock/359/359db13e25a1146cfec586f50e522bc1.jpg</text:p>
          </table:table-cell>
          <table:table-cell table:number-columns-repeated="16"/>
          <table:table-cell office:value-type="string" calcext:value-type="string">
            <text:p>https://www.kupi-jeans.ru/upload/resize_cache/iblock/359/70_113_2/359db13e25a1146cfec586f50e522bc1.jpg</text:p>
          </table:table-cell>
          <table:table-cell office:value-type="string" calcext:value-type="string">
            <text:p>https://www.kupi-jeans.ru/upload/resize_cache/iblock/220/70_113_2/220e3c3ddfbf13622fb7822d7da845a0.jpg</text:p>
          </table:table-cell>
          <table:table-cell office:value-type="string" calcext:value-type="string">
            <text:p>https://www.kupi-jeans.ru/upload/resize_cache/iblock/7a4/70_113_2/7a4c2809f74ad3510ad277fd011117ff.jpg</text:p>
          </table:table-cell>
          <table:table-cell office:value-type="string" calcext:value-type="string">
            <text:p>https://www.kupi-jeans.ru/upload/resize_cache/iblock/67d/70_113_2/67d271a8e83c8da7b2297b57673b5a15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956</text:p>
          </table:table-cell>
          <table:table-cell office:value-type="string" calcext:value-type="string">
            <text:p>30,31,32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зауженного кроя. Модель оформлена небольшим выбеленным эффектом, застежкой на пуговицу и молнию. Прекрасный выбор для повседневного гардероба. Детали: зауженный покрой, подкладкой из тонкой байки которая незаметна глазу. Состав джинсов: 70% хлопок, 30% полиэстер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godi_956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Barbie Coco Q-242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4f0/4f0a47931ae0e1a44811202f258a0467.jpg</text:p>
          </table:table-cell>
          <table:table-cell table:number-columns-repeated="16"/>
          <table:table-cell office:value-type="string" calcext:value-type="string">
            <text:p>https://www.kupi-jeans.ru/upload/resize_cache/iblock/4f0/70_113_2/4f0a47931ae0e1a44811202f258a0467.jpg</text:p>
          </table:table-cell>
          <table:table-cell office:value-type="string" calcext:value-type="string">
            <text:p>https://www.kupi-jeans.ru/upload/resize_cache/iblock/83a/70_113_2/83ab1bc00db66a481c485a22b9a684ef.jpg</text:p>
          </table:table-cell>
          <table:table-cell office:value-type="string" calcext:value-type="string">
            <text:p>https://www.kupi-jeans.ru/upload/resize_cache/iblock/491/70_113_2/4913e47f9b0c48adb99ae061e500f1bc.jpg</text:p>
          </table:table-cell>
          <table:table-cell office:value-type="string" calcext:value-type="string">
            <text:p>https://www.kupi-jeans.ru/upload/resize_cache/iblock/c16/70_113_2/c16120c9c4147042df8ff36a82a31851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Q-2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Классический покрой джинсов. Модель утепленная: с подкладкой из тонкого флиса, которая незаметна глазу. Джинсы-стрейч. Состав джинсов: 98% хлопок, 2% спандекс. Сезон: осень-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barbie_coco_q_242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Гodi 967</text:p>
          </table:table-cell>
          <table:table-cell office:value-type="float" office:value="1320" calcext:value-type="float">
            <text:p>1320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https://www.kupi-jeans.ru/upload/iblock/b28/b2864fe80a33400186fcf21cd1c25054.jpg</text:p>
          </table:table-cell>
          <table:table-cell table:number-columns-repeated="16"/>
          <table:table-cell office:value-type="string" calcext:value-type="string">
            <text:p>https://www.kupi-jeans.ru/upload/resize_cache/iblock/b28/70_113_2/b2864fe80a33400186fcf21cd1c25054.jpg</text:p>
          </table:table-cell>
          <table:table-cell office:value-type="string" calcext:value-type="string">
            <text:p>https://www.kupi-jeans.ru/upload/resize_cache/iblock/d92/70_113_2/d92a11b4706ee706f04e5db94eae1db2.jpg</text:p>
          </table:table-cell>
          <table:table-cell office:value-type="string" calcext:value-type="string">
            <text:p>https://www.kupi-jeans.ru/upload/resize_cache/iblock/5e8/70_113_2/5e868d1e57225cb691b48ab923913962.jpg</text:p>
          </table:table-cell>
          <table:table-cell office:value-type="string" calcext:value-type="string">
            <text:p>https://www.kupi-jeans.ru/upload/resize_cache/iblock/a0c/70_113_2/a0ccf9590c59d6833165f2070eaf3292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96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зауженного кроя. Модель оформлена небольшим выбеленным эффектом, застежкой на пуговицу и молнию. Прекрасный выбор для повседневного гардероба. Детали: зауженный покрой, подкладкой из тонкой байки которая незаметна глазу. Состав джинсов: 70% хлопок, 30% полиэстер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godi_967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Langluka LJ1387CFH</text:p>
          </table:table-cell>
          <table:table-cell office:value-type="float" office:value="1360" calcext:value-type="float">
            <text:p>136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kupi-jeans.ru/upload/iblock/288/288244f287f5213f5edc0ffab5034a1a.jpg</text:p>
          </table:table-cell>
          <table:table-cell table:number-columns-repeated="16"/>
          <table:table-cell office:value-type="string" calcext:value-type="string">
            <text:p>https://www.kupi-jeans.ru/upload/resize_cache/iblock/288/70_113_2/288244f287f5213f5edc0ffab5034a1a.jpg</text:p>
          </table:table-cell>
          <table:table-cell office:value-type="string" calcext:value-type="string">
            <text:p>https://www.kupi-jeans.ru/upload/resize_cache/iblock/d44/70_113_2/d44b45643eecd7da043557f0ec1e5ed7.jpg</text:p>
          </table:table-cell>
          <table:table-cell office:value-type="string" calcext:value-type="string">
            <text:p>https://www.kupi-jeans.ru/upload/resize_cache/iblock/46b/70_113_2/46b3f8ed941a1dfeec8d936f11f3d0c2.jpg</text:p>
          </table:table-cell>
          <table:table-cell office:value-type="string" calcext:value-type="string">
            <text:p>https://www.kupi-jeans.ru/upload/resize_cache/iblock/5c9/70_113_2/5c996b5090045bd309dfcc29a491db75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LJ1387CFH</text:p>
          </table:table-cell>
          <table:table-cell office:value-type="float" office:value="32.34" calcext:value-type="float">
            <text:p>32,34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прямого кроя. Модель оформлена застежкой на пуговицу и молнию. Прекрасный выбор для повседневного гардероба. Детали: прямой покрой, подкладкой из тонкой байки которая незаметна глазу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langluka_lj1387cf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орты женские джинсовые Langluka X1619K</text:p>
          </table:table-cell>
          <table:table-cell office:value-type="float" office:value="1190" calcext:value-type="float">
            <text:p>119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ttps://www.kupi-jeans.ru/upload/iblock/140/140323e8cd400d88462a9d72dfce3ffe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X1619K</text:p>
          </table:table-cell>
          <table:table-cell office:value-type="string" calcext:value-type="string">
            <text:p>25,26,27,28,29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Шорты Langluka выполнены из плотного хлопкового денима с нарочитыми потертостями и прорезями. Детали: застежка на молнию и пуговицу; пять карманов; шлевки для ремня. В комплект входят подтяжки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shorty_zhenskie_dzhinsovye_langluka_x1619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Manguer 8608</text:p>
          </table:table-cell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ttps://www.kupi-jeans.ru/upload/iblock/335/335657e3521d31313c8c0b31d6948ad1.jpg</text:p>
          </table:table-cell>
          <table:table-cell table:number-columns-repeated="16"/>
          <table:table-cell office:value-type="string" calcext:value-type="string">
            <text:p>https://www.kupi-jeans.ru/upload/resize_cache/iblock/335/70_113_2/335657e3521d31313c8c0b31d6948ad1.jpg</text:p>
          </table:table-cell>
          <table:table-cell office:value-type="string" calcext:value-type="string">
            <text:p>https://www.kupi-jeans.ru/upload/resize_cache/iblock/e93/70_113_2/e935c7b372afbcca5bbe3d0e08007748.jpg</text:p>
          </table:table-cell>
          <table:table-cell office:value-type="string" calcext:value-type="string">
            <text:p>https://www.kupi-jeans.ru/upload/resize_cache/iblock/484/70_113_2/484c5b16e23d8ffe5dde6030292695cb.jpg</text:p>
          </table:table-cell>
          <table:table-cell office:value-type="string" calcext:value-type="string">
            <text:p>https://www.kupi-jeans.ru/upload/resize_cache/iblock/944/70_113_2/94427a235c26edb24d022df469f99cb3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8608</text:p>
          </table:table-cell>
          <table:table-cell office:value-type="string" calcext:value-type="string">
            <text:p>28,29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зауженного кроя. Модель оформлена застежкой на пуговицу и молнию. Прекрасный выбор для повседневного гардероба. Детали: зауженный покрой, подкладкой из тонкой байки которая незаметна глазу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manguer_8608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Vickys Love K6553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831/8310d95403f2ef79ce5bff846439c0fb.jpg</text:p>
          </table:table-cell>
          <table:table-cell table:number-columns-repeated="16"/>
          <table:table-cell office:value-type="string" calcext:value-type="string">
            <text:p>https://www.kupi-jeans.ru/upload/resize_cache/iblock/831/70_113_2/8310d95403f2ef79ce5bff846439c0fb.jpg</text:p>
          </table:table-cell>
          <table:table-cell office:value-type="string" calcext:value-type="string">
            <text:p>https://www.kupi-jeans.ru/upload/resize_cache/iblock/a63/70_113_2/a6328fc5ac436ae9a0d37dcaad505c55.jpg</text:p>
          </table:table-cell>
          <table:table-cell office:value-type="string" calcext:value-type="string">
            <text:p>https://www.kupi-jeans.ru/upload/resize_cache/iblock/39c/70_113_2/39c67b38d9738f41d0aba2cdfd870d71.jpg</text:p>
          </table:table-cell>
          <table:table-cell office:value-type="string" calcext:value-type="string">
            <text:p>https://www.kupi-jeans.ru/upload/resize_cache/iblock/4e5/70_113_2/4e5d846b56091ff8ef477b62a79474c0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K6553</text:p>
          </table:table-cell>
          <table:table-cell office:value-type="string" calcext:value-type="string">
            <text:p>25,27,29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от Vickys Love со средней посадкой. Модель выполнена из плотного денима. Детали: застежка на молнию и пуговицу, три кармана спереди, два кармана сзади, шлевки, декоративные потертости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vickys_love_k6553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CO&amp;LA CA6002BKK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16d/16d7b6a45024d1a535ea120e3a8c714c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CA6002BK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-бойфренды. Концепция стиля этих джинсов — раскрепощенность и свобода. Создается ощущение, что девушка с утра надела джинсы своего брата или парня. Казалось бы, такой небрежный вид никак не придает женственности и стройности фигуре, но, как ни странно, женщины в них выглядят необыкновенно хрупкими.... 5 карманов. Шлевки для ремня. Застежка на болтах. Широкие джинсы-бойфренды со средней посадкой и шаговым швом. Носить с отворотами снизу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co_la_ca6002bk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Haodi HD99-289KK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25a/25a5b071de1c5a41f68d741751b38a59.jpg</text:p>
          </table:table-cell>
          <table:table-cell table:number-columns-repeated="16"/>
          <table:table-cell office:value-type="string" calcext:value-type="string">
            <text:p>https://www.kupi-jeans.ru/upload/resize_cache/iblock/25a/70_113_2/25a5b071de1c5a41f68d741751b38a59.jpg</text:p>
          </table:table-cell>
          <table:table-cell office:value-type="string" calcext:value-type="string">
            <text:p>https://www.kupi-jeans.ru/upload/resize_cache/iblock/c26/70_113_2/c260cdf45b223223d1bd058dc02ed990.jpg</text:p>
          </table:table-cell>
          <table:table-cell office:value-type="string" calcext:value-type="string">
            <text:p>https://www.kupi-jeans.ru/upload/resize_cache/iblock/769/70_113_2/769f6d7c82b6ec8ff809dc2e26bfd56b.jpg</text:p>
          </table:table-cell>
          <table:table-cell office:value-type="string" calcext:value-type="string">
            <text:p>https://www.kupi-jeans.ru/upload/resize_cache/iblock/23d/70_113_2/23d57db912ad5388986ea9ea4d6e026c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HD99-289KK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Фасон «бойфренд» абсолютно незаменим! Идеальный вариант для создания повседневного образа в стиле кэжуал или женственного образа – вам выбирать! - Фасон «бойфренд» / свободный крой - Застежка на молнию и пуговицу - 5 карманов - Шлевки под ремень - Легкий эффект потертости. Состав: 98% хлопок, 2% спандекс.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haodi_hd99_289k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GDKZ K-081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https://www.kupi-jeans.ru/upload/iblock/11c/11ca0b0851548f917aa48b72a5dfa347.jpg</text:p>
          </table:table-cell>
          <table:table-cell table:number-columns-repeated="16"/>
          <table:table-cell office:value-type="string" calcext:value-type="string">
            <text:p>https://www.kupi-jeans.ru/upload/resize_cache/iblock/11c/70_113_2/11ca0b0851548f917aa48b72a5dfa347.jpg</text:p>
          </table:table-cell>
          <table:table-cell office:value-type="string" calcext:value-type="string">
            <text:p>https://www.kupi-jeans.ru/upload/resize_cache/iblock/135/70_113_2/1353e010ab8767fa4a7ebbb0dd2bb424.jpg</text:p>
          </table:table-cell>
          <table:table-cell office:value-type="string" calcext:value-type="string">
            <text:p>https://www.kupi-jeans.ru/upload/resize_cache/iblock/7a3/70_113_2/7a3df3d4c58d9d534114371c3b42a500.jpg</text:p>
          </table:table-cell>
          <table:table-cell office:value-type="string" calcext:value-type="string">
            <text:p>https://www.kupi-jeans.ru/upload/resize_cache/iblock/0f8/70_113_2/0f835ae83a593e49f5acab9eb402801b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K-08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Симпатичные утепленные байкой, стрейчевые джинсы со средней посадкой, прямого кроя. Модель оформлена застежкой на пуговицу и молнию. Прекрасный выбор для повседневного гардероба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gdkz_k_08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Settanta 111A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7e7/7e7f756c5b04347d9b5c6555dee22698.jpg</text:p>
          </table:table-cell>
          <table:table-cell table:number-columns-repeated="16"/>
          <table:table-cell office:value-type="string" calcext:value-type="string">
            <text:p>https://www.kupi-jeans.ru/upload/resize_cache/iblock/7e7/70_113_2/7e7f756c5b04347d9b5c6555dee22698.jpg</text:p>
          </table:table-cell>
          <table:table-cell office:value-type="string" calcext:value-type="string">
            <text:p>https://www.kupi-jeans.ru/upload/resize_cache/iblock/ebe/70_113_2/ebe07f5a474d25c7d2382c32210eb0fd.jpg</text:p>
          </table:table-cell>
          <table:table-cell office:value-type="string" calcext:value-type="string">
            <text:p>https://www.kupi-jeans.ru/upload/resize_cache/iblock/728/70_113_2/728d878ad27d2fccf347ebbb0de9ff5c.jpg</text:p>
          </table:table-cell>
          <table:table-cell office:value-type="string" calcext:value-type="string">
            <text:p>https://www.kupi-jeans.ru/upload/resize_cache/iblock/4a5/70_113_2/4a54e97441d0a5405428b589a6fef784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111A</text:p>
          </table:table-cell>
          <table:table-cell office:value-type="string" calcext:value-type="string">
            <text:p>25,26,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жинсы от Settanta со средней посадкой. Модель выполнена из плотного денима. Детали: застежка на молнию и пуговицу, три кармана спереди, два кармана сзади, шлевки, декоративные потертости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settanta_111a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Женские джинсовые шорты Jonshine , арт. B706</text:p>
          </table:table-cell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ttps://www.kupi-jeans.ru/upload/iblock/7b3/7b3cfcd750ccc1b56ca13853e1711222.jpg</text:p>
          </table:table-cell>
          <table:table-cell table:number-columns-repeated="16"/>
          <table:table-cell office:value-type="string" calcext:value-type="string">
            <text:p>https://www.kupi-jeans.ru/upload/resize_cache/iblock/7b3/70_113_2/7b3cfcd750ccc1b56ca13853e1711222.jpg</text:p>
          </table:table-cell>
          <table:table-cell office:value-type="string" calcext:value-type="string">
            <text:p>https://www.kupi-jeans.ru/upload/resize_cache/iblock/7ee/70_113_2/7ee73166b99aa088befc348d466a969e.jpg</text:p>
          </table:table-cell>
          <table:table-cell office:value-type="string" calcext:value-type="string">
            <text:p>https://www.kupi-jeans.ru/upload/resize_cache/iblock/763/70_113_2/76349950f8fe8904b4732ebdf03c352c.jpg</text:p>
          </table:table-cell>
          <table:table-cell office:value-type="string" calcext:value-type="string">
            <text:p>https://www.kupi-jeans.ru/upload/resize_cache/iblock/247/70_113_2/2471c927a5cdb79845b9980c0dee6329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B7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Женские джинсовые шорты Jonshine. Состав: 90% хлопок, 10% спандекс. Модельный ряд: с 25 (соответствует европейскому 24) до 30 (соответствует 29) размер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zhenskie_dzhinsovye_shorty_jonshine_art_b706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LK PY060Y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26f/26f90b6d6f0d3c32e8ebb2e24dc8e62e.jpg</text:p>
          </table:table-cell>
          <table:table-cell table:number-columns-repeated="16"/>
          <table:table-cell office:value-type="string" calcext:value-type="string">
            <text:p>https://www.kupi-jeans.ru/upload/resize_cache/iblock/26f/70_113_2/26f90b6d6f0d3c32e8ebb2e24dc8e62e.jpg</text:p>
          </table:table-cell>
          <table:table-cell office:value-type="string" calcext:value-type="string">
            <text:p>https://www.kupi-jeans.ru/upload/resize_cache/iblock/5d4/70_113_2/5d4f65db51457e3e8b9d0485e12bd747.jpg</text:p>
          </table:table-cell>
          <table:table-cell office:value-type="string" calcext:value-type="string">
            <text:p>https://www.kupi-jeans.ru/upload/resize_cache/iblock/052/70_113_2/05257d1df12a9b29611adbddc3b115e7.jpg</text:p>
          </table:table-cell>
          <table:table-cell office:value-type="string" calcext:value-type="string">
            <text:p>https://www.kupi-jeans.ru/upload/resize_cache/iblock/cdd/70_113_2/cdd3a3cbc71bc83041abbcd0a70c9870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PY060Y</text:p>
          </table:table-cell>
          <table:table-cell office:value-type="string" calcext:value-type="string">
            <text:p>26,27,28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Женские джинсы LLK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lk_py060y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LK 1557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ef5/ef5a8cbe9fa717a3c97289de60248ddc.jpg</text:p>
          </table:table-cell>
          <table:table-cell table:number-columns-repeated="16"/>
          <table:table-cell office:value-type="string" calcext:value-type="string">
            <text:p>https://www.kupi-jeans.ru/upload/resize_cache/iblock/ef5/70_113_2/ef5a8cbe9fa717a3c97289de60248ddc.jpg</text:p>
          </table:table-cell>
          <table:table-cell office:value-type="string" calcext:value-type="string">
            <text:p>https://www.kupi-jeans.ru/upload/resize_cache/iblock/d04/70_113_2/d048f515f82eca9fab8a88344281b4ca.jpg</text:p>
          </table:table-cell>
          <table:table-cell office:value-type="string" calcext:value-type="string">
            <text:p>https://www.kupi-jeans.ru/upload/resize_cache/iblock/719/70_113_2/7193618640f4beb9d1bb3d78b79f7cd6.jpg</text:p>
          </table:table-cell>
          <table:table-cell office:value-type="string" calcext:value-type="string">
            <text:p>https://www.kupi-jeans.ru/upload/resize_cache/iblock/243/70_113_2/2437c583b9916f6a9d475be737073fe2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1557</text:p>
          </table:table-cell>
          <table:table-cell office:value-type="string" calcext:value-type="string">
            <text:p>25,26,27,28,29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Женские джинсы LLK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lk_1557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Haodi HD99-221AKK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9d6/9d6d1f9e354e676fcb288a8c07ea014f.jpg</text:p>
          </table:table-cell>
          <table:table-cell table:number-columns-repeated="16"/>
          <table:table-cell office:value-type="string" calcext:value-type="string">
            <text:p>https://www.kupi-jeans.ru/upload/resize_cache/iblock/9d6/70_113_2/9d6d1f9e354e676fcb288a8c07ea014f.jpg</text:p>
          </table:table-cell>
          <table:table-cell office:value-type="string" calcext:value-type="string">
            <text:p>https://www.kupi-jeans.ru/upload/resize_cache/iblock/53d/70_113_2/53de2ef7f63b29170f9d7b055adfbd8f.jpg</text:p>
          </table:table-cell>
          <table:table-cell office:value-type="string" calcext:value-type="string">
            <text:p>https://www.kupi-jeans.ru/upload/resize_cache/iblock/898/70_113_2/898757ad9df4f3ce1100ef5e102f865a.jpg</text:p>
          </table:table-cell>
          <table:table-cell office:value-type="string" calcext:value-type="string">
            <text:p>https://www.kupi-jeans.ru/upload/resize_cache/iblock/bdf/70_113_2/bdf20719752cfc436cc717adc318be60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HD99-221AKK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Фасон «бойфренд» абсолютно незаменим! Идеальный вариант для создания повседневного образа в стиле кэжуал или женственного образа – вам выбирать! - Фасон «бойфренд» / свободный крой - Застежка на молнию и пуговицу - 5 карманов - Шлевки под ремень - Легкий эффект потертости. Состав: 98% хлопок, 2% спандекс.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haodi_hd99_221ak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Jilida J0516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871/871642c4feff0f505f19e59ea1e9bae2.jpg</text:p>
          </table:table-cell>
          <table:table-cell table:number-columns-repeated="16"/>
          <table:table-cell office:value-type="string" calcext:value-type="string">
            <text:p>https://www.kupi-jeans.ru/upload/resize_cache/iblock/871/70_113_2/871642c4feff0f505f19e59ea1e9bae2.jpg</text:p>
          </table:table-cell>
          <table:table-cell office:value-type="string" calcext:value-type="string">
            <text:p>https://www.kupi-jeans.ru/upload/resize_cache/iblock/0cd/70_113_2/0cd060ab357eda62228df6b4e07317dd.jpg</text:p>
          </table:table-cell>
          <table:table-cell office:value-type="string" calcext:value-type="string">
            <text:p>https://www.kupi-jeans.ru/upload/resize_cache/iblock/b49/70_113_2/b49977a1fe35c6be36dc6c690051b949.jpg</text:p>
          </table:table-cell>
          <table:table-cell office:value-type="string" calcext:value-type="string">
            <text:p>https://www.kupi-jeans.ru/upload/resize_cache/iblock/0c1/70_113_2/0c121ef648e87c2df2fae7c163436b08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J05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для женщин модные, из мягкого хлопка. Состав: 78% хлопок, 22% полиэстер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jilida_j0516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XQL 011</text:p>
          </table:table-cell>
          <table:table-cell office:value-type="float" office:value="1280" calcext:value-type="float">
            <text:p>128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https://www.kupi-jeans.ru/upload/iblock/05e/05eb4b39d086fe6fc5e4730c05c1c695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011</text:p>
          </table:table-cell>
          <table:table-cell office:value-type="string" calcext:value-type="string">
            <text:p>25,26,29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зауженного кроя. Модель оформлена небольшим выбеленным эффектом, застежкой на пуговицу и молнию. Прекрасный выбор для повседневного гардероба. Детали: зауженный покрой, подкладкой из тонкой байки которая незаметна глазу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xql_0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HAODI 0001</text:p>
          </table:table-cell>
          <table:table-cell office:value-type="float" office:value="1150" calcext:value-type="float">
            <text:p>115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https://www.kupi-jeans.ru/upload/iblock/312/312b6e6d84dff323eebe69a31371c5b9.jpg</text:p>
          </table:table-cell>
          <table:table-cell table:number-columns-repeated="16"/>
          <table:table-cell office:value-type="string" calcext:value-type="string">
            <text:p>https://www.kupi-jeans.ru/upload/resize_cache/iblock/312/70_113_2/312b6e6d84dff323eebe69a31371c5b9.jpg</text:p>
          </table:table-cell>
          <table:table-cell office:value-type="string" calcext:value-type="string">
            <text:p>https://www.kupi-jeans.ru/upload/resize_cache/iblock/89c/70_113_2/89c4aa044465bab31eaf41f9ab9e5128.jpg</text:p>
          </table:table-cell>
          <table:table-cell office:value-type="string" calcext:value-type="string">
            <text:p>https://www.kupi-jeans.ru/upload/resize_cache/iblock/849/70_113_2/849263a7e1ad4d2b71f6ef2059b55892.jpg</text:p>
          </table:table-cell>
          <table:table-cell office:value-type="string" calcext:value-type="string">
            <text:p>https://www.kupi-jeans.ru/upload/resize_cache/iblock/515/70_113_2/5152b08eb6eb1c75b21862df34b48b49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H-00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тильные джинсы из натурального хлопк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haodi_000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Yajingshi 1023</text:p>
          </table:table-cell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ttps://www.kupi-jeans.ru/upload/iblock/ab5/ab59aeba9c0862a78d4dbf35fec59f0d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1023</text:p>
          </table:table-cell>
          <table:table-cell office:value-type="string" calcext:value-type="string">
            <text:p>32,33,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жинсы Yajingshi выполнены из хлопкового денима. Детали: застежка на молнию и пуговицу, шлевки для ремня, пять карманов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yajingshi_1023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angluka LJ1535E</text:p>
          </table:table-cell>
          <table:table-cell office:value-type="float" office:value="1280" calcext:value-type="float">
            <text:p>128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https://www.kupi-jeans.ru/upload/iblock/c54/c5474c2bcb4a9d32f20d1a58e73d0b27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LJ1535E</text:p>
          </table:table-cell>
          <table:table-cell office:value-type="float" office:value="42.44" calcext:value-type="float">
            <text:p>42,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жинсы Langluka выполнены из плотного хлопкового денима. Детали: застежка на молнию и пуговицу; пять карманов; шлевки для ремня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lj1535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GDKZ K-086</text:p>
          </table:table-cell>
          <table:table-cell office:value-type="float" office:value="1280" calcext:value-type="float">
            <text:p>128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https://www.kupi-jeans.ru/upload/iblock/f5c/f5cf437296990cd1bf0883c5ab7c9f37.jpg</text:p>
          </table:table-cell>
          <table:table-cell table:number-columns-repeated="16"/>
          <table:table-cell office:value-type="string" calcext:value-type="string">
            <text:p>https://www.kupi-jeans.ru/upload/resize_cache/iblock/f5c/70_113_2/f5cf437296990cd1bf0883c5ab7c9f37.jpg</text:p>
          </table:table-cell>
          <table:table-cell office:value-type="string" calcext:value-type="string">
            <text:p>https://www.kupi-jeans.ru/upload/resize_cache/iblock/e55/70_113_2/e552adc2cfe1f22e5ddaba4f1bbfeae9.jpg</text:p>
          </table:table-cell>
          <table:table-cell office:value-type="string" calcext:value-type="string">
            <text:p>https://www.kupi-jeans.ru/upload/resize_cache/iblock/6a6/70_113_2/6a6272b83a0c9d039c79ab5805e9b019.jpg</text:p>
          </table:table-cell>
          <table:table-cell office:value-type="string" calcext:value-type="string">
            <text:p>https://www.kupi-jeans.ru/upload/resize_cache/iblock/3b7/70_113_2/3b7ca744bf7ef3f83c4e526dc086d42d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K-086</text:p>
          </table:table-cell>
          <table:table-cell office:value-type="float" office:value="29.31" calcext:value-type="float">
            <text:p>29,31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прямого кроя. Модель оформлена застежкой на пуговицу и молнию. Прекрасный выбор для повседневного гардероба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gdkz_k_086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Miss Bon MB-2050</text:p>
          </table:table-cell>
          <table:table-cell office:value-type="float" office:value="1280" calcext:value-type="float">
            <text:p>128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https://www.kupi-jeans.ru/upload/iblock/ad4/ad4e15e98ad6150f9c989e09c9477130.jpg</text:p>
          </table:table-cell>
          <table:table-cell table:number-columns-repeated="16"/>
          <table:table-cell office:value-type="string" calcext:value-type="string">
            <text:p>https://www.kupi-jeans.ru/upload/resize_cache/iblock/ad4/70_113_2/ad4e15e98ad6150f9c989e09c9477130.jpg</text:p>
          </table:table-cell>
          <table:table-cell office:value-type="string" calcext:value-type="string">
            <text:p>https://www.kupi-jeans.ru/upload/resize_cache/iblock/70b/70_113_2/70bb2f32ef5c03fb6b56268cd28443f3.jpg</text:p>
          </table:table-cell>
          <table:table-cell office:value-type="string" calcext:value-type="string">
            <text:p>https://www.kupi-jeans.ru/upload/resize_cache/iblock/84b/70_113_2/84b2b64eabc1c599e44f2aed9a51cc38.jpg</text:p>
          </table:table-cell>
          <table:table-cell office:value-type="string" calcext:value-type="string">
            <text:p>https://www.kupi-jeans.ru/upload/resize_cache/iblock/fa1/70_113_2/fa1a848fa9b23caeb0219e73bf0806da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MB-2050</text:p>
          </table:table-cell>
          <table:table-cell office:value-type="string" calcext:value-type="string">
            <text:p>29,30,31,33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Miss Bon выполнены из хлопкового денима с нарочитыми потертостями. Детали: застежка на молнию и пуговицу, шлевки для ремня, пять карманов. Состав: 95% хлопок, 5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miss_bon_mb_2050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Miss Bon MB-5050</text:p>
          </table:table-cell>
          <table:table-cell office:value-type="float" office:value="1280" calcext:value-type="float">
            <text:p>128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https://www.kupi-jeans.ru/upload/iblock/fd5/fd575c74f0606e04ffc344ceb8171d6c.jpg</text:p>
          </table:table-cell>
          <table:table-cell table:number-columns-repeated="16"/>
          <table:table-cell office:value-type="string" calcext:value-type="string">
            <text:p>https://www.kupi-jeans.ru/upload/resize_cache/iblock/fd5/70_113_2/fd575c74f0606e04ffc344ceb8171d6c.jpg</text:p>
          </table:table-cell>
          <table:table-cell office:value-type="string" calcext:value-type="string">
            <text:p>https://www.kupi-jeans.ru/upload/resize_cache/iblock/72b/70_113_2/72ba031b3a35666a0f54396dc680d3ef.jpg</text:p>
          </table:table-cell>
          <table:table-cell office:value-type="string" calcext:value-type="string">
            <text:p>https://www.kupi-jeans.ru/upload/resize_cache/iblock/413/70_113_2/413a53ca220af73dfefff4b9269cd8d9.jpg</text:p>
          </table:table-cell>
          <table:table-cell office:value-type="string" calcext:value-type="string">
            <text:p>https://www.kupi-jeans.ru/upload/resize_cache/iblock/454/70_113_2/454c5907626f6ea98bfdcf348659a262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MB-5050</text:p>
          </table:table-cell>
          <table:table-cell office:value-type="string" calcext:value-type="string">
            <text:p>25,26,27,28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Miss Bon выполнены из хлопкового денима с нарочитыми потертостями. Детали: застежка на молнию и пуговицу, шлевки для ремня, пять карманов. Состав: 95% хлопок, 5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miss_bon_mb_5050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риджи женские джинсовые Miss Bon MB388</text:p>
          </table:table-cell>
          <table:table-cell office:value-type="float" office:value="1190" calcext:value-type="float">
            <text:p>119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ttps://www.kupi-jeans.ru/upload/iblock/b19/b1966ce1c20a8aa218ebfc65acef0c90.jpg</text:p>
          </table:table-cell>
          <table:table-cell table:number-columns-repeated="16"/>
          <table:table-cell office:value-type="string" calcext:value-type="string">
            <text:p>https://www.kupi-jeans.ru/upload/resize_cache/iblock/b19/70_113_2/b1966ce1c20a8aa218ebfc65acef0c90.jpg</text:p>
          </table:table-cell>
          <table:table-cell office:value-type="string" calcext:value-type="string">
            <text:p>https://www.kupi-jeans.ru/upload/resize_cache/iblock/cde/70_113_2/cde2bc532830d979c30920f0b951c488.jpg</text:p>
          </table:table-cell>
          <table:table-cell office:value-type="string" calcext:value-type="string">
            <text:p>https://www.kupi-jeans.ru/upload/resize_cache/iblock/041/70_113_2/041d9041321771f2022d6aba52063dd9.jpg</text:p>
          </table:table-cell>
          <table:table-cell office:value-type="string" calcext:value-type="string">
            <text:p>https://www.kupi-jeans.ru/upload/resize_cache/iblock/fd1/70_113_2/fd1b0eca8be0c613ca52716ba6b0f225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MB388</text:p>
          </table:table-cell>
          <table:table-cell office:value-type="string" calcext:value-type="string">
            <text:p>25,26,27,28,29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овые шорты Miss Bon выполнены из денима с искусственными потертостями и эффектом состаренности. Детали: застежка на молнию и пуговицу, шлевки под ремень, пять карманов, декоративные отвороты на манжетах. Состав: 95% хлопок, 5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bridzhi_zhenskie_dzhinsovye_miss_bon_mb388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XQL 012</text:p>
          </table:table-cell>
          <table:table-cell office:value-type="float" office:value="1280" calcext:value-type="float">
            <text:p>128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https://www.kupi-jeans.ru/upload/iblock/ecf/ecfd07a1789e8f1e3ded889339acb7f9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012</text:p>
          </table:table-cell>
          <table:table-cell office:value-type="string" calcext:value-type="string">
            <text:p>25,26,27,28,29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зауженного кроя. Модель оформлена небольшим выбеленным эффектом, застежкой на пуговицу и молнию. Прекрасный выбор для повседневного гардероба. Детали: зауженный покрой, подкладкой из тонкой байки которая незаметна глазу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xql_012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LK 1573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d14/d14f2ccf715dae773868f390c32cfbc1.jpg</text:p>
          </table:table-cell>
          <table:table-cell table:number-columns-repeated="16"/>
          <table:table-cell office:value-type="string" calcext:value-type="string">
            <text:p>https://www.kupi-jeans.ru/upload/resize_cache/iblock/d14/70_113_2/d14f2ccf715dae773868f390c32cfbc1.jpg</text:p>
          </table:table-cell>
          <table:table-cell office:value-type="string" calcext:value-type="string">
            <text:p>https://www.kupi-jeans.ru/upload/resize_cache/iblock/e46/70_113_2/e4652a56fa98bc996ea68bfc1849ab95.jpg</text:p>
          </table:table-cell>
          <table:table-cell office:value-type="string" calcext:value-type="string">
            <text:p>https://www.kupi-jeans.ru/upload/resize_cache/iblock/ced/70_113_2/ced2ce39fa99b78448cd226b7dc1024b.jpg</text:p>
          </table:table-cell>
          <table:table-cell office:value-type="string" calcext:value-type="string">
            <text:p>https://www.kupi-jeans.ru/upload/resize_cache/iblock/83d/70_113_2/83df929f295b9b8c04442f34230ad7ab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1573</text:p>
          </table:table-cell>
          <table:table-cell office:value-type="float" office:value="25.3" calcext:value-type="float">
            <text:p>25,3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Женские джинсы LLK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lk_1573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Rajojo denim 6318-3</text:p>
          </table:table-cell>
          <table:table-cell office:value-type="float" office:value="1280" calcext:value-type="float">
            <text:p>128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https://www.kupi-jeans.ru/upload/iblock/2d1/2d1f8106e87a2a3a3f3f1f97af0b4974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6318-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Комфортные женские джинсы. Модель с застежкой на пуговицу и молнию. Прекрасный выбор на каждый день. Детали: застежка на молнию и пуговицу, шлевки для ремня, пять карманов. Состав: 85% хлопок, 15% полиэстер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rajojo_denim_6318_3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angluka LJ1351B-1</text:p>
          </table:table-cell>
          <table:table-cell office:value-type="float" office:value="1360" calcext:value-type="float">
            <text:p>136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kupi-jeans.ru/upload/iblock/610/610b44b9c513d2d6c524a1fde108dae3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LJ1351B-1</text:p>
          </table:table-cell>
          <table:table-cell office:value-type="string" calcext:value-type="string">
            <text:p>31,33,35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Langluka выполнены из хлопкового денима. Детали: застежка на молнию и пуговицу, шлевки для ремня, пять карманов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lj1351b_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angluka LJ1328C</text:p>
          </table:table-cell>
          <table:table-cell office:value-type="float" office:value="1360" calcext:value-type="float">
            <text:p>136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kupi-jeans.ru/upload/iblock/64a/64a20c9210e0a74beff1b9c5bd0f05f1.jpg</text:p>
          </table:table-cell>
          <table:table-cell table:number-columns-repeated="16"/>
          <table:table-cell office:value-type="string" calcext:value-type="string">
            <text:p>https://www.kupi-jeans.ru/upload/resize_cache/iblock/64a/70_113_2/64a20c9210e0a74beff1b9c5bd0f05f1.jpg</text:p>
          </table:table-cell>
          <table:table-cell office:value-type="string" calcext:value-type="string">
            <text:p>https://www.kupi-jeans.ru/upload/resize_cache/iblock/44b/70_113_2/44b4dcbeea1e75ebb2744e2ff63d4949.jpg</text:p>
          </table:table-cell>
          <table:table-cell office:value-type="string" calcext:value-type="string">
            <text:p>https://www.kupi-jeans.ru/upload/resize_cache/iblock/bf1/70_113_2/bf1c16e528ae14cdf86130f222468cf9.jpg</text:p>
          </table:table-cell>
          <table:table-cell office:value-type="string" calcext:value-type="string">
            <text:p>https://www.kupi-jeans.ru/upload/resize_cache/iblock/361/70_113_2/361ad66529790b0618a664dc1c7cb38a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LJ1328C</text:p>
          </table:table-cell>
          <table:table-cell office:value-type="float" office:value="40.42" calcext:value-type="float">
            <text:p>40,42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Langluka выполнены из хлопкового денима. Детали: застежка на молнию и пуговицу, шлевки для ремня, пять карманов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lj1328c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Appciauds A-8075</text:p>
          </table:table-cell>
          <table:table-cell office:value-type="float" office:value="1360" calcext:value-type="float">
            <text:p>136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kupi-jeans.ru/upload/iblock/812/8126d99868565b95d58dca6787d67aec.jpg</text:p>
          </table:table-cell>
          <table:table-cell table:number-columns-repeated="16"/>
          <table:table-cell office:value-type="string" calcext:value-type="string">
            <text:p>https://www.kupi-jeans.ru/upload/resize_cache/iblock/812/70_113_2/8126d99868565b95d58dca6787d67aec.jpg</text:p>
          </table:table-cell>
          <table:table-cell office:value-type="string" calcext:value-type="string">
            <text:p>https://www.kupi-jeans.ru/upload/resize_cache/iblock/47d/70_113_2/47d00e3d944a2c4e36ae168a093cc958.jpg</text:p>
          </table:table-cell>
          <table:table-cell office:value-type="string" calcext:value-type="string">
            <text:p>https://www.kupi-jeans.ru/upload/resize_cache/iblock/29e/70_113_2/29efdf436fcc512ee456ff965f575c9d.jpg</text:p>
          </table:table-cell>
          <table:table-cell office:value-type="string" calcext:value-type="string">
            <text:p>https://www.kupi-jeans.ru/upload/resize_cache/iblock/a4e/70_113_2/a4e759a095f5a2ac6edf384020316b52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A-8075</text:p>
          </table:table-cell>
          <table:table-cell office:value-type="float" office:value="28.32" calcext:value-type="float">
            <text:p>28,32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зауженного кроя c застежкой на пуговицу и молнию. Прекрасный выбор для повседневного гардероба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appciauds_a_8075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Roxvivi RX-602</text:p>
          </table:table-cell>
          <table:table-cell office:value-type="float" office:value="1390" calcext:value-type="float">
            <text:p>139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https://www.kupi-jeans.ru/upload/iblock/0b2/0b28759442ba184d9d654cb5ed7a84d2.jpg</text:p>
          </table:table-cell>
          <table:table-cell table:number-columns-repeated="16"/>
          <table:table-cell office:value-type="string" calcext:value-type="string">
            <text:p>https://www.kupi-jeans.ru/upload/resize_cache/iblock/0b2/70_113_2/0b28759442ba184d9d654cb5ed7a84d2.jpg</text:p>
          </table:table-cell>
          <table:table-cell office:value-type="string" calcext:value-type="string">
            <text:p>https://www.kupi-jeans.ru/upload/resize_cache/iblock/936/70_113_2/936f3649e4e2005fbc26dc6d7ed1961b.jpg</text:p>
          </table:table-cell>
          <table:table-cell office:value-type="string" calcext:value-type="string">
            <text:p>https://www.kupi-jeans.ru/upload/resize_cache/iblock/8f1/70_113_2/8f1c6a3cb569d24695a23507c2690595.jpg</text:p>
          </table:table-cell>
          <table:table-cell table:number-columns-repeated="8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RX-6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флисом, стрейчевые джинсы со средней посадкой, зауженного кроя. Модель оформлена небольшим выбеленным эффектом, застежкой на пуговицу и молнию. Прекрасный выбор для повседневного гардероба. Детали: зауженный покрой, подкладкой из тонкой флиса которая незаметна глазу. Состав джинсов: 98% хлопок, 2% спандекс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roxvivi_rx_602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рваные Lang Luka 7/8 <text:s/>арт.LK0051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e29/e29e5dc70966e94a1cfc99a3a97a1892.jpg</text:p>
          </table:table-cell>
          <table:table-cell table:number-columns-repeated="16"/>
          <table:table-cell office:value-type="string" calcext:value-type="string">
            <text:p>https://www.kupi-jeans.ru/upload/resize_cache/iblock/e29/70_113_2/e29e5dc70966e94a1cfc99a3a97a1892.jpg</text:p>
          </table:table-cell>
          <table:table-cell office:value-type="string" calcext:value-type="string">
            <text:p>https://www.kupi-jeans.ru/upload/resize_cache/iblock/479/70_113_2/47900e2be31d99a0304dd77e53a95990.jpg</text:p>
          </table:table-cell>
          <table:table-cell office:value-type="string" calcext:value-type="string">
            <text:p>https://www.kupi-jeans.ru/upload/resize_cache/iblock/590/70_113_2/590acae5068476e66117c4226b0914ee.jpg</text:p>
          </table:table-cell>
          <table:table-cell office:value-type="string" calcext:value-type="string">
            <text:p>https://www.kupi-jeans.ru/upload/resize_cache/iblock/72a/70_113_2/72aeecce8303fe3edcd881d44c281065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LK005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Женские "рваные" джинсы Lang Luka. Состав: 98% хлопок. 2% полиэстр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rvanye_lang_luka_7_8_art_lk005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рванные Lang Luka 7/8 <text:s/>арт.LK0159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ab1/ab168d324294e4e49dfcfe6b97f3670d.jpg</text:p>
          </table:table-cell>
          <table:table-cell table:number-columns-repeated="16"/>
          <table:table-cell office:value-type="string" calcext:value-type="string">
            <text:p>https://www.kupi-jeans.ru/upload/resize_cache/iblock/ab1/70_113_2/ab168d324294e4e49dfcfe6b97f3670d.jpg</text:p>
          </table:table-cell>
          <table:table-cell office:value-type="string" calcext:value-type="string">
            <text:p>https://www.kupi-jeans.ru/upload/resize_cache/iblock/141/70_113_2/141fff3d068f64224dfbaf7fe674d9fe.jpg</text:p>
          </table:table-cell>
          <table:table-cell office:value-type="string" calcext:value-type="string">
            <text:p>https://www.kupi-jeans.ru/upload/resize_cache/iblock/399/70_113_2/399c42b561c28a2516e6a70e961674aa.jpg</text:p>
          </table:table-cell>
          <table:table-cell office:value-type="string" calcext:value-type="string">
            <text:p>https://www.kupi-jeans.ru/upload/resize_cache/iblock/5de/70_113_2/5decb6df6621ed2dc19dd9ff94247104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LK0159</text:p>
          </table:table-cell>
          <table:table-cell office:value-type="float" office:value="25.27" calcext:value-type="float">
            <text:p>25,27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Женские "рваные" джинсы IDO. Отделка зеленой нитью. Стрейч. Состав: 98% хлопок.2% полиэстр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rvannye_lang_luka_7_8_art_lk0159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рваные Early Mo 7/8 <text:s/>арт.2397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28d/28d02c19fe1aa9c9957477b567cbef61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2397</text:p>
          </table:table-cell>
          <table:table-cell office:value-type="string" calcext:value-type="string">
            <text:p>25,26,27,28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Женские "рваные" джинсы Early Mo. Состав: 98% хлопок.2% полиэстр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rvanye_early_mo_7_8_art_2397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angluka PY157AKK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95b/95b1a16f3b63edcdfd57755feb7327d6.jpg</text:p>
          </table:table-cell>
          <table:table-cell table:number-columns-repeated="16"/>
          <table:table-cell office:value-type="string" calcext:value-type="string">
            <text:p>https://www.kupi-jeans.ru/upload/resize_cache/iblock/95b/70_113_2/95b1a16f3b63edcdfd57755feb7327d6.jpg</text:p>
          </table:table-cell>
          <table:table-cell office:value-type="string" calcext:value-type="string">
            <text:p>https://www.kupi-jeans.ru/upload/resize_cache/iblock/d51/70_113_2/d51aefe7ba28e5d3915e272881cecd3b.jpg</text:p>
          </table:table-cell>
          <table:table-cell office:value-type="string" calcext:value-type="string">
            <text:p>https://www.kupi-jeans.ru/upload/resize_cache/iblock/024/70_113_2/024873f94899511874312105394c1110.jpg</text:p>
          </table:table-cell>
          <table:table-cell office:value-type="string" calcext:value-type="string">
            <text:p>https://www.kupi-jeans.ru/upload/resize_cache/iblock/4e4/70_113_2/4e4c50903f5403f5a283276fea06bf9e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PY157AKK</text:p>
          </table:table-cell>
          <table:table-cell office:value-type="string" calcext:value-type="string">
            <text:p>28,29,31,32,33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-бойфренды. Концепция стиля этих джинсов — раскрепощенность и свобода. Создается ощущение, что девушка с утра надела джинсы своего брата или парня. Казалось бы, такой небрежный вид никак не придает женственности и стройности фигуре, но, как ни странно, женщины в них выглядят необыкновенно хрупкими.... 5 карманов. Шлевки для ремня. Застежка на молнию и 1 пуговицу. Широкие джинсы-бойфренды со средней посадкой и шаговым швом. Носить с отворотами снизу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py157ak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Feng Xing FX4090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52b/52b4f1252766121ab058185b7d540c20.jpg</text:p>
          </table:table-cell>
          <table:table-cell table:number-columns-repeated="16"/>
          <table:table-cell office:value-type="string" calcext:value-type="string">
            <text:p>https://www.kupi-jeans.ru/upload/resize_cache/iblock/52b/70_113_2/52b4f1252766121ab058185b7d540c20.jpg</text:p>
          </table:table-cell>
          <table:table-cell office:value-type="string" calcext:value-type="string">
            <text:p>https://www.kupi-jeans.ru/upload/resize_cache/iblock/1b3/70_113_2/1b30f7b1ffbbdf189f64a87a3788eb52.jpg</text:p>
          </table:table-cell>
          <table:table-cell office:value-type="string" calcext:value-type="string">
            <text:p>https://www.kupi-jeans.ru/upload/resize_cache/iblock/7d6/70_113_2/7d6b456ee9911acc5498ae24b83c6b66.jpg</text:p>
          </table:table-cell>
          <table:table-cell office:value-type="string" calcext:value-type="string">
            <text:p>https://www.kupi-jeans.ru/upload/resize_cache/iblock/6d5/70_113_2/6d5ee38b2887870d79d8a40bb6f77fd7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FX4090</text:p>
          </table:table-cell>
          <table:table-cell office:value-type="string" calcext:value-type="string">
            <text:p>25,26,27,28,29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Feng Xing выполнены из хлопкового денима с нарочитыми потертостями. Детали: застежка на молнию и пуговицу, шлевки для ремня, пять карманов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feng_xing_fx4090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Denim HT-9059</text:p>
          </table:table-cell>
          <table:table-cell office:value-type="float" office:value="1080" calcext:value-type="float">
            <text:p>1080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https://www.kupi-jeans.ru/upload/iblock/b14/b14a3db127afa59c720dafedaff8b453.jpg</text:p>
          </table:table-cell>
          <table:table-cell table:number-columns-repeated="16"/>
          <table:table-cell office:value-type="string" calcext:value-type="string">
            <text:p>https://www.kupi-jeans.ru/upload/resize_cache/iblock/b14/70_113_2/b14a3db127afa59c720dafedaff8b453.jpg</text:p>
          </table:table-cell>
          <table:table-cell office:value-type="string" calcext:value-type="string">
            <text:p>https://www.kupi-jeans.ru/upload/resize_cache/iblock/6b8/70_113_2/6b8f50dcef2dd5b950ce211272c68718.jpg</text:p>
          </table:table-cell>
          <table:table-cell office:value-type="string" calcext:value-type="string">
            <text:p>https://www.kupi-jeans.ru/upload/resize_cache/iblock/d23/70_113_2/d230232a77b37283225679c1964ab24e.jpg</text:p>
          </table:table-cell>
          <table:table-cell office:value-type="string" calcext:value-type="string">
            <text:p>https://www.kupi-jeans.ru/upload/resize_cache/iblock/532/70_113_2/532cdfb937ebae3248db9a2c07c27bdb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HT-905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выполнены из хлопкового денима с нарочитыми потертостями. Детали: застежка на молнию и пуговицу, шлевки для ремня, пять карманов. Состав: 75% хлопок, 23% полиэстер, 2% эластан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denim_ht_9059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Haodi HD99-705D</text:p>
          </table:table-cell>
          <table:table-cell office:value-type="float" office:value="1360" calcext:value-type="float">
            <text:p>136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kupi-jeans.ru/upload/iblock/e9b/e9b34b77d1a47f2f54cbf2261b2a121f.jpg</text:p>
          </table:table-cell>
          <table:table-cell table:number-columns-repeated="16"/>
          <table:table-cell office:value-type="string" calcext:value-type="string">
            <text:p>https://www.kupi-jeans.ru/upload/resize_cache/iblock/e9b/70_113_2/e9b34b77d1a47f2f54cbf2261b2a121f.jpg</text:p>
          </table:table-cell>
          <table:table-cell office:value-type="string" calcext:value-type="string">
            <text:p>https://www.kupi-jeans.ru/upload/resize_cache/iblock/384/70_113_2/384f81e0fac47bbffa2d126102411dea.jpg</text:p>
          </table:table-cell>
          <table:table-cell office:value-type="string" calcext:value-type="string">
            <text:p>https://www.kupi-jeans.ru/upload/resize_cache/iblock/e02/70_113_2/e02f6812ee1f800f666c3a361e3129e7.jpg</text:p>
          </table:table-cell>
          <table:table-cell office:value-type="string" calcext:value-type="string">
            <text:p>https://www.kupi-jeans.ru/upload/resize_cache/iblock/2b2/70_113_2/2b22c6d6ac40e666c86b3a5c0cd5c310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HD99-705D</text:p>
          </table:table-cell>
          <table:table-cell office:value-type="string" calcext:value-type="string">
            <text:p>25,26,27,29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ужающиеся книзу джогеры из супер-мягкого денима низ которых собран на резинку. Спереди - застежка на молнию и пуговицу. На поясе - шлевки для ремня. Инструкция по уходу: стирать при температуре не выше 30° C, не отбеливать, не отжимать на центрифуге, гладить при средней температуре, химчистка разрешена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haodi_hd99_705d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CO&amp;LA CA6001KK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ab9/ab9c64f2d44457d84cce46af3ac41b4f.jpg</text:p>
          </table:table-cell>
          <table:table-cell table:number-columns-repeated="16"/>
          <table:table-cell office:value-type="string" calcext:value-type="string">
            <text:p>https://www.kupi-jeans.ru/upload/resize_cache/iblock/ab9/70_113_2/ab9c64f2d44457d84cce46af3ac41b4f.jpg</text:p>
          </table:table-cell>
          <table:table-cell office:value-type="string" calcext:value-type="string">
            <text:p>https://www.kupi-jeans.ru/upload/resize_cache/iblock/85d/70_113_2/85d5762c554aa702f43f8f9d6471e4c0.jpg</text:p>
          </table:table-cell>
          <table:table-cell office:value-type="string" calcext:value-type="string">
            <text:p>https://www.kupi-jeans.ru/upload/resize_cache/iblock/85c/70_113_2/85c2e3a132b643794317e17f34816015.jpg</text:p>
          </table:table-cell>
          <table:table-cell office:value-type="string" calcext:value-type="string">
            <text:p>https://www.kupi-jeans.ru/upload/resize_cache/iblock/d7a/70_113_2/d7aca02f0f618acd7b06d7553f50a1c7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CA6001KK</text:p>
          </table:table-cell>
          <table:table-cell office:value-type="string" calcext:value-type="string">
            <text:p>25,26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-бойфренды. Концепция стиля этих джинсов — раскрепощенность и свобода. Создается ощущение, что девушка с утра надела джинсы своего брата или парня. Казалось бы, такой небрежный вид никак не придает женственности и стройности фигуре, но, как ни странно, женщины в них выглядят необыкновенно хрупкими.... 5 карманов. Шлевки для ремня. Застежка на болтах. Ремень в комплекте. Широкие джинсы-бойфренды со средней посадкой и шаговым швом. Носить с отворотами снизу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co_la_ca6001k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Resalsa RE-20174</text:p>
          </table:table-cell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ttps://www.kupi-jeans.ru/upload/iblock/c75/c752dd884c96a07974b30cc98514430f.jpg</text:p>
          </table:table-cell>
          <table:table-cell table:number-columns-repeated="16"/>
          <table:table-cell office:value-type="string" calcext:value-type="string">
            <text:p>https://www.kupi-jeans.ru/upload/resize_cache/iblock/c75/70_113_2/c752dd884c96a07974b30cc98514430f.jpg</text:p>
          </table:table-cell>
          <table:table-cell office:value-type="string" calcext:value-type="string">
            <text:p>https://www.kupi-jeans.ru/upload/resize_cache/iblock/080/70_113_2/0803790fc12c0fba9a3ec7b4a636034e.jpg</text:p>
          </table:table-cell>
          <table:table-cell office:value-type="string" calcext:value-type="string">
            <text:p>https://www.kupi-jeans.ru/upload/resize_cache/iblock/1e7/70_113_2/1e7c576f2f4fce1dea4c5115637c2951.jpg</text:p>
          </table:table-cell>
          <table:table-cell office:value-type="string" calcext:value-type="string">
            <text:p>https://www.kupi-jeans.ru/upload/resize_cache/iblock/e6b/70_113_2/e6b28637bafd878bf24e73e9f33ec372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RE-2017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выполнены из хлопкового денима с нарочитыми потертостями. Детали: застежка на молнию и пуговицу, шлевки для ремня, пять карманов. Состав: 68% хлопок, 30% полиэстер, 2% эластан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resalsa_re_20174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angLuka 1531-1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928/928caf4d3637cdd3621f6416030966a7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1531-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для женщин модные, из мягкого хлопка. Состав: 98% хлопок, 2% полиэстер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1531_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angluka PY359B</text:p>
          </table:table-cell>
          <table:table-cell office:value-type="float" office:value="1280" calcext:value-type="float">
            <text:p>128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https://www.kupi-jeans.ru/upload/iblock/13b/13b1ed0b8b04974ed38383785f6d17b1.jpg</text:p>
          </table:table-cell>
          <table:table-cell table:number-columns-repeated="16"/>
          <table:table-cell office:value-type="string" calcext:value-type="string">
            <text:p>https://www.kupi-jeans.ru/upload/resize_cache/iblock/13b/70_113_2/13b1ed0b8b04974ed38383785f6d17b1.jpg</text:p>
          </table:table-cell>
          <table:table-cell office:value-type="string" calcext:value-type="string">
            <text:p>https://www.kupi-jeans.ru/upload/resize_cache/iblock/e74/70_113_2/e746d32c4942e2dc471b302de88146f8.jpg</text:p>
          </table:table-cell>
          <table:table-cell office:value-type="string" calcext:value-type="string">
            <text:p>https://www.kupi-jeans.ru/upload/resize_cache/iblock/2f2/70_113_2/2f2b8c11274b0e1ab02a0902b197e409.jpg</text:p>
          </table:table-cell>
          <table:table-cell office:value-type="string" calcext:value-type="string">
            <text:p>https://www.kupi-jeans.ru/upload/resize_cache/iblock/176/70_113_2/17635c45664f41890f1f3137c18912c0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PY359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выполнены из плотного хлопкового денима с нарочитыми потертостями. Детали: застежка на молнию и пуговицу, шлевки для ремня, пять карманов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py359b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MIss Eleven MS16012</text:p>
          </table:table-cell>
          <table:table-cell office:value-type="float" office:value="1360" calcext:value-type="float">
            <text:p>136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kupi-jeans.ru/upload/iblock/677/6777775bdf7fb5e5e8bf3567ed224ca2.jpg</text:p>
          </table:table-cell>
          <table:table-cell table:number-columns-repeated="16"/>
          <table:table-cell office:value-type="string" calcext:value-type="string">
            <text:p>https://www.kupi-jeans.ru/upload/resize_cache/iblock/677/70_113_2/6777775bdf7fb5e5e8bf3567ed224ca2.jpg</text:p>
          </table:table-cell>
          <table:table-cell office:value-type="string" calcext:value-type="string">
            <text:p>https://www.kupi-jeans.ru/upload/resize_cache/iblock/221/70_113_2/221a60bcaeb7b91bd07f8d19e65f46f0.jpg</text:p>
          </table:table-cell>
          <table:table-cell office:value-type="string" calcext:value-type="string">
            <text:p>https://www.kupi-jeans.ru/upload/resize_cache/iblock/2fd/70_113_2/2fd2b8a1c99a54d819d962309596b7fd.jpg</text:p>
          </table:table-cell>
          <table:table-cell office:value-type="string" calcext:value-type="string">
            <text:p>https://www.kupi-jeans.ru/upload/resize_cache/iblock/bcb/70_113_2/bcbab34b048d4798482f8c8ce3beff62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MS16012</text:p>
          </table:table-cell>
          <table:table-cell office:value-type="string" calcext:value-type="string">
            <text:p>25,26,27,28,29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от MIss Eleven со средней посадкой. Модель выполнена из плотного денима. Детали: застежка на молнию и пуговицу, три кармана спереди, два кармана сзади, шлевки, декоративные потертости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miss_eleven_ms16012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Haodi HD99-195KK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4ad/4ade1a255969090607ea5794275d906b.jpg</text:p>
          </table:table-cell>
          <table:table-cell table:number-columns-repeated="16"/>
          <table:table-cell office:value-type="string" calcext:value-type="string">
            <text:p>https://www.kupi-jeans.ru/upload/resize_cache/iblock/4ad/70_113_2/4ade1a255969090607ea5794275d906b.jpg</text:p>
          </table:table-cell>
          <table:table-cell office:value-type="string" calcext:value-type="string">
            <text:p>https://www.kupi-jeans.ru/upload/resize_cache/iblock/9d5/70_113_2/9d55b40caf52ee7e482c152c5bf375cf.jpg</text:p>
          </table:table-cell>
          <table:table-cell office:value-type="string" calcext:value-type="string">
            <text:p>https://www.kupi-jeans.ru/upload/resize_cache/iblock/67e/70_113_2/67e37d6ca2af93bca4b95e882a276a49.jpg</text:p>
          </table:table-cell>
          <table:table-cell office:value-type="string" calcext:value-type="string">
            <text:p>https://www.kupi-jeans.ru/upload/resize_cache/iblock/2fb/70_113_2/2fb6bcd1f3197f69ae4485e48b877c49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HD99-195KK</text:p>
          </table:table-cell>
          <table:table-cell office:value-type="string" calcext:value-type="string">
            <text:p>25,26,27,28,29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Женские джинсы Haodi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haodi_hd99_195k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Miss Bon MB-411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73a/73a03346ec24fc07a42c20d09a764b62.jpg</text:p>
          </table:table-cell>
          <table:table-cell table:number-columns-repeated="16"/>
          <table:table-cell office:value-type="string" calcext:value-type="string">
            <text:p>https://www.kupi-jeans.ru/upload/resize_cache/iblock/73a/70_113_2/73a03346ec24fc07a42c20d09a764b62.jpg</text:p>
          </table:table-cell>
          <table:table-cell office:value-type="string" calcext:value-type="string">
            <text:p>https://www.kupi-jeans.ru/upload/resize_cache/iblock/eb8/70_113_2/eb8b99324fe55120ead49fbaf655a7cf.jpg</text:p>
          </table:table-cell>
          <table:table-cell office:value-type="string" calcext:value-type="string">
            <text:p>https://www.kupi-jeans.ru/upload/resize_cache/iblock/15d/70_113_2/15d22c27ed5f843f0cd3832a82ac66e9.jpg</text:p>
          </table:table-cell>
          <table:table-cell office:value-type="string" calcext:value-type="string">
            <text:p>https://www.kupi-jeans.ru/upload/resize_cache/iblock/e34/70_113_2/e34891fff050af0ce076ad2582091e85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MB-411</text:p>
          </table:table-cell>
          <table:table-cell office:value-type="string" calcext:value-type="string">
            <text:p>25,26,28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Miss Bon выполнены из хлопкового денима. Детали: застежка на молнию и пуговицу, шлевки для ремня, пять карманов. Состав: 95% хлопок, 5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miss_bon_mb_4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Yajingshi 1302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5d1/5d18acb8a38aed33253659cf5720d1de.jpg</text:p>
          </table:table-cell>
          <table:table-cell table:number-columns-repeated="16"/>
          <table:table-cell office:value-type="string" calcext:value-type="string">
            <text:p>https://www.kupi-jeans.ru/upload/resize_cache/iblock/5d1/70_113_2/5d18acb8a38aed33253659cf5720d1de.jpg</text:p>
          </table:table-cell>
          <table:table-cell office:value-type="string" calcext:value-type="string">
            <text:p>https://www.kupi-jeans.ru/upload/resize_cache/iblock/b9a/70_113_2/b9aabc5746ee2d8dc7261df3bdcf6aa4.jpg</text:p>
          </table:table-cell>
          <table:table-cell office:value-type="string" calcext:value-type="string">
            <text:p>https://www.kupi-jeans.ru/upload/resize_cache/iblock/edb/70_113_2/edb877b5d66b546a537b992d08daadb7.jpg</text:p>
          </table:table-cell>
          <table:table-cell office:value-type="string" calcext:value-type="string">
            <text:p>https://www.kupi-jeans.ru/upload/resize_cache/iblock/87f/70_113_2/87fb5bd3a546911cdbed97cc35c10c76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130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Женские джинсы средней зауженности Состав: 98% хлопок, 2% полиэстер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yajingshi_1302_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KTB, арт. TL-502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bee/beecb293ab2c00a11809a3ba02c1629c.jpg</text:p>
          </table:table-cell>
          <table:table-cell table:number-columns-repeated="16"/>
          <table:table-cell office:value-type="string" calcext:value-type="string">
            <text:p>https://www.kupi-jeans.ru/upload/resize_cache/iblock/bee/70_113_2/beecb293ab2c00a11809a3ba02c1629c.jpg</text:p>
          </table:table-cell>
          <table:table-cell office:value-type="string" calcext:value-type="string">
            <text:p>https://www.kupi-jeans.ru/upload/resize_cache/iblock/1db/70_113_2/1db939434d5dac01d07f3d5ef80e3765.jpg</text:p>
          </table:table-cell>
          <table:table-cell office:value-type="string" calcext:value-type="string">
            <text:p>https://www.kupi-jeans.ru/upload/resize_cache/iblock/02f/70_113_2/02f7714250d99874cf65164d514c5830.jpg</text:p>
          </table:table-cell>
          <table:table-cell office:value-type="string" calcext:value-type="string">
            <text:p>https://www.kupi-jeans.ru/upload/resize_cache/iblock/575/70_113_2/575f67733666c0107f66c58df423ef9b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TL-5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Женские джинсы. Качественные, плотные и мягкие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ktb_art_tl_502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Haodi HD99-295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77d/77d1330dbf9aeeed27d0ab692a561fd2.jpg</text:p>
          </table:table-cell>
          <table:table-cell table:number-columns-repeated="16"/>
          <table:table-cell office:value-type="string" calcext:value-type="string">
            <text:p>https://www.kupi-jeans.ru/upload/resize_cache/iblock/77d/70_113_2/77d1330dbf9aeeed27d0ab692a561fd2.jpg</text:p>
          </table:table-cell>
          <table:table-cell office:value-type="string" calcext:value-type="string">
            <text:p>https://www.kupi-jeans.ru/upload/resize_cache/iblock/4a1/70_113_2/4a145050e09e969d1d4f5b8368a3aba1.jpg</text:p>
          </table:table-cell>
          <table:table-cell office:value-type="string" calcext:value-type="string">
            <text:p>https://www.kupi-jeans.ru/upload/resize_cache/iblock/546/70_113_2/54667c74cd124bab83d3f9c8ced9ff97.jpg</text:p>
          </table:table-cell>
          <table:table-cell office:value-type="string" calcext:value-type="string">
            <text:p>https://www.kupi-jeans.ru/upload/resize_cache/iblock/cd8/70_113_2/cd8a439e129bdb6b232086a32d999ebd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HD99-29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Фасон «бойфренд» абсолютно незаменим! Идеальный вариант для создания повседневного образа в стиле кэжуал или женственного образа – вам выбирать! - Фасон «бойфренд» / свободный крой - Застежка на молнию и пуговицу - 5 карманов - Шлевки под ремень - Легкий эффект потертости. Состав: 98% хлопок, 2% спандекс.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haodi_hd99_295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FX Jeans FX4117-1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54a/54a8a20d7eda46f021674020770b1186.jpg</text:p>
          </table:table-cell>
          <table:table-cell table:number-columns-repeated="16"/>
          <table:table-cell office:value-type="string" calcext:value-type="string">
            <text:p>https://www.kupi-jeans.ru/upload/resize_cache/iblock/54a/70_113_2/54a8a20d7eda46f021674020770b1186.jpg</text:p>
          </table:table-cell>
          <table:table-cell office:value-type="string" calcext:value-type="string">
            <text:p>https://www.kupi-jeans.ru/upload/resize_cache/iblock/7f1/70_113_2/7f18ec188e8015544924fd3479e879e1.jpg</text:p>
          </table:table-cell>
          <table:table-cell office:value-type="string" calcext:value-type="string">
            <text:p>https://www.kupi-jeans.ru/upload/resize_cache/iblock/b29/70_113_2/b29e97189bdd832c46755f1977459a2a.jpg</text:p>
          </table:table-cell>
          <table:table-cell office:value-type="string" calcext:value-type="string">
            <text:p>https://www.kupi-jeans.ru/upload/resize_cache/iblock/c11/70_113_2/c1118bef4457a070fcd77209d6be2c95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FX4117-1</text:p>
          </table:table-cell>
          <table:table-cell office:value-type="string" calcext:value-type="string">
            <text:p>25,26,28,29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Женские джинсы FX Jeans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fx_jeans_fx4117_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angluka PY-558-1</text:p>
          </table:table-cell>
          <table:table-cell office:value-type="float" office:value="1360" calcext:value-type="float">
            <text:p>136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kupi-jeans.ru/upload/iblock/eed/eed77e1338a9276be34cd2ce96140759.jpg</text:p>
          </table:table-cell>
          <table:table-cell table:number-columns-repeated="16"/>
          <table:table-cell office:value-type="string" calcext:value-type="string">
            <text:p>https://www.kupi-jeans.ru/upload/resize_cache/iblock/eed/70_113_2/eed77e1338a9276be34cd2ce96140759.jpg</text:p>
          </table:table-cell>
          <table:table-cell office:value-type="string" calcext:value-type="string">
            <text:p>https://www.kupi-jeans.ru/upload/resize_cache/iblock/c85/70_113_2/c85fcc46595346b14b8816ab97eca2aa.jpg</text:p>
          </table:table-cell>
          <table:table-cell office:value-type="string" calcext:value-type="string">
            <text:p>https://www.kupi-jeans.ru/upload/resize_cache/iblock/0e9/70_113_2/0e9bc0b334372bbe69f645bcca6bfc45.jpg</text:p>
          </table:table-cell>
          <table:table-cell office:value-type="string" calcext:value-type="string">
            <text:p>https://www.kupi-jeans.ru/upload/resize_cache/iblock/2ee/70_113_2/2eeb4d4bb4ec235fc415e4c83a1be256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PY-558-1</text:p>
          </table:table-cell>
          <table:table-cell office:value-type="string" calcext:value-type="string">
            <text:p>25,26,27,28,29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ужающиеся книзу джогеры из супер-мягкого денима низ которых собран на резинку. Спереди - застежка на молнию и пуговицу. На поясе - шлевки для ремня. Инструкция по уходу: стирать при температуре не выше 30° C, не отбеливать, не отжимать на центрифуге, гладить при средней температуре, химчистка разрешена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py_558_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FA&amp;FA FA6053AKK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b53/b539f76192191c9963185def6433b067.jpg</text:p>
          </table:table-cell>
          <table:table-cell table:number-columns-repeated="16"/>
          <table:table-cell office:value-type="string" calcext:value-type="string">
            <text:p>https://www.kupi-jeans.ru/upload/resize_cache/iblock/b53/70_113_2/b539f76192191c9963185def6433b067.jpg</text:p>
          </table:table-cell>
          <table:table-cell office:value-type="string" calcext:value-type="string">
            <text:p>https://www.kupi-jeans.ru/upload/resize_cache/iblock/01b/70_113_2/01bf8b49f0c521971e4652200380abda.jpg</text:p>
          </table:table-cell>
          <table:table-cell office:value-type="string" calcext:value-type="string">
            <text:p>https://www.kupi-jeans.ru/upload/resize_cache/iblock/873/70_113_2/87354cc6088abda99879260ce26dff16.jpg</text:p>
          </table:table-cell>
          <table:table-cell office:value-type="string" calcext:value-type="string">
            <text:p>https://www.kupi-jeans.ru/upload/resize_cache/iblock/2e9/70_113_2/2e9eb1ee6b356187539d7d28ed788b67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FA6053AKK</text:p>
          </table:table-cell>
          <table:table-cell office:value-type="string" calcext:value-type="string">
            <text:p>28,29,31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-бойфренды. Концепция стиля этих джинсов — раскрепощенность и свобода. Создается ощущение, что девушка с утра надела джинсы своего брата или парня. Казалось бы, такой небрежный вид никак не придает женственности и стройности фигуре, но, как ни странно, женщины в них выглядят необыкновенно хрупкими.... 5 карманов. Шлевки для ремня. Застежка на болтах. Ремень в комплекте. Широкие джинсы-бойфренды со средней посадкой и шаговым швом. Носить с отворотами снизу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fa_fa_fa6053ak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Rajojo A8151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https://www.kupi-jeans.ru/upload/iblock/21f/21f83d9d3f11097eb1f132646590bd86.jpg</text:p>
          </table:table-cell>
          <table:table-cell table:number-columns-repeated="16"/>
          <table:table-cell office:value-type="string" calcext:value-type="string">
            <text:p>https://www.kupi-jeans.ru/upload/resize_cache/iblock/21f/70_113_2/21f83d9d3f11097eb1f132646590bd86.jpg</text:p>
          </table:table-cell>
          <table:table-cell office:value-type="string" calcext:value-type="string">
            <text:p>https://www.kupi-jeans.ru/upload/resize_cache/iblock/24c/70_113_2/24cbd61c96ffc648b1e4af65eae24182.jpg</text:p>
          </table:table-cell>
          <table:table-cell office:value-type="string" calcext:value-type="string">
            <text:p>https://www.kupi-jeans.ru/upload/resize_cache/iblock/6f9/70_113_2/6f900d49cbe776e77a4e30cbaeda32d1.jpg</text:p>
          </table:table-cell>
          <table:table-cell office:value-type="string" calcext:value-type="string">
            <text:p>https://www.kupi-jeans.ru/upload/resize_cache/iblock/5bb/70_113_2/5bbe33fb895adbcdc07a1fbf43602ea9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A8151</text:p>
          </table:table-cell>
          <table:table-cell office:value-type="string" calcext:value-type="string">
            <text:p>25,26,27,28,29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Комфортные женские джинсы. Модель с застежкой на пуговицу и молнию. Прекрасный выбор на каждый день. Детали: застежка на молнию и пуговицу, шлевки для ремня, пять карманов. Состав: 98% хлопок, 2% полиэстер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rajojo_a815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FX Jeans FX4113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614/614b21dbd306f028c81f37b7c338bd24.jpg</text:p>
          </table:table-cell>
          <table:table-cell table:number-columns-repeated="16"/>
          <table:table-cell office:value-type="string" calcext:value-type="string">
            <text:p>https://www.kupi-jeans.ru/upload/resize_cache/iblock/614/70_113_2/614b21dbd306f028c81f37b7c338bd24.jpg</text:p>
          </table:table-cell>
          <table:table-cell office:value-type="string" calcext:value-type="string">
            <text:p>https://www.kupi-jeans.ru/upload/resize_cache/iblock/6b4/70_113_2/6b4e8b3bf30c48325f25023eb890b7c5.jpg</text:p>
          </table:table-cell>
          <table:table-cell office:value-type="string" calcext:value-type="string">
            <text:p>https://www.kupi-jeans.ru/upload/resize_cache/iblock/196/70_113_2/196e917f732434e1fce2f180feef1ed5.jpg</text:p>
          </table:table-cell>
          <table:table-cell office:value-type="string" calcext:value-type="string">
            <text:p>https://www.kupi-jeans.ru/upload/resize_cache/iblock/b1b/70_113_2/b1b25039f17a2d5aec29212904c830c2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FX4113</text:p>
          </table:table-cell>
          <table:table-cell office:value-type="float" office:value="25.29" calcext:value-type="float">
            <text:p>25,29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Женские джинсы FX Jeans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fx_jeans_fx4113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Miss Bon MB-401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a00/a00a505b9f2dc2f2fb1e56a47a5c085a.jpg</text:p>
          </table:table-cell>
          <table:table-cell table:number-columns-repeated="16"/>
          <table:table-cell office:value-type="string" calcext:value-type="string">
            <text:p>https://www.kupi-jeans.ru/upload/resize_cache/iblock/a00/70_113_2/a00a505b9f2dc2f2fb1e56a47a5c085a.jpg</text:p>
          </table:table-cell>
          <table:table-cell office:value-type="string" calcext:value-type="string">
            <text:p>https://www.kupi-jeans.ru/upload/resize_cache/iblock/51a/70_113_2/51ad718217399b0c7a70fa37bf33309e.jpg</text:p>
          </table:table-cell>
          <table:table-cell office:value-type="string" calcext:value-type="string">
            <text:p>https://www.kupi-jeans.ru/upload/resize_cache/iblock/c2a/70_113_2/c2a90a2fcc0e47b0946048b4aa7c33a5.jpg</text:p>
          </table:table-cell>
          <table:table-cell office:value-type="string" calcext:value-type="string">
            <text:p>https://www.kupi-jeans.ru/upload/resize_cache/iblock/122/70_113_2/1220d86c083701b119f4c1a13035e21d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MB-401</text:p>
          </table:table-cell>
          <table:table-cell office:value-type="float" office:value="26.28" calcext:value-type="float">
            <text:p>26,28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Miss Bon выполнены из хлопкового денима. Детали: застежка на молнию и пуговицу, шлевки для ремня, пять карманов. Состав: 95% хлопок, 5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miss_bon_mb_40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Feng Xing FX4091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726/7262f761faa1fe1a84f2d76fcc416bd5.jpg</text:p>
          </table:table-cell>
          <table:table-cell table:number-columns-repeated="16"/>
          <table:table-cell office:value-type="string" calcext:value-type="string">
            <text:p>https://www.kupi-jeans.ru/upload/resize_cache/iblock/726/70_113_2/7262f761faa1fe1a84f2d76fcc416bd5.jpg</text:p>
          </table:table-cell>
          <table:table-cell office:value-type="string" calcext:value-type="string">
            <text:p>https://www.kupi-jeans.ru/upload/resize_cache/iblock/6d1/70_113_2/6d142265c9f941029c05d2791880b04b.jpg</text:p>
          </table:table-cell>
          <table:table-cell office:value-type="string" calcext:value-type="string">
            <text:p>https://www.kupi-jeans.ru/upload/resize_cache/iblock/ac1/70_113_2/ac18ac61ea032cdeed52a24b037f0487.jpg</text:p>
          </table:table-cell>
          <table:table-cell office:value-type="string" calcext:value-type="string">
            <text:p>https://www.kupi-jeans.ru/upload/resize_cache/iblock/345/70_113_2/3456bca731eaadd966211287ded343db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FX4091</text:p>
          </table:table-cell>
          <table:table-cell office:value-type="float" office:value="26.29" calcext:value-type="float">
            <text:p>26,29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Feng Xing выполнены из хлопкового денима с нарочитыми потертостями. Детали: застежка на молнию и пуговицу, шлевки для ремня, пять карманов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feng_xing_fx409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Haodi HD99-183KK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00b/00b6f46c615fc981ec13861f99747e37.jpg</text:p>
          </table:table-cell>
          <table:table-cell table:number-columns-repeated="16"/>
          <table:table-cell office:value-type="string" calcext:value-type="string">
            <text:p>https://www.kupi-jeans.ru/upload/resize_cache/iblock/00b/70_113_2/00b6f46c615fc981ec13861f99747e37.jpg</text:p>
          </table:table-cell>
          <table:table-cell office:value-type="string" calcext:value-type="string">
            <text:p>https://www.kupi-jeans.ru/upload/resize_cache/iblock/014/70_113_2/0147fe2cf5e81cd0cf3102e7ee026754.jpg</text:p>
          </table:table-cell>
          <table:table-cell office:value-type="string" calcext:value-type="string">
            <text:p>https://www.kupi-jeans.ru/upload/resize_cache/iblock/363/70_113_2/36387f9cd1c87858f4f5557d91881a11.jpg</text:p>
          </table:table-cell>
          <table:table-cell office:value-type="string" calcext:value-type="string">
            <text:p>https://www.kupi-jeans.ru/upload/resize_cache/iblock/40a/70_113_2/40ae7f7f9a37b0da7c6d7883b9ec215b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HD99-183KK</text:p>
          </table:table-cell>
          <table:table-cell office:value-type="string" calcext:value-type="string">
            <text:p>25,26,27,28,29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Женские джинсы Haodi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haodi_hd99_183k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angluka PY299A-1</text:p>
          </table:table-cell>
          <table:table-cell office:value-type="float" office:value="1280" calcext:value-type="float">
            <text:p>128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https://www.kupi-jeans.ru/upload/iblock/e8c/e8c460b26cd27540fd0d9068ef846154.jpg</text:p>
          </table:table-cell>
          <table:table-cell table:number-columns-repeated="16"/>
          <table:table-cell office:value-type="string" calcext:value-type="string">
            <text:p>https://www.kupi-jeans.ru/upload/resize_cache/iblock/e8c/70_113_2/e8c460b26cd27540fd0d9068ef846154.jpg</text:p>
          </table:table-cell>
          <table:table-cell office:value-type="string" calcext:value-type="string">
            <text:p>https://www.kupi-jeans.ru/upload/resize_cache/iblock/e8d/70_113_2/e8dd080727d3d67505e16deab585b081.jpg</text:p>
          </table:table-cell>
          <table:table-cell office:value-type="string" calcext:value-type="string">
            <text:p>https://www.kupi-jeans.ru/upload/resize_cache/iblock/bc6/70_113_2/bc6b8b490fcac90b4153e68b4561b29c.jpg</text:p>
          </table:table-cell>
          <table:table-cell office:value-type="string" calcext:value-type="string">
            <text:p>https://www.kupi-jeans.ru/upload/resize_cache/iblock/ed8/70_113_2/ed817981264334d56f2d96a03547bcb9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PY299A-1</text:p>
          </table:table-cell>
          <table:table-cell office:value-type="string" calcext:value-type="string">
            <text:p>28,29,33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Langluka выполнены из хлопкового денима с нарочитыми потертостями. Детали: застежка на молнию и пуговицу, шлевки для ремня, пять карманов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py299a_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Vickys Love K6552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bcf/bcf5b05afe3f87f5c00814515e6ede61.jpg</text:p>
          </table:table-cell>
          <table:table-cell table:number-columns-repeated="16"/>
          <table:table-cell office:value-type="string" calcext:value-type="string">
            <text:p>https://www.kupi-jeans.ru/upload/resize_cache/iblock/bcf/70_113_2/bcf5b05afe3f87f5c00814515e6ede61.jpg</text:p>
          </table:table-cell>
          <table:table-cell office:value-type="string" calcext:value-type="string">
            <text:p>https://www.kupi-jeans.ru/upload/resize_cache/iblock/f85/70_113_2/f850516cd510bd087b9f90633d446633.jpg</text:p>
          </table:table-cell>
          <table:table-cell office:value-type="string" calcext:value-type="string">
            <text:p>https://www.kupi-jeans.ru/upload/resize_cache/iblock/546/70_113_2/5465218eb4023f764fb756bf2e9e70a6.jpg</text:p>
          </table:table-cell>
          <table:table-cell office:value-type="string" calcext:value-type="string">
            <text:p>https://www.kupi-jeans.ru/upload/resize_cache/iblock/b02/70_113_2/b0218af69e10f74cc2c5ef62e9cff6fc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K6552</text:p>
          </table:table-cell>
          <table:table-cell office:value-type="string" calcext:value-type="string">
            <text:p>25,26,27,29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от Vickys Love со средней посадкой. Модель выполнена из плотного денима. Детали: застежка на молнию и пуговицу, три кармана спереди, два кармана сзади, шлевки, декоративные потертости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vickys_love_k6552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Feng Xing FX4228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f73/f7348fd6340cddcdfba50ae269e42390.jpg</text:p>
          </table:table-cell>
          <table:table-cell table:number-columns-repeated="16"/>
          <table:table-cell office:value-type="string" calcext:value-type="string">
            <text:p>https://www.kupi-jeans.ru/upload/resize_cache/iblock/f73/70_113_2/f7348fd6340cddcdfba50ae269e42390.jpg</text:p>
          </table:table-cell>
          <table:table-cell office:value-type="string" calcext:value-type="string">
            <text:p>https://www.kupi-jeans.ru/upload/resize_cache/iblock/333/70_113_2/3339c75aed09b1d9e372aacea43bc35b.jpg</text:p>
          </table:table-cell>
          <table:table-cell office:value-type="string" calcext:value-type="string">
            <text:p>https://www.kupi-jeans.ru/upload/resize_cache/iblock/dbb/70_113_2/dbbc8e2637e636e6b9104107d3b57e3c.jpg</text:p>
          </table:table-cell>
          <table:table-cell office:value-type="string" calcext:value-type="string">
            <text:p>https://www.kupi-jeans.ru/upload/resize_cache/iblock/e43/70_113_2/e43d49ee928bf60455d55a664b95f464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FX4228</text:p>
          </table:table-cell>
          <table:table-cell office:value-type="string" calcext:value-type="string">
            <text:p>25,26,28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Feng Xing выполнены из хлопкового денима с нарочитыми потертостями. Детали: застежка на молнию и пуговицу, шлевки для ремня, пять карманов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feng_xing_fx4228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утепленные TG 0704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e1e/e1e563db99bf25dd2a88411aa48f7cab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Утепленные 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07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импатичные утепленные байкой, стрейчевые джинсы со средней посадкой, зауженного кроя. Модель оформлена небольшим выбеленным эффектом, застежкой на пуговицу и молнию. Прекрасный выбор для повседневного гардероба. Детали: зауженный покрой, подкладкой из тонкой байки которая незаметна глазу. Состав джинсов: 100% хлопок. Сезон: Зима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uteplennye_bryuki_dzhinsovye/dzhinsy_zhenskie_uteplennye_tg_0704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angluka PY073A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e30/e30b246c02d7584c42f2aab7cb8bdd4c.jpg</text:p>
          </table:table-cell>
          <table:table-cell table:number-columns-repeated="16"/>
          <table:table-cell office:value-type="string" calcext:value-type="string">
            <text:p>https://www.kupi-jeans.ru/upload/resize_cache/iblock/e30/70_113_2/e30b246c02d7584c42f2aab7cb8bdd4c.jpg</text:p>
          </table:table-cell>
          <table:table-cell office:value-type="string" calcext:value-type="string">
            <text:p>https://www.kupi-jeans.ru/upload/resize_cache/iblock/fae/70_113_2/fae6900429ec8a9bdee0b277b3e58639.jpg</text:p>
          </table:table-cell>
          <table:table-cell office:value-type="string" calcext:value-type="string">
            <text:p>https://www.kupi-jeans.ru/upload/resize_cache/iblock/cfa/70_113_2/cfae1abc59f0d7c4d9903dfde5c27f4f.jpg</text:p>
          </table:table-cell>
          <table:table-cell office:value-type="string" calcext:value-type="string">
            <text:p>https://www.kupi-jeans.ru/upload/resize_cache/iblock/0ba/70_113_2/0babd9e4715310e50fc5b7dda07cbd6f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PY073A</text:p>
          </table:table-cell>
          <table:table-cell office:value-type="string" calcext:value-type="string">
            <text:p>28,29,30,31,32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от Langluka со средней посадкой. Модель выполнена из плотного денима. Детали: застежка на молнию и пуговицу, три кармана спереди, два кармана сзади, шлевки, декоративные потертости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py073a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Feng Xing FX4097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c87/c8703a3f20eb8738b206dab52c6a8fea.jpg</text:p>
          </table:table-cell>
          <table:table-cell table:number-columns-repeated="16"/>
          <table:table-cell office:value-type="string" calcext:value-type="string">
            <text:p>https://www.kupi-jeans.ru/upload/resize_cache/iblock/c87/70_113_2/c8703a3f20eb8738b206dab52c6a8fea.jpg</text:p>
          </table:table-cell>
          <table:table-cell office:value-type="string" calcext:value-type="string">
            <text:p>https://www.kupi-jeans.ru/upload/resize_cache/iblock/f07/70_113_2/f07824f951fb90a65583e36969c36217.jpg</text:p>
          </table:table-cell>
          <table:table-cell office:value-type="string" calcext:value-type="string">
            <text:p>https://www.kupi-jeans.ru/upload/resize_cache/iblock/712/70_113_2/712197b415354c01a82e356d2bbdce1a.jpg</text:p>
          </table:table-cell>
          <table:table-cell office:value-type="string" calcext:value-type="string">
            <text:p>https://www.kupi-jeans.ru/upload/resize_cache/iblock/c82/70_113_2/c82afa94d42a27c59295cdadc99efd58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FX409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Feng Xing выполнены из хлопкового денима с нарочитыми потертостями. Детали: застежка на молнию и пуговицу, шлевки для ремня, пять карманов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feng_xing_fx4097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angluka LJ1353B</text:p>
          </table:table-cell>
          <table:table-cell office:value-type="float" office:value="1360" calcext:value-type="float">
            <text:p>136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kupi-jeans.ru/upload/iblock/616/61672277ddbdccdf7da9756801f738e4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LJ1353B</text:p>
          </table:table-cell>
          <table:table-cell office:value-type="string" calcext:value-type="string">
            <text:p>31,32,33,34,35,36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Langluka выполнены из хлопкового денима. Детали: застежка на молнию и пуговицу, шлевки для ремня, пять карманов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lj1353b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Yajingshi 3011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b89/b892cbc8177867822a5c20c797680db9.jpg</text:p>
          </table:table-cell>
          <table:table-cell table:number-columns-repeated="16"/>
          <table:table-cell office:value-type="string" calcext:value-type="string">
            <text:p>https://www.kupi-jeans.ru/upload/resize_cache/iblock/b89/70_113_2/b892cbc8177867822a5c20c797680db9.jpg</text:p>
          </table:table-cell>
          <table:table-cell office:value-type="string" calcext:value-type="string">
            <text:p>https://www.kupi-jeans.ru/upload/resize_cache/iblock/e91/70_113_2/e918a0bb1bbca65d28cba6f9a4c08ca6.jpg</text:p>
          </table:table-cell>
          <table:table-cell office:value-type="string" calcext:value-type="string">
            <text:p>https://www.kupi-jeans.ru/upload/resize_cache/iblock/b2b/70_113_2/b2b41bb2f9bf2083d421abf2b64f6b9d.jpg</text:p>
          </table:table-cell>
          <table:table-cell office:value-type="string" calcext:value-type="string">
            <text:p>https://www.kupi-jeans.ru/upload/resize_cache/iblock/cbb/70_113_2/cbbfc85bab27e9cb98f14c92937e0901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30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Женские джинсы средней зауженности Состав: 98% хлопок, 2% полиэстер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yajingshi_30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Miss Bon MB-2051</text:p>
          </table:table-cell>
          <table:table-cell office:value-type="float" office:value="1280" calcext:value-type="float">
            <text:p>128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https://www.kupi-jeans.ru/upload/iblock/3ed/3ed61da82bb6b908099c680f5f91f345.jpg</text:p>
          </table:table-cell>
          <table:table-cell table:number-columns-repeated="16"/>
          <table:table-cell office:value-type="string" calcext:value-type="string">
            <text:p>https://www.kupi-jeans.ru/upload/resize_cache/iblock/3ed/70_113_2/3ed61da82bb6b908099c680f5f91f345.jpg</text:p>
          </table:table-cell>
          <table:table-cell office:value-type="string" calcext:value-type="string">
            <text:p>https://www.kupi-jeans.ru/upload/resize_cache/iblock/219/70_113_2/2194d418457c7f398bcb6b48594d9eea.jpg</text:p>
          </table:table-cell>
          <table:table-cell office:value-type="string" calcext:value-type="string">
            <text:p>https://www.kupi-jeans.ru/upload/resize_cache/iblock/944/70_113_2/944c4f78e841fca5b50eff604edbeb18.jpg</text:p>
          </table:table-cell>
          <table:table-cell office:value-type="string" calcext:value-type="string">
            <text:p>https://www.kupi-jeans.ru/upload/resize_cache/iblock/9cb/70_113_2/9cbee70a288fd5c9fd4f3d012c00f3cf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MB-2051</text:p>
          </table:table-cell>
          <table:table-cell office:value-type="float" office:value="28.3" calcext:value-type="float">
            <text:p>28,3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Miss Bon выполнены из хлопкового денима с нарочитыми потертостями. Детали: застежка на молнию и пуговицу, шлевки для ремня, пять карманов. Состав: 95% хлопок, 5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miss_bon_mb_205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angluka LJ1329A</text:p>
          </table:table-cell>
          <table:table-cell office:value-type="float" office:value="1360" calcext:value-type="float">
            <text:p>136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kupi-jeans.ru/upload/iblock/2dc/2dc454a7277e134a86e269978568434d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LJ1329A</text:p>
          </table:table-cell>
          <table:table-cell office:value-type="string" calcext:value-type="string">
            <text:p>28,30,31,32,33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Langluka выполнены из хлопкового денима. Детали: застежка на молнию и пуговицу, шлевки для ремня, пять карманов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lj1329a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FX Jeans FX4058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b22/b22c8dfb556717320653d709c87d9710.jpg</text:p>
          </table:table-cell>
          <table:table-cell table:number-columns-repeated="16"/>
          <table:table-cell office:value-type="string" calcext:value-type="string">
            <text:p>https://www.kupi-jeans.ru/upload/resize_cache/iblock/b22/70_113_2/b22c8dfb556717320653d709c87d9710.jpg</text:p>
          </table:table-cell>
          <table:table-cell office:value-type="string" calcext:value-type="string">
            <text:p>https://www.kupi-jeans.ru/upload/resize_cache/iblock/ddd/70_113_2/ddd7ba8fe878a5e36d92da628e203f3a.jpg</text:p>
          </table:table-cell>
          <table:table-cell office:value-type="string" calcext:value-type="string">
            <text:p>https://www.kupi-jeans.ru/upload/resize_cache/iblock/ee2/70_113_2/ee26d57d500961a63aabf1e230e03055.jpg</text:p>
          </table:table-cell>
          <table:table-cell office:value-type="string" calcext:value-type="string">
            <text:p>https://www.kupi-jeans.ru/upload/resize_cache/iblock/452/70_113_2/452b3e022410aa0b64b61448cd281c47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FX4058</text:p>
          </table:table-cell>
          <table:table-cell office:value-type="string" calcext:value-type="string">
            <text:p>27,28,29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Женские джинсы FX Jeans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fx_jeans_fx4058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FX Jeans FX4111Y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ef5/ef58e03add4d74548b7d86efa0f5256c.jpg</text:p>
          </table:table-cell>
          <table:table-cell table:number-columns-repeated="16"/>
          <table:table-cell office:value-type="string" calcext:value-type="string">
            <text:p>https://www.kupi-jeans.ru/upload/resize_cache/iblock/ef5/70_113_2/ef58e03add4d74548b7d86efa0f5256c.jpg</text:p>
          </table:table-cell>
          <table:table-cell office:value-type="string" calcext:value-type="string">
            <text:p>https://www.kupi-jeans.ru/upload/resize_cache/iblock/126/70_113_2/1264d92da1e4be9f2f2a6bca8f9e2341.jpg</text:p>
          </table:table-cell>
          <table:table-cell office:value-type="string" calcext:value-type="string">
            <text:p>https://www.kupi-jeans.ru/upload/resize_cache/iblock/7a5/70_113_2/7a5a828328f0a01ab55de22460e9fbb0.jpg</text:p>
          </table:table-cell>
          <table:table-cell office:value-type="string" calcext:value-type="string">
            <text:p>https://www.kupi-jeans.ru/upload/resize_cache/iblock/073/70_113_2/07363d4afdbe07b1abb79c7f53934f04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FX4111Y</text:p>
          </table:table-cell>
          <table:table-cell office:value-type="string" calcext:value-type="string">
            <text:p>25,26,27,28,29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Женские джинсы FX Jeans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fx_jeans_fx4111y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рюки женские Dute 693-2</text:p>
          </table:table-cell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ttps://www.kupi-jeans.ru/upload/iblock/e2f/e2ff8c4c2a030962dfc27ebeeaf2361b.jpg</text:p>
          </table:table-cell>
          <table:table-cell table:number-columns-repeated="16"/>
          <table:table-cell office:value-type="string" calcext:value-type="string">
            <text:p>https://www.kupi-jeans.ru/upload/resize_cache/iblock/e2f/70_113_2/e2ff8c4c2a030962dfc27ebeeaf2361b.jpg</text:p>
          </table:table-cell>
          <table:table-cell office:value-type="string" calcext:value-type="string">
            <text:p>https://www.kupi-jeans.ru/upload/resize_cache/iblock/f47/70_113_2/f474434c5f1a1d07ccc5b78033e6addd.jpg</text:p>
          </table:table-cell>
          <table:table-cell office:value-type="string" calcext:value-type="string">
            <text:p>https://www.kupi-jeans.ru/upload/resize_cache/iblock/0ad/70_113_2/0adeb462004a68cf9123dd6225a72ab6.jpg</text:p>
          </table:table-cell>
          <table:table-cell table:number-columns-repeated="8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693-2</text:p>
          </table:table-cell>
          <table:table-cell office:value-type="string" calcext:value-type="string">
            <text:p>25,26,27,29,30,камуфляж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Модные женские брюки в стиле милитари. Стильная одежда для свободного имиджа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bryuki_zhenskie_dute_693_2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angluka PY012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196/196ac96043fbdcc35b4c5b6e748a03e7.jpg</text:p>
          </table:table-cell>
          <table:table-cell table:number-columns-repeated="16"/>
          <table:table-cell office:value-type="string" calcext:value-type="string">
            <text:p>https://www.kupi-jeans.ru/upload/resize_cache/iblock/196/70_113_2/196ac96043fbdcc35b4c5b6e748a03e7.jpg</text:p>
          </table:table-cell>
          <table:table-cell office:value-type="string" calcext:value-type="string">
            <text:p>https://www.kupi-jeans.ru/upload/resize_cache/iblock/ca4/70_113_2/ca47ce7c22a0c3de6fee139586ce0bbc.jpg</text:p>
          </table:table-cell>
          <table:table-cell office:value-type="string" calcext:value-type="string">
            <text:p>https://www.kupi-jeans.ru/upload/resize_cache/iblock/520/70_113_2/520ecaea36dbbdd2e9261291c806593c.jpg</text:p>
          </table:table-cell>
          <table:table-cell office:value-type="string" calcext:value-type="string">
            <text:p>https://www.kupi-jeans.ru/upload/resize_cache/iblock/450/70_113_2/45053a201c9f744a36abc5617ac39629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PY0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для женщин модные, из мягкого хлопка. Состав: 98% хлопок, 2% полиэстер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py012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Haodi HD99-222KK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117/117a8998dc42cc3f7350cb9948617861.jpg</text:p>
          </table:table-cell>
          <table:table-cell table:number-columns-repeated="16"/>
          <table:table-cell office:value-type="string" calcext:value-type="string">
            <text:p>https://www.kupi-jeans.ru/upload/resize_cache/iblock/117/70_113_2/117a8998dc42cc3f7350cb9948617861.jpg</text:p>
          </table:table-cell>
          <table:table-cell office:value-type="string" calcext:value-type="string">
            <text:p>https://www.kupi-jeans.ru/upload/resize_cache/iblock/067/70_113_2/06744e3dbf6fb75587e96def3263e603.jpg</text:p>
          </table:table-cell>
          <table:table-cell office:value-type="string" calcext:value-type="string">
            <text:p>https://www.kupi-jeans.ru/upload/resize_cache/iblock/518/70_113_2/518da6aa5627bb743a2b912885354481.jpg</text:p>
          </table:table-cell>
          <table:table-cell office:value-type="string" calcext:value-type="string">
            <text:p>https://www.kupi-jeans.ru/upload/resize_cache/iblock/79c/70_113_2/79c22ba3bbee3f08f0f05886951ace60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HD99-222KK</text:p>
          </table:table-cell>
          <table:table-cell office:value-type="string" calcext:value-type="string">
            <text:p>25,26,27,28,29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Haodi выполнены из хлопкового денима с нарочитыми потертостями. Детали: застежка на молнию и пуговицу, шлевки для ремня, пять карманов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haodi_hd99_222k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Jilida J0517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63e/63e1a7fafa9e664efc30635dc68194f4.jpg</text:p>
          </table:table-cell>
          <table:table-cell table:number-columns-repeated="16"/>
          <table:table-cell office:value-type="string" calcext:value-type="string">
            <text:p>https://www.kupi-jeans.ru/upload/resize_cache/iblock/63e/70_113_2/63e1a7fafa9e664efc30635dc68194f4.jpg</text:p>
          </table:table-cell>
          <table:table-cell office:value-type="string" calcext:value-type="string">
            <text:p>https://www.kupi-jeans.ru/upload/resize_cache/iblock/20a/70_113_2/20a3a24510c15edd5a183c726d6a6fca.jpg</text:p>
          </table:table-cell>
          <table:table-cell office:value-type="string" calcext:value-type="string">
            <text:p>https://www.kupi-jeans.ru/upload/resize_cache/iblock/dc3/70_113_2/dc32d4e806d859f70b5834087049bfb3.jpg</text:p>
          </table:table-cell>
          <table:table-cell office:value-type="string" calcext:value-type="string">
            <text:p>https://www.kupi-jeans.ru/upload/resize_cache/iblock/d68/70_113_2/d68db4a9ede65d32d0b9913becf1a932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J0517</text:p>
          </table:table-cell>
          <table:table-cell office:value-type="float" office:value="25.26" calcext:value-type="float">
            <text:p>25,26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для женщин модные, из мягкого хлопка. Состав: 78% хлопок, 22% полиэстер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jilida_j0517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Miss Bon MB-9029</text:p>
          </table:table-cell>
          <table:table-cell office:value-type="float" office:value="1330" calcext:value-type="float">
            <text:p>133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https://www.kupi-jeans.ru/upload/iblock/47a/47a00de12791f5d942eb56ce9bd38bc5.jpg</text:p>
          </table:table-cell>
          <table:table-cell table:number-columns-repeated="16"/>
          <table:table-cell office:value-type="string" calcext:value-type="string">
            <text:p>https://www.kupi-jeans.ru/upload/resize_cache/iblock/47a/70_113_2/47a00de12791f5d942eb56ce9bd38bc5.jpg</text:p>
          </table:table-cell>
          <table:table-cell office:value-type="string" calcext:value-type="string">
            <text:p>https://www.kupi-jeans.ru/upload/resize_cache/iblock/ca1/70_113_2/ca1ad6187bb8e87e18b63c50a6235e2a.jpg</text:p>
          </table:table-cell>
          <table:table-cell office:value-type="string" calcext:value-type="string">
            <text:p>https://www.kupi-jeans.ru/upload/resize_cache/iblock/751/70_113_2/7517f0af05c8027ec1d2f054ec90c1d7.jpg</text:p>
          </table:table-cell>
          <table:table-cell office:value-type="string" calcext:value-type="string">
            <text:p>https://www.kupi-jeans.ru/upload/resize_cache/iblock/fcb/70_113_2/fcb0db97bf9b0d0213be9727944b1194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MB-9029</text:p>
          </table:table-cell>
          <table:table-cell office:value-type="string" calcext:value-type="string">
            <text:p>30,31,32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для женщин, плотные, из мягкого хлопка. Качественная окраска джинсов. Модель джинсов больших размеров. От 30 по 36 европейские размеры. Состав: 95% хлопок, 5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miss_bon_mb_9029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Haodi HD99-210-1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dd9/dd9a9e1f589bd457d44fbf264089966d.jpg</text:p>
          </table:table-cell>
          <table:table-cell table:number-columns-repeated="16"/>
          <table:table-cell office:value-type="string" calcext:value-type="string">
            <text:p>https://www.kupi-jeans.ru/upload/resize_cache/iblock/dd9/70_113_2/dd9a9e1f589bd457d44fbf264089966d.jpg</text:p>
          </table:table-cell>
          <table:table-cell office:value-type="string" calcext:value-type="string">
            <text:p>https://www.kupi-jeans.ru/upload/resize_cache/iblock/108/70_113_2/1084c0a85fb371c9a2d41060dd78bfdb.jpg</text:p>
          </table:table-cell>
          <table:table-cell office:value-type="string" calcext:value-type="string">
            <text:p>https://www.kupi-jeans.ru/upload/resize_cache/iblock/8c7/70_113_2/8c75805ac8db85f6de30b54f875cd736.jpg</text:p>
          </table:table-cell>
          <table:table-cell office:value-type="string" calcext:value-type="string">
            <text:p>https://www.kupi-jeans.ru/upload/resize_cache/iblock/f82/70_113_2/f828d2428c85238b902503af36932696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HD99-210-1</text:p>
          </table:table-cell>
          <table:table-cell office:value-type="string" calcext:value-type="string">
            <text:p>25,27,28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Женские джинсы Haodi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haodi_hd99_210_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angluka X1698A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ffd/ffdb9ca1d3a4cb7ba447dfca83aa57cf.jpg</text:p>
          </table:table-cell>
          <table:table-cell table:number-columns-repeated="16"/>
          <table:table-cell office:value-type="string" calcext:value-type="string">
            <text:p>https://www.kupi-jeans.ru/upload/resize_cache/iblock/ffd/70_113_2/ffdb9ca1d3a4cb7ba447dfca83aa57cf.jpg</text:p>
          </table:table-cell>
          <table:table-cell office:value-type="string" calcext:value-type="string">
            <text:p>https://www.kupi-jeans.ru/upload/resize_cache/iblock/8d2/70_113_2/8d2b8e0469592d60f783869e41044127.jpg</text:p>
          </table:table-cell>
          <table:table-cell office:value-type="string" calcext:value-type="string">
            <text:p>https://www.kupi-jeans.ru/upload/resize_cache/iblock/935/70_113_2/935251a0c5239b7b3da0df1a61a77263.jpg</text:p>
          </table:table-cell>
          <table:table-cell office:value-type="string" calcext:value-type="string">
            <text:p>https://www.kupi-jeans.ru/upload/resize_cache/iblock/25d/70_113_2/25d83eedaf31fcd5b8629054a12887f8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X1698A</text:p>
          </table:table-cell>
          <table:table-cell office:value-type="float" office:value="28.29" calcext:value-type="float">
            <text:p>28,29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Langluka выполнены из хлопкового денима с нарочитыми потертостями. Детали: застежка на молнию и пуговицу, шлевки для ремня, пять карманов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x1698a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angluka LJ1360C</text:p>
          </table:table-cell>
          <table:table-cell office:value-type="float" office:value="1360" calcext:value-type="float">
            <text:p>136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kupi-jeans.ru/upload/iblock/126/1263e1e6b2bb7701d736443924f04e6a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LJ1360C</text:p>
          </table:table-cell>
          <table:table-cell office:value-type="string" calcext:value-type="string">
            <text:p>32,34,36,42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Langluka выполнены из плотного хлопкового денима. Детали: застежка на молнию и пуговицу; пять карманов; шлевки для ремня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lj1360c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Denim <text:s/>HT-9053</text:p>
          </table:table-cell>
          <table:table-cell office:value-type="float" office:value="1120" calcext:value-type="float">
            <text:p>112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https://www.kupi-jeans.ru/upload/iblock/739/739cf3a20c4f31bf98418a41c7c654ca.jpg</text:p>
          </table:table-cell>
          <table:table-cell table:number-columns-repeated="16"/>
          <table:table-cell office:value-type="string" calcext:value-type="string">
            <text:p>https://www.kupi-jeans.ru/upload/resize_cache/iblock/739/70_113_2/739cf3a20c4f31bf98418a41c7c654ca.jpg</text:p>
          </table:table-cell>
          <table:table-cell office:value-type="string" calcext:value-type="string">
            <text:p>https://www.kupi-jeans.ru/upload/resize_cache/iblock/fa5/70_113_2/fa576732380c70a449f4a9bc0b9e18e0.jpg</text:p>
          </table:table-cell>
          <table:table-cell office:value-type="string" calcext:value-type="string">
            <text:p>https://www.kupi-jeans.ru/upload/resize_cache/iblock/6a7/70_113_2/6a72593919be734170b35b3b3cd86278.jpg</text:p>
          </table:table-cell>
          <table:table-cell office:value-type="string" calcext:value-type="string">
            <text:p>https://www.kupi-jeans.ru/upload/resize_cache/iblock/59c/70_113_2/59cd8ab03d1cae06e55e8723ee135e25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HT-9053</text:p>
          </table:table-cell>
          <table:table-cell office:value-type="string" calcext:value-type="string">
            <text:p>25,26,27,29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выполнены из хлопкового денима с нарочитыми потертостями. Детали: застежка на молнию и пуговицу, шлевки для ремня, пять карманов. Состав: 75% хлопок, 23% полиэстер, 2% эластан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denim_ht_9053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Haodi HD99-220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57b/57b3b7817449f3244c45e631ba001389.jpg</text:p>
          </table:table-cell>
          <table:table-cell table:number-columns-repeated="16"/>
          <table:table-cell office:value-type="string" calcext:value-type="string">
            <text:p>https://www.kupi-jeans.ru/upload/resize_cache/iblock/57b/70_113_2/57b3b7817449f3244c45e631ba001389.jpg</text:p>
          </table:table-cell>
          <table:table-cell office:value-type="string" calcext:value-type="string">
            <text:p>https://www.kupi-jeans.ru/upload/resize_cache/iblock/21b/70_113_2/21b83cbc0830b6c6a7fb2df11d976a6a.jpg</text:p>
          </table:table-cell>
          <table:table-cell office:value-type="string" calcext:value-type="string">
            <text:p>https://www.kupi-jeans.ru/upload/resize_cache/iblock/9ff/70_113_2/9ffd02236413a45176fb46c12f4b97f5.jpg</text:p>
          </table:table-cell>
          <table:table-cell office:value-type="string" calcext:value-type="string">
            <text:p>https://www.kupi-jeans.ru/upload/resize_cache/iblock/b9b/70_113_2/b9b42aa0bfa4fe6f5fcd3bb64bfcb8d9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HD99-220</text:p>
          </table:table-cell>
          <table:table-cell office:value-type="string" calcext:value-type="string">
            <text:p>25,26,27,28,29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Haodi выполнены из хлопкового денима с нарочитыми потертостями. Детали: застежка на молнию и пуговицу, шлевки для ремня, пять карманов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haodi_hd99_220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Haodi HD99-287KK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758/7587c27576cf3279b5e196a9428268c6.jpg</text:p>
          </table:table-cell>
          <table:table-cell table:number-columns-repeated="16"/>
          <table:table-cell office:value-type="string" calcext:value-type="string">
            <text:p>https://www.kupi-jeans.ru/upload/resize_cache/iblock/758/70_113_2/7587c27576cf3279b5e196a9428268c6.jpg</text:p>
          </table:table-cell>
          <table:table-cell office:value-type="string" calcext:value-type="string">
            <text:p>https://www.kupi-jeans.ru/upload/resize_cache/iblock/d23/70_113_2/d234480ab9b1ac8cca69a632478d7a7b.jpg</text:p>
          </table:table-cell>
          <table:table-cell office:value-type="string" calcext:value-type="string">
            <text:p>https://www.kupi-jeans.ru/upload/resize_cache/iblock/964/70_113_2/964c25a45f6bfa258b2fe91e55f4b10a.jpg</text:p>
          </table:table-cell>
          <table:table-cell office:value-type="string" calcext:value-type="string">
            <text:p>https://www.kupi-jeans.ru/upload/resize_cache/iblock/c2c/70_113_2/c2cd7194a8b8928bf0c95e44e015f951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HD99-287KK</text:p>
          </table:table-cell>
          <table:table-cell office:value-type="float" office:value="25.27" calcext:value-type="float">
            <text:p>25,27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Фасон «бойфренд» абсолютно незаменим! Идеальный вариант для создания повседневного образа в стиле кэжуал или женственного образа – вам выбирать! - Фасон «бойфренд» / свободный крой - Застежка на молнию и пуговицу - 5 карманов - Шлевки под ремень - Легкий эффект потертости. Состав: 98% хлопок, 2% спандекс.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haodi_hd99_287k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angluka PY306A-1</text:p>
          </table:table-cell>
          <table:table-cell office:value-type="float" office:value="1280" calcext:value-type="float">
            <text:p>128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https://www.kupi-jeans.ru/upload/iblock/a5a/a5a30f769dfe94a9c61fbd136b06f605.jpg</text:p>
          </table:table-cell>
          <table:table-cell table:number-columns-repeated="16"/>
          <table:table-cell office:value-type="string" calcext:value-type="string">
            <text:p>https://www.kupi-jeans.ru/upload/resize_cache/iblock/a5a/70_113_2/a5a30f769dfe94a9c61fbd136b06f605.jpg</text:p>
          </table:table-cell>
          <table:table-cell office:value-type="string" calcext:value-type="string">
            <text:p>https://www.kupi-jeans.ru/upload/resize_cache/iblock/dac/70_113_2/daccbc9fe3070201b6b3f8df70b5aa08.jpg</text:p>
          </table:table-cell>
          <table:table-cell office:value-type="string" calcext:value-type="string">
            <text:p>https://www.kupi-jeans.ru/upload/resize_cache/iblock/19f/70_113_2/19f345c73da1116b41ed7d63d5964a3e.jpg</text:p>
          </table:table-cell>
          <table:table-cell office:value-type="string" calcext:value-type="string">
            <text:p>https://www.kupi-jeans.ru/upload/resize_cache/iblock/63c/70_113_2/63ce0e6452e9483fe8f6fc318e077e72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PY306A-1</text:p>
          </table:table-cell>
          <table:table-cell office:value-type="string" calcext:value-type="string">
            <text:p>28,29,32,33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Langluka выполнены из хлопкового денима с нарочитыми потертостями. Детали: застежка на молнию и пуговицу, шлевки для ремня, пять карманов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py306a_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Haodi HD99-296KK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e52/e52f3a617d890bebceb00017963b8145.jpg</text:p>
          </table:table-cell>
          <table:table-cell table:number-columns-repeated="16"/>
          <table:table-cell office:value-type="string" calcext:value-type="string">
            <text:p>https://www.kupi-jeans.ru/upload/resize_cache/iblock/e52/70_113_2/e52f3a617d890bebceb00017963b8145.jpg</text:p>
          </table:table-cell>
          <table:table-cell office:value-type="string" calcext:value-type="string">
            <text:p>https://www.kupi-jeans.ru/upload/resize_cache/iblock/389/70_113_2/389205eb8f0389ea246578e6785ca073.jpg</text:p>
          </table:table-cell>
          <table:table-cell office:value-type="string" calcext:value-type="string">
            <text:p>https://www.kupi-jeans.ru/upload/resize_cache/iblock/853/70_113_2/853d684a3870bf4776365868947d3311.jpg</text:p>
          </table:table-cell>
          <table:table-cell office:value-type="string" calcext:value-type="string">
            <text:p>https://www.kupi-jeans.ru/upload/resize_cache/iblock/bd6/70_113_2/bd67a97d9dc11d363bc938f18101af86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HD99-296KK</text:p>
          </table:table-cell>
          <table:table-cell office:value-type="string" calcext:value-type="string">
            <text:p>25,27,29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Фасон «бойфренд» абсолютно незаменим! Идеальный вариант для создания повседневного образа в стиле кэжуал или женственного образа – вам выбирать! - Фасон «бойфренд» / свободный крой - Застежка на молнию и пуговицу - 5 карманов - Шлевки под ремень - Легкий эффект потертости. Состав: 98% хлопок, 2% спандекс.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haodi_hd99_296k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Haodi HD99-202-1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d78/d78482b3cb810eebff06daeaf1c2ccc8.jpg</text:p>
          </table:table-cell>
          <table:table-cell table:number-columns-repeated="16"/>
          <table:table-cell office:value-type="string" calcext:value-type="string">
            <text:p>https://www.kupi-jeans.ru/upload/resize_cache/iblock/d78/70_113_2/d78482b3cb810eebff06daeaf1c2ccc8.jpg</text:p>
          </table:table-cell>
          <table:table-cell office:value-type="string" calcext:value-type="string">
            <text:p>https://www.kupi-jeans.ru/upload/resize_cache/iblock/06c/70_113_2/06cb9bb1f35daea114882d1f70757401.jpg</text:p>
          </table:table-cell>
          <table:table-cell office:value-type="string" calcext:value-type="string">
            <text:p>https://www.kupi-jeans.ru/upload/resize_cache/iblock/b6f/70_113_2/b6f2c504346c712e7258a99c98c918dd.jpg</text:p>
          </table:table-cell>
          <table:table-cell office:value-type="string" calcext:value-type="string">
            <text:p>https://www.kupi-jeans.ru/upload/resize_cache/iblock/cfd/70_113_2/cfd12fb8c7849ed78e36e86fbe059ac6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HD99-202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Haodi выполнены из хлопкового денима с нарочитыми потертостями. Детали: застежка на молнию и пуговицу, шлевки для ремня, пять карманов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haodi_hd99_202_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Miss Bon MB-9020</text:p>
          </table:table-cell>
          <table:table-cell office:value-type="float" office:value="1330" calcext:value-type="float">
            <text:p>133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https://www.kupi-jeans.ru/upload/iblock/020/02083affd55cb0b214ba0e3bb6e7954d.jpg</text:p>
          </table:table-cell>
          <table:table-cell table:number-columns-repeated="16"/>
          <table:table-cell office:value-type="string" calcext:value-type="string">
            <text:p>https://www.kupi-jeans.ru/upload/resize_cache/iblock/020/70_113_2/02083affd55cb0b214ba0e3bb6e7954d.jpg</text:p>
          </table:table-cell>
          <table:table-cell office:value-type="string" calcext:value-type="string">
            <text:p>https://www.kupi-jeans.ru/upload/resize_cache/iblock/032/70_113_2/032bb20f3faec16b60d85c871f7dff31.jpg</text:p>
          </table:table-cell>
          <table:table-cell office:value-type="string" calcext:value-type="string">
            <text:p>https://www.kupi-jeans.ru/upload/resize_cache/iblock/7f2/70_113_2/7f22c8da214f8233bc98a4d3ae09ac29.jpg</text:p>
          </table:table-cell>
          <table:table-cell office:value-type="string" calcext:value-type="string">
            <text:p>https://www.kupi-jeans.ru/upload/resize_cache/iblock/807/70_113_2/807f98708054a0daae5f98ff143ac5e4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MB-90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для женщин, плотные, из мягкого хлопка. Качественная окраска джинсов. Модель джинсов больших размеров. От 30 по 36 европейские размеры. Состав: 95% хлопок, 5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miss_bon_mb_9020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Denim <text:s/>HT-9015</text:p>
          </table:table-cell>
          <table:table-cell office:value-type="float" office:value="1120" calcext:value-type="float">
            <text:p>112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https://www.kupi-jeans.ru/upload/iblock/45c/45cce6a94e534d08b8916165ea6dd1ea.jpg</text:p>
          </table:table-cell>
          <table:table-cell table:number-columns-repeated="16"/>
          <table:table-cell office:value-type="string" calcext:value-type="string">
            <text:p>https://www.kupi-jeans.ru/upload/resize_cache/iblock/45c/70_113_2/45cce6a94e534d08b8916165ea6dd1ea.jpg</text:p>
          </table:table-cell>
          <table:table-cell office:value-type="string" calcext:value-type="string">
            <text:p>https://www.kupi-jeans.ru/upload/resize_cache/iblock/c01/70_113_2/c017e03e1d1fb3e9e5873f3ef6aeb059.jpg</text:p>
          </table:table-cell>
          <table:table-cell office:value-type="string" calcext:value-type="string">
            <text:p>https://www.kupi-jeans.ru/upload/resize_cache/iblock/7c3/70_113_2/7c3e83d6c312276e3fd742f66080581c.jpg</text:p>
          </table:table-cell>
          <table:table-cell office:value-type="string" calcext:value-type="string">
            <text:p>https://www.kupi-jeans.ru/upload/resize_cache/iblock/d01/70_113_2/d01919edfd77d1f96d9cee3391b25512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HT-9015</text:p>
          </table:table-cell>
          <table:table-cell office:value-type="string" calcext:value-type="string">
            <text:p>26,28,29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выполнены из хлопкового денима с нарочитыми потертостями. Детали: застежка на молнию и пуговицу, шлевки для ремня, пять карманов. Состав: 75% хлопок, 23% полиэстер, 2% эластан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denim_ht_9015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Haodi HD99-217KK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3e1/3e1b79b4bb84e71708cd09e3326548e5.jpg</text:p>
          </table:table-cell>
          <table:table-cell table:number-columns-repeated="16"/>
          <table:table-cell office:value-type="string" calcext:value-type="string">
            <text:p>https://www.kupi-jeans.ru/upload/resize_cache/iblock/3e1/70_113_2/3e1b79b4bb84e71708cd09e3326548e5.jpg</text:p>
          </table:table-cell>
          <table:table-cell office:value-type="string" calcext:value-type="string">
            <text:p>https://www.kupi-jeans.ru/upload/resize_cache/iblock/dad/70_113_2/dad0d5721dc77e5348cac02bea2f068d.jpg</text:p>
          </table:table-cell>
          <table:table-cell office:value-type="string" calcext:value-type="string">
            <text:p>https://www.kupi-jeans.ru/upload/resize_cache/iblock/784/70_113_2/78491bdf3b1198e39225eb5fcf0235d2.jpg</text:p>
          </table:table-cell>
          <table:table-cell office:value-type="string" calcext:value-type="string">
            <text:p>https://www.kupi-jeans.ru/upload/resize_cache/iblock/e52/70_113_2/e52736c194dcafc573721ff9ece13539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HD99-217KK</text:p>
          </table:table-cell>
          <table:table-cell office:value-type="string" calcext:value-type="string">
            <text:p>25,26,27,28,29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Haodi выполнены из хлопкового денима с нарочитыми потертостями. Детали: застежка на молнию и пуговицу, шлевки для ремня, пять карманов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haodi_hd99_217k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Miss Dudu 40-041S</text:p>
          </table:table-cell>
          <table:table-cell office:value-type="float" office:value="1280" calcext:value-type="float">
            <text:p>128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https://www.kupi-jeans.ru/upload/iblock/d13/d13c00c0b335ab811f38d2cc9d8da4e8.jpg</text:p>
          </table:table-cell>
          <table:table-cell table:number-columns-repeated="16"/>
          <table:table-cell office:value-type="string" calcext:value-type="string">
            <text:p>https://www.kupi-jeans.ru/upload/resize_cache/iblock/d13/70_113_2/d13c00c0b335ab811f38d2cc9d8da4e8.jpg</text:p>
          </table:table-cell>
          <table:table-cell office:value-type="string" calcext:value-type="string">
            <text:p>https://www.kupi-jeans.ru/upload/resize_cache/iblock/a54/70_113_2/a5449b936978f3e4864b515d774a4aaa.jpg</text:p>
          </table:table-cell>
          <table:table-cell office:value-type="string" calcext:value-type="string">
            <text:p>https://www.kupi-jeans.ru/upload/resize_cache/iblock/2c0/70_113_2/2c0d8dd7b225b20050bd25c8ac492f4f.jpg</text:p>
          </table:table-cell>
          <table:table-cell office:value-type="string" calcext:value-type="string">
            <text:p>https://www.kupi-jeans.ru/upload/resize_cache/iblock/5ff/70_113_2/5ff2dae27192ccb8867290cb558bae0b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40-041S</text:p>
          </table:table-cell>
          <table:table-cell office:value-type="string" calcext:value-type="string">
            <text:p>25,27,28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от Miss Dudu со средней посадкой. Модель выполнена из плотного денима. Детали: застежка на молнию и пуговицу, три кармана спереди, два кармана сзади, шлевки, декоративные потертости. Состав: 70% хлопок, 28% вискоза, 2% эластан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miss_dudu_40_041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Aimi Brand 3302</text:p>
          </table:table-cell>
          <table:table-cell office:value-type="float" office:value="1280" calcext:value-type="float">
            <text:p>128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https://www.kupi-jeans.ru/upload/iblock/7eb/7eb23d79b3e1fc8b652db2004cb5d928.jpg</text:p>
          </table:table-cell>
          <table:table-cell table:number-columns-repeated="16"/>
          <table:table-cell office:value-type="string" calcext:value-type="string">
            <text:p>https://www.kupi-jeans.ru/upload/resize_cache/iblock/7eb/70_113_2/7eb23d79b3e1fc8b652db2004cb5d928.jpg</text:p>
          </table:table-cell>
          <table:table-cell office:value-type="string" calcext:value-type="string">
            <text:p>https://www.kupi-jeans.ru/upload/resize_cache/iblock/2ca/70_113_2/2cada524bde8da5a9bd4b259f9eceb38.jpg</text:p>
          </table:table-cell>
          <table:table-cell office:value-type="string" calcext:value-type="string">
            <text:p>https://www.kupi-jeans.ru/upload/resize_cache/iblock/d90/70_113_2/d900cd54af4be3b3ac1ee7ef8bb21385.jpg</text:p>
          </table:table-cell>
          <table:table-cell office:value-type="string" calcext:value-type="string">
            <text:p>https://www.kupi-jeans.ru/upload/resize_cache/iblock/f7d/70_113_2/f7d08f87095cc7b463e9e2e1705568bc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33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для женщин из мягкого хлопка. Качественная окраска джинсов. Модель джинсов больших размеров. От 32 по 42 европейские размеры. Детали: застежка на молнию и пуговицу; пять карманов; шлевки для ремня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aimi_brand_3302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LK PY023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905/905c2b08bf7af0f584decd99c60cfad7.jpg</text:p>
          </table:table-cell>
          <table:table-cell table:number-columns-repeated="16"/>
          <table:table-cell office:value-type="string" calcext:value-type="string">
            <text:p>https://www.kupi-jeans.ru/upload/resize_cache/iblock/905/70_113_2/905c2b08bf7af0f584decd99c60cfad7.jpg</text:p>
          </table:table-cell>
          <table:table-cell office:value-type="string" calcext:value-type="string">
            <text:p>https://www.kupi-jeans.ru/upload/resize_cache/iblock/12a/70_113_2/12aa49931c3864da0cfc7f8935af079b.jpg</text:p>
          </table:table-cell>
          <table:table-cell office:value-type="string" calcext:value-type="string">
            <text:p>https://www.kupi-jeans.ru/upload/resize_cache/iblock/218/70_113_2/21803180a443b22ea70be59b4c41ea2c.jpg</text:p>
          </table:table-cell>
          <table:table-cell office:value-type="string" calcext:value-type="string">
            <text:p>https://www.kupi-jeans.ru/upload/resize_cache/iblock/cec/70_113_2/cec35e9411c3310e12705f199559ce13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PY023</text:p>
          </table:table-cell>
          <table:table-cell office:value-type="string" calcext:value-type="string">
            <text:p>26,27,29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Женские джинсы LLK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lk_py023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FA&amp;FA FA6028KK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a7e/a7eab2643fcd4e7d00e18dd543a1b667.jpg</text:p>
          </table:table-cell>
          <table:table-cell table:number-columns-repeated="16"/>
          <table:table-cell office:value-type="string" calcext:value-type="string">
            <text:p>https://www.kupi-jeans.ru/upload/resize_cache/iblock/a7e/70_113_2/a7eab2643fcd4e7d00e18dd543a1b667.jpg</text:p>
          </table:table-cell>
          <table:table-cell office:value-type="string" calcext:value-type="string">
            <text:p>https://www.kupi-jeans.ru/upload/resize_cache/iblock/f02/70_113_2/f02abe0983e787a9755becdb07d5347f.jpg</text:p>
          </table:table-cell>
          <table:table-cell office:value-type="string" calcext:value-type="string">
            <text:p>https://www.kupi-jeans.ru/upload/resize_cache/iblock/79e/70_113_2/79ed0d83c69bb9cceaed5d468bba00fd.jpg</text:p>
          </table:table-cell>
          <table:table-cell office:value-type="string" calcext:value-type="string">
            <text:p>https://www.kupi-jeans.ru/upload/resize_cache/iblock/3fa/70_113_2/3fad8cb8508791135b85192d2ad01be6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FA6028KK</text:p>
          </table:table-cell>
          <table:table-cell office:value-type="string" calcext:value-type="string">
            <text:p>25,26,27,29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-бойфренды. Концепция стиля этих джинсов — раскрепощенность и свобода. Создается ощущение, что девушка с утра надела джинсы своего брата или парня. Казалось бы, такой небрежный вид никак не придает женственности и стройности фигуре, но, как ни странно, женщины в них выглядят необыкновенно хрупкими.... 5 карманов. Шлевки для ремня. Застежка на молнию и 1 пуговицу. Ремень в комплекте. Широкие джинсы-бойфренды со средней посадкой и шаговым швом. Носить с отворотами снизу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fa_fa_fa6028k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Denim HT-9012</text:p>
          </table:table-cell>
          <table:table-cell office:value-type="float" office:value="1050" calcext:value-type="float">
            <text:p>105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https://www.kupi-jeans.ru/upload/iblock/19d/19db3cdf15004dfe6007431b4d36c795.jpg</text:p>
          </table:table-cell>
          <table:table-cell table:number-columns-repeated="16"/>
          <table:table-cell office:value-type="string" calcext:value-type="string">
            <text:p>https://www.kupi-jeans.ru/upload/resize_cache/iblock/19d/70_113_2/19db3cdf15004dfe6007431b4d36c795.jpg</text:p>
          </table:table-cell>
          <table:table-cell office:value-type="string" calcext:value-type="string">
            <text:p>https://www.kupi-jeans.ru/upload/resize_cache/iblock/858/70_113_2/85887448b00d5434b9fb389462254a17.jpg</text:p>
          </table:table-cell>
          <table:table-cell office:value-type="string" calcext:value-type="string">
            <text:p>https://www.kupi-jeans.ru/upload/resize_cache/iblock/36c/70_113_2/36ca901c99d88b4b9944f26ade4be033.jpg</text:p>
          </table:table-cell>
          <table:table-cell office:value-type="string" calcext:value-type="string">
            <text:p>https://www.kupi-jeans.ru/upload/resize_cache/iblock/800/70_113_2/800f78cdecdcfef40326759b6268facc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HT-90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выполнены из хлопкового денима с нарочитыми потертостями. Детали: застежка на молнию и пуговицу, шлевки для ремня, пять карманов. Состав: 75% хлопок, 23% полиэстер, 2% эластан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denim_ht_9012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angluka PY-559-1</text:p>
          </table:table-cell>
          <table:table-cell office:value-type="float" office:value="1360" calcext:value-type="float">
            <text:p>136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kupi-jeans.ru/upload/iblock/ec7/ec706856d03fc8de6fb1b57e7106d729.jpg</text:p>
          </table:table-cell>
          <table:table-cell table:number-columns-repeated="16"/>
          <table:table-cell office:value-type="string" calcext:value-type="string">
            <text:p>https://www.kupi-jeans.ru/upload/resize_cache/iblock/ec7/70_113_2/ec706856d03fc8de6fb1b57e7106d729.jpg</text:p>
          </table:table-cell>
          <table:table-cell office:value-type="string" calcext:value-type="string">
            <text:p>https://www.kupi-jeans.ru/upload/resize_cache/iblock/24c/70_113_2/24c319c4c081909e55fdd226abf349b8.jpg</text:p>
          </table:table-cell>
          <table:table-cell office:value-type="string" calcext:value-type="string">
            <text:p>https://www.kupi-jeans.ru/upload/resize_cache/iblock/f83/70_113_2/f83967631b22a1407da14041293eb58f.jpg</text:p>
          </table:table-cell>
          <table:table-cell office:value-type="string" calcext:value-type="string">
            <text:p>https://www.kupi-jeans.ru/upload/resize_cache/iblock/db5/70_113_2/db59bc6827437a0550a8d93f0c7dd927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PY-559-1</text:p>
          </table:table-cell>
          <table:table-cell office:value-type="string" calcext:value-type="string">
            <text:p>25,26,27,29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Сужающиеся книзу джогеры из супер-мягкого денима низ которых собран на резинку. Спереди - застежка на молнию и пуговицу. На поясе - шлевки для ремня. Инструкция по уходу: стирать при температуре не выше 30° C, не отбеливать, не отжимать на центрифуге, гладить при средней температуре, химчистка разрешена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py_559_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angluka PY111A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0ad/0ad44a9d307cf2176f8a6e299cbb7697.jpg</text:p>
          </table:table-cell>
          <table:table-cell table:number-columns-repeated="16"/>
          <table:table-cell office:value-type="string" calcext:value-type="string">
            <text:p>https://www.kupi-jeans.ru/upload/resize_cache/iblock/0ad/70_113_2/0ad44a9d307cf2176f8a6e299cbb7697.jpg</text:p>
          </table:table-cell>
          <table:table-cell office:value-type="string" calcext:value-type="string">
            <text:p>https://www.kupi-jeans.ru/upload/resize_cache/iblock/b35/70_113_2/b35935201a8e81b03987436f5f033274.jpg</text:p>
          </table:table-cell>
          <table:table-cell office:value-type="string" calcext:value-type="string">
            <text:p>https://www.kupi-jeans.ru/upload/resize_cache/iblock/30a/70_113_2/30ac6a943bd8dca35346a281e6623a20.jpg</text:p>
          </table:table-cell>
          <table:table-cell office:value-type="string" calcext:value-type="string">
            <text:p>https://www.kupi-jeans.ru/upload/resize_cache/iblock/97c/70_113_2/97c3252cb3b2a6ba4968b9e0641f37da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PY111A</text:p>
          </table:table-cell>
          <table:table-cell office:value-type="string" calcext:value-type="string">
            <text:p>28,29,30,31,32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Langluka выполнены из хлопкового денима с нарочитыми потертостями. Детали: застежка на молнию и пуговицу, шлевки для ремня, пять карманов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py111a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angluka X1712-1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4cf/4cf7e9c8a95293a38cff3e946bf66a8c.jpg</text:p>
          </table:table-cell>
          <table:table-cell table:number-columns-repeated="16"/>
          <table:table-cell office:value-type="string" calcext:value-type="string">
            <text:p>https://www.kupi-jeans.ru/upload/resize_cache/iblock/4cf/70_113_2/4cf7e9c8a95293a38cff3e946bf66a8c.jpg</text:p>
          </table:table-cell>
          <table:table-cell office:value-type="string" calcext:value-type="string">
            <text:p>https://www.kupi-jeans.ru/upload/resize_cache/iblock/7e2/70_113_2/7e2a422515def86dac6471b2a99a22a2.jpg</text:p>
          </table:table-cell>
          <table:table-cell office:value-type="string" calcext:value-type="string">
            <text:p>https://www.kupi-jeans.ru/upload/resize_cache/iblock/973/70_113_2/97362c8f4db529834567a6756d9ee5dc.jpg</text:p>
          </table:table-cell>
          <table:table-cell office:value-type="string" calcext:value-type="string">
            <text:p>https://www.kupi-jeans.ru/upload/resize_cache/iblock/f9b/70_113_2/f9bae9abdbac8a467662d99fe56a720b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X1712-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Langluka выполнены из хлопкового денима с нарочитыми потертостями. Детали: застежка на молнию и пуговицу, шлевки для ремня, пять карманов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x1712_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CO&amp;LA CA6005AKK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58a/58a7fb076bcb2c95fe903a9ed59d88ef.jpg</text:p>
          </table:table-cell>
          <table:table-cell table:number-columns-repeated="16"/>
          <table:table-cell office:value-type="string" calcext:value-type="string">
            <text:p>https://www.kupi-jeans.ru/upload/resize_cache/iblock/58a/70_113_2/58a7fb076bcb2c95fe903a9ed59d88ef.jpg</text:p>
          </table:table-cell>
          <table:table-cell office:value-type="string" calcext:value-type="string">
            <text:p>https://www.kupi-jeans.ru/upload/resize_cache/iblock/8ab/70_113_2/8ab489a2ec330d69216e1936242b5bca.jpg</text:p>
          </table:table-cell>
          <table:table-cell office:value-type="string" calcext:value-type="string">
            <text:p>https://www.kupi-jeans.ru/upload/resize_cache/iblock/f99/70_113_2/f998a603f2d713fe56f750b036d0ea39.jpg</text:p>
          </table:table-cell>
          <table:table-cell office:value-type="string" calcext:value-type="string">
            <text:p>https://www.kupi-jeans.ru/upload/resize_cache/iblock/eb2/70_113_2/eb2c8f6b85229db1ea7ed1a6265d5c46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CA6005AKK</text:p>
          </table:table-cell>
          <table:table-cell office:value-type="string" calcext:value-type="string">
            <text:p>28,29,30,31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-бойфренды. Концепция стиля этих джинсов — раскрепощенность и свобода. Создается ощущение, что девушка с утра надела джинсы своего брата или парня. Казалось бы, такой небрежный вид никак не придает женственности и стройности фигуре, но, как ни странно, женщины в них выглядят необыкновенно хрупкими.... 5 карманов. Шлевки для ремня. Застежка на болтах. Ремень в комплекте. Широкие джинсы-бойфренды со средней посадкой и шаговым швом. Носить с отворотами снизу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co_la_ca6005ak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LK PY012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949/94968757175aadcc1528bf8f87134e49.jpg</text:p>
          </table:table-cell>
          <table:table-cell table:number-columns-repeated="16"/>
          <table:table-cell office:value-type="string" calcext:value-type="string">
            <text:p>https://www.kupi-jeans.ru/upload/resize_cache/iblock/949/70_113_2/94968757175aadcc1528bf8f87134e49.jpg</text:p>
          </table:table-cell>
          <table:table-cell office:value-type="string" calcext:value-type="string">
            <text:p>https://www.kupi-jeans.ru/upload/resize_cache/iblock/524/70_113_2/524499eea5bf068e6ead134bb12e1a6d.jpg</text:p>
          </table:table-cell>
          <table:table-cell office:value-type="string" calcext:value-type="string">
            <text:p>https://www.kupi-jeans.ru/upload/resize_cache/iblock/971/70_113_2/9713667156d99cb80ddec8731ae67f62.jpg</text:p>
          </table:table-cell>
          <table:table-cell office:value-type="string" calcext:value-type="string">
            <text:p>https://www.kupi-jeans.ru/upload/resize_cache/iblock/e76/70_113_2/e7684305bea6bd8578693432f7a20f0e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PY0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Женские джинсы LLK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lk_py012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риджи женские джинсовые Langluka 1596W</text:p>
          </table:table-cell>
          <table:table-cell office:value-type="float" office:value="1190" calcext:value-type="float">
            <text:p>119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ttps://www.kupi-jeans.ru/upload/iblock/364/364704b10d805467f93da98dd064ab2a.jpg</text:p>
          </table:table-cell>
          <table:table-cell table:number-columns-repeated="16"/>
          <table:table-cell office:value-type="string" calcext:value-type="string">
            <text:p>https://www.kupi-jeans.ru/upload/resize_cache/iblock/364/70_113_2/364704b10d805467f93da98dd064ab2a.jpg</text:p>
          </table:table-cell>
          <table:table-cell office:value-type="string" calcext:value-type="string">
            <text:p>https://www.kupi-jeans.ru/upload/resize_cache/iblock/3a9/70_113_2/3a91cf03303f3df8cfd6573254c1d3cb.jpg</text:p>
          </table:table-cell>
          <table:table-cell office:value-type="string" calcext:value-type="string">
            <text:p>https://www.kupi-jeans.ru/upload/resize_cache/iblock/2be/70_113_2/2be91155975202f1315d79f22a803336.jpg</text:p>
          </table:table-cell>
          <table:table-cell office:value-type="string" calcext:value-type="string">
            <text:p>https://www.kupi-jeans.ru/upload/resize_cache/iblock/1fd/70_113_2/1fd3b91a6c9ff186014f53cc4b89a7ba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1596W</text:p>
          </table:table-cell>
          <table:table-cell office:value-type="string" calcext:value-type="string">
            <text:p>25,26,27,28,29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Бриджи Langluka выполнены из плотного хлопкового денима с нарочитыми потертостями и прорезями. Детали: застежка на молнию и пуговицу; пять карманов; шлевки для ремня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bridzhi_zhenskie_dzhinsovye_langluka_1596w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Feng Xing FX4225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91e/91ed49ce0524bfd985490cc2fa9673e9.jpg</text:p>
          </table:table-cell>
          <table:table-cell table:number-columns-repeated="16"/>
          <table:table-cell office:value-type="string" calcext:value-type="string">
            <text:p>https://www.kupi-jeans.ru/upload/resize_cache/iblock/91e/70_113_2/91ed49ce0524bfd985490cc2fa9673e9.jpg</text:p>
          </table:table-cell>
          <table:table-cell office:value-type="string" calcext:value-type="string">
            <text:p>https://www.kupi-jeans.ru/upload/resize_cache/iblock/c38/70_113_2/c389c7c17ad9c789a28290ccd41e1cef.jpg</text:p>
          </table:table-cell>
          <table:table-cell office:value-type="string" calcext:value-type="string">
            <text:p>https://www.kupi-jeans.ru/upload/resize_cache/iblock/c2f/70_113_2/c2f588397dabed8e75ee235783377c44.jpg</text:p>
          </table:table-cell>
          <table:table-cell office:value-type="string" calcext:value-type="string">
            <text:p>https://www.kupi-jeans.ru/upload/resize_cache/iblock/91c/70_113_2/91cd04b0e068aecbb84def0021318992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FX42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Feng Xing выполнены из хлопкового денима с нарочитыми потертостями. Детали: застежка на молнию и пуговицу, шлевки для ремня, пять карманов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feng_xing_fx4225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angluka PY393A</text:p>
          </table:table-cell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ttps://www.kupi-jeans.ru/upload/iblock/0f9/0f99a706b71e96402259810917f591cc.jpg</text:p>
          </table:table-cell>
          <table:table-cell table:number-columns-repeated="16"/>
          <table:table-cell office:value-type="string" calcext:value-type="string">
            <text:p>https://www.kupi-jeans.ru/upload/resize_cache/iblock/0f9/70_113_2/0f99a706b71e96402259810917f591cc.jpg</text:p>
          </table:table-cell>
          <table:table-cell office:value-type="string" calcext:value-type="string">
            <text:p>https://www.kupi-jeans.ru/upload/resize_cache/iblock/df2/70_113_2/df21331d917edd0720906fb9c4f6ae32.jpg</text:p>
          </table:table-cell>
          <table:table-cell office:value-type="string" calcext:value-type="string">
            <text:p>https://www.kupi-jeans.ru/upload/resize_cache/iblock/c20/70_113_2/c2051bea19beeb689b0f5206d4d20409.jpg</text:p>
          </table:table-cell>
          <table:table-cell office:value-type="string" calcext:value-type="string">
            <text:p>https://www.kupi-jeans.ru/upload/resize_cache/iblock/b9f/70_113_2/b9f9a57c5b00f72784a10acb654b332a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PY393A</text:p>
          </table:table-cell>
          <table:table-cell office:value-type="float" office:value="28.3" calcext:value-type="float">
            <text:p>28,3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Langluka выполнены из хлопкового денима с нарочитыми потертостями. Детали: застежка на молнию и пуговицу, шлевки для ремня, пять карманов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py393a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angluka LJ1526C</text:p>
          </table:table-cell>
          <table:table-cell office:value-type="float" office:value="1360" calcext:value-type="float">
            <text:p>136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kupi-jeans.ru/upload/iblock/ece/eceeb7c95d29c4f5322fa5fa13ee0333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LJ1526C</text:p>
          </table:table-cell>
          <table:table-cell office:value-type="string" calcext:value-type="string">
            <text:p>38,40,Антрацит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Langluka выполнены из плотного хлопкового денима. Детали: застежка на молнию и пуговицу; пять карманов; шлевки для ремня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lj1526c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angluka 1537B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cef/cefb7be1a2939ca47c3459412613c3fa.jpg</text:p>
          </table:table-cell>
          <table:table-cell table:number-columns-repeated="16"/>
          <table:table-cell office:value-type="string" calcext:value-type="string">
            <text:p>https://www.kupi-jeans.ru/upload/resize_cache/iblock/cef/70_113_2/cefb7be1a2939ca47c3459412613c3fa.jpg</text:p>
          </table:table-cell>
          <table:table-cell office:value-type="string" calcext:value-type="string">
            <text:p>https://www.kupi-jeans.ru/upload/resize_cache/iblock/eb6/70_113_2/eb68fb933fa4cec221db89b34a6ce70b.jpg</text:p>
          </table:table-cell>
          <table:table-cell office:value-type="string" calcext:value-type="string">
            <text:p>https://www.kupi-jeans.ru/upload/resize_cache/iblock/21b/70_113_2/21bc5c884da1c76cf9eb595a2d7f3870.jpg</text:p>
          </table:table-cell>
          <table:table-cell office:value-type="string" calcext:value-type="string">
            <text:p>https://www.kupi-jeans.ru/upload/resize_cache/iblock/9f9/70_113_2/9f95c3e38f4ce037520fe3c23e3e4469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1537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Langluka выполнены из плотного хлопкового денима с нарочитыми потертостями и прорезями. Ремень в комплекте. Детали: застежка на молнию и пуговицу; пять карманов; шлевки для ремня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1537b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angluka PY-305</text:p>
          </table:table-cell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ttps://www.kupi-jeans.ru/upload/iblock/29d/29d2490aee3abfbba7be8d86c42768dc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PY-305</text:p>
          </table:table-cell>
          <table:table-cell office:value-type="string" calcext:value-type="string">
            <text:p>25,26,27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Langluka выполнены из хлопкового денима. Детали: застежка на молнию и пуговицу, шлевки для ремня, пять карманов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py_305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Feng Xing FX4209A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e40/e40692b9798ea52c6dba0e8d0ff21109.jpg</text:p>
          </table:table-cell>
          <table:table-cell table:number-columns-repeated="16"/>
          <table:table-cell office:value-type="string" calcext:value-type="string">
            <text:p>https://www.kupi-jeans.ru/upload/resize_cache/iblock/e40/70_113_2/e40692b9798ea52c6dba0e8d0ff21109.jpg</text:p>
          </table:table-cell>
          <table:table-cell office:value-type="string" calcext:value-type="string">
            <text:p>https://www.kupi-jeans.ru/upload/resize_cache/iblock/6e7/70_113_2/6e7bc2e69402d27afb34166ce80a8371.jpg</text:p>
          </table:table-cell>
          <table:table-cell office:value-type="string" calcext:value-type="string">
            <text:p>https://www.kupi-jeans.ru/upload/resize_cache/iblock/416/70_113_2/416b651934bd9d90bed2f03416aa835d.jpg</text:p>
          </table:table-cell>
          <table:table-cell office:value-type="string" calcext:value-type="string">
            <text:p>https://www.kupi-jeans.ru/upload/resize_cache/iblock/f79/70_113_2/f798e05313057b6e5b830b38755e3c85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FX4209A</text:p>
          </table:table-cell>
          <table:table-cell office:value-type="string" calcext:value-type="string">
            <text:p>29,31,32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Feng Xing выполнены из хлопкового денима с нарочитыми потертостями. Детали: застежка на молнию и пуговицу, шлевки для ремня, пять карманов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feng_xing_fx4209a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angluka X1692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296/296645434eda23f1949efc8314205938.jpg</text:p>
          </table:table-cell>
          <table:table-cell table:number-columns-repeated="16"/>
          <table:table-cell office:value-type="string" calcext:value-type="string">
            <text:p>https://www.kupi-jeans.ru/upload/resize_cache/iblock/296/70_113_2/296645434eda23f1949efc8314205938.jpg</text:p>
          </table:table-cell>
          <table:table-cell office:value-type="string" calcext:value-type="string">
            <text:p>https://www.kupi-jeans.ru/upload/resize_cache/iblock/b35/70_113_2/b3513f76cb345991cd716e54bbee7146.jpg</text:p>
          </table:table-cell>
          <table:table-cell office:value-type="string" calcext:value-type="string">
            <text:p>https://www.kupi-jeans.ru/upload/resize_cache/iblock/904/70_113_2/904225c785fd57db97531c81d1f4ad8b.jpg</text:p>
          </table:table-cell>
          <table:table-cell office:value-type="string" calcext:value-type="string">
            <text:p>https://www.kupi-jeans.ru/upload/resize_cache/iblock/108/70_113_2/108520f2515a980c8d91e80adeec00a2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X1692</text:p>
          </table:table-cell>
          <table:table-cell office:value-type="string" calcext:value-type="string">
            <text:p>25,26,27,28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Langluka выполнены из хлопкового денима с нарочитыми потертостями. Детали: застежка на молнию и пуговицу, шлевки для ремня, пять карманов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x1692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Feng Xing FX4098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daa/daa065bfb46e7f904cc6259c853939ea.jpg</text:p>
          </table:table-cell>
          <table:table-cell table:number-columns-repeated="16"/>
          <table:table-cell office:value-type="string" calcext:value-type="string">
            <text:p>https://www.kupi-jeans.ru/upload/resize_cache/iblock/daa/70_113_2/daa065bfb46e7f904cc6259c853939ea.jpg</text:p>
          </table:table-cell>
          <table:table-cell office:value-type="string" calcext:value-type="string">
            <text:p>https://www.kupi-jeans.ru/upload/resize_cache/iblock/cbd/70_113_2/cbd083d8c4d24cbe50f297470510e697.jpg</text:p>
          </table:table-cell>
          <table:table-cell office:value-type="string" calcext:value-type="string">
            <text:p>https://www.kupi-jeans.ru/upload/resize_cache/iblock/9c9/70_113_2/9c91b23c56dfe0b7f6f2aa1fb1751949.jpg</text:p>
          </table:table-cell>
          <table:table-cell office:value-type="string" calcext:value-type="string">
            <text:p>https://www.kupi-jeans.ru/upload/resize_cache/iblock/2a8/70_113_2/2a8a1ec6d7cff7df25a91b8b33229544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FX4098</text:p>
          </table:table-cell>
          <table:table-cell office:value-type="string" calcext:value-type="string">
            <text:p>25,26,27,28,29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Feng Xing выполнены из хлопкового денима с нарочитыми потертостями. Детали: застежка на молнию и пуговицу, шлевки для ремня, пять карманов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feng_xing_fx4098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FA&amp;FA FA6037AKK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9ee/9ee1715f447d01c4c351660a7d8f5d2a.jpg</text:p>
          </table:table-cell>
          <table:table-cell table:number-columns-repeated="16"/>
          <table:table-cell office:value-type="string" calcext:value-type="string">
            <text:p>https://www.kupi-jeans.ru/upload/resize_cache/iblock/9ee/70_113_2/9ee1715f447d01c4c351660a7d8f5d2a.jpg</text:p>
          </table:table-cell>
          <table:table-cell office:value-type="string" calcext:value-type="string">
            <text:p>https://www.kupi-jeans.ru/upload/resize_cache/iblock/e29/70_113_2/e294069ef09980e681f333a742cf442a.jpg</text:p>
          </table:table-cell>
          <table:table-cell office:value-type="string" calcext:value-type="string">
            <text:p>https://www.kupi-jeans.ru/upload/resize_cache/iblock/473/70_113_2/47376d74ce499290b3c724998db313e6.jpg</text:p>
          </table:table-cell>
          <table:table-cell office:value-type="string" calcext:value-type="string">
            <text:p>https://www.kupi-jeans.ru/upload/resize_cache/iblock/7f1/70_113_2/7f126983596bf49daca4cdbfd383dd97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FA6037AKK</text:p>
          </table:table-cell>
          <table:table-cell office:value-type="string" calcext:value-type="string">
            <text:p>28,29,31,33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-бойфренды. Концепция стиля этих джинсов — раскрепощенность и свобода. Создается ощущение, что девушка с утра надела джинсы своего брата или парня. Казалось бы, такой небрежный вид никак не придает женственности и стройности фигуре, но, как ни странно, женщины в них выглядят необыкновенно хрупкими.... 5 карманов. Шлевки для ремня. Застежка на молнию и 1 пуговицу. Ремень в комплекте. Широкие джинсы-бойфренды со средней посадкой и шаговым швом. Носить с отворотами снизу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fa_fa_fa6037ak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Haodi HD99-293AKK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27e/27e8ad0782fa4e554849d0dada5d51df.jpg</text:p>
          </table:table-cell>
          <table:table-cell table:number-columns-repeated="16"/>
          <table:table-cell office:value-type="string" calcext:value-type="string">
            <text:p>https://www.kupi-jeans.ru/upload/resize_cache/iblock/27e/70_113_2/27e8ad0782fa4e554849d0dada5d51df.jpg</text:p>
          </table:table-cell>
          <table:table-cell office:value-type="string" calcext:value-type="string">
            <text:p>https://www.kupi-jeans.ru/upload/resize_cache/iblock/1c2/70_113_2/1c2b0bf6fa2775315b700def8ec12b0a.jpg</text:p>
          </table:table-cell>
          <table:table-cell office:value-type="string" calcext:value-type="string">
            <text:p>https://www.kupi-jeans.ru/upload/resize_cache/iblock/b37/70_113_2/b37ca335458db1856e5a32c61c604b3c.jpg</text:p>
          </table:table-cell>
          <table:table-cell office:value-type="string" calcext:value-type="string">
            <text:p>https://www.kupi-jeans.ru/upload/resize_cache/iblock/ae1/70_113_2/ae1ddfd3d0b7c50136fdc0bb09dc18d5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HD99-293AKK</text:p>
          </table:table-cell>
          <table:table-cell office:value-type="string" calcext:value-type="string">
            <text:p>28,29,30,31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Фасон «бойфренд» абсолютно незаменим! Идеальный вариант для создания повседневного образа в стиле кэжуал или женственного образа – вам выбирать! - Фасон «бойфренд» / свободный крой - Застежка на молнию и пуговицу - 5 карманов - Шлевки под ремень - Легкий эффект потертости. Состав: 98% хлопок, 2% спандекс.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haodi_hd99_293ak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Yajingshi 1325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75f/75fc4016b25c54d1700337eae876d71d.jpg</text:p>
          </table:table-cell>
          <table:table-cell table:number-columns-repeated="16"/>
          <table:table-cell office:value-type="string" calcext:value-type="string">
            <text:p>https://www.kupi-jeans.ru/upload/resize_cache/iblock/75f/70_113_2/75fc4016b25c54d1700337eae876d71d.jpg</text:p>
          </table:table-cell>
          <table:table-cell office:value-type="string" calcext:value-type="string">
            <text:p>https://www.kupi-jeans.ru/upload/resize_cache/iblock/0cc/70_113_2/0ccc0fe2d9ecc8c00d7b563f9c61732a.jpg</text:p>
          </table:table-cell>
          <table:table-cell office:value-type="string" calcext:value-type="string">
            <text:p>https://www.kupi-jeans.ru/upload/resize_cache/iblock/dff/70_113_2/dff3f86dc6a96992d9d8ef72eeca6e23.jpg</text:p>
          </table:table-cell>
          <table:table-cell office:value-type="string" calcext:value-type="string">
            <text:p>https://www.kupi-jeans.ru/upload/resize_cache/iblock/ef6/70_113_2/ef624064eaabe056e5657990c72d696a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13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Женские джинсы средней зауженности Состав: 98% хлопок, 2% полиэстер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yajingshi_1325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angluka 1533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847/847255ecb671a89ed41a938ea07c3893.jpg</text:p>
          </table:table-cell>
          <table:table-cell table:number-columns-repeated="16"/>
          <table:table-cell office:value-type="string" calcext:value-type="string">
            <text:p>https://www.kupi-jeans.ru/upload/resize_cache/iblock/847/70_113_2/847255ecb671a89ed41a938ea07c3893.jpg</text:p>
          </table:table-cell>
          <table:table-cell office:value-type="string" calcext:value-type="string">
            <text:p>https://www.kupi-jeans.ru/upload/resize_cache/iblock/06c/70_113_2/06ccdcb4637f7f54bc0c504de210e4d9.jpg</text:p>
          </table:table-cell>
          <table:table-cell office:value-type="string" calcext:value-type="string">
            <text:p>https://www.kupi-jeans.ru/upload/resize_cache/iblock/8b1/70_113_2/8b1499e7c6ebfb162751fd56d8fcf7ef.jpg</text:p>
          </table:table-cell>
          <table:table-cell office:value-type="string" calcext:value-type="string">
            <text:p>https://www.kupi-jeans.ru/upload/resize_cache/iblock/e6a/70_113_2/e6a61c4c56f2b8402ac44e00d67977fa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1533</text:p>
          </table:table-cell>
          <table:table-cell office:value-type="string" calcext:value-type="string">
            <text:p>25,26,28,29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Langluka выполнены из хлопкового денима с нарочитыми потертостями. Детали: застежка на молнию и пуговицу, шлевки для ремня, пять карманов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1533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angluka PY386B</text:p>
          </table:table-cell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ttps://www.kupi-jeans.ru/upload/iblock/136/1369e80fe0a5026ecc9b222975a9d9a7.jpg</text:p>
          </table:table-cell>
          <table:table-cell table:number-columns-repeated="16"/>
          <table:table-cell office:value-type="string" calcext:value-type="string">
            <text:p>https://www.kupi-jeans.ru/upload/resize_cache/iblock/136/70_113_2/1369e80fe0a5026ecc9b222975a9d9a7.jpg</text:p>
          </table:table-cell>
          <table:table-cell office:value-type="string" calcext:value-type="string">
            <text:p>https://www.kupi-jeans.ru/upload/resize_cache/iblock/844/70_113_2/844a1d2c1539c7065c4197fbaf86c9c4.jpg</text:p>
          </table:table-cell>
          <table:table-cell office:value-type="string" calcext:value-type="string">
            <text:p>https://www.kupi-jeans.ru/upload/resize_cache/iblock/0e9/70_113_2/0e9c2b6c7bfaffb2e4457afbc3f10b29.jpg</text:p>
          </table:table-cell>
          <table:table-cell office:value-type="string" calcext:value-type="string">
            <text:p>https://www.kupi-jeans.ru/upload/resize_cache/iblock/550/70_113_2/55072aad198406d0539c23947e6be81e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PY386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для женщин, плотные, из мягкого хлопка. Качественная окраска джинсов. Модель джинсов больших размеров. От 31 по 36 европейские размеры. Детали: три кармана спереди, два кармана сзади, застежка на молнию и пуговицу, шлевки, декоративные потертости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py386b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FU A53</text:p>
          </table:table-cell>
          <table:table-cell office:value-type="float" office:value="1390" calcext:value-type="float">
            <text:p>139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https://www.kupi-jeans.ru/upload/iblock/42b/42b129298a9281ec7fe7dd99e55d9b6a.jpg</text:p>
          </table:table-cell>
          <table:table-cell table:number-columns-repeated="16"/>
          <table:table-cell office:value-type="string" calcext:value-type="string">
            <text:p>https://www.kupi-jeans.ru/upload/resize_cache/iblock/42b/70_113_2/42b129298a9281ec7fe7dd99e55d9b6a.jpg</text:p>
          </table:table-cell>
          <table:table-cell office:value-type="string" calcext:value-type="string">
            <text:p>https://www.kupi-jeans.ru/upload/resize_cache/iblock/2bd/70_113_2/2bdcd01999511fd91318bb85fa34edc2.jpg</text:p>
          </table:table-cell>
          <table:table-cell office:value-type="string" calcext:value-type="string">
            <text:p>https://www.kupi-jeans.ru/upload/resize_cache/iblock/138/70_113_2/138c98295f98bcd737e1eb4b733ebff0.jpg</text:p>
          </table:table-cell>
          <table:table-cell office:value-type="string" calcext:value-type="string">
            <text:p>https://www.kupi-jeans.ru/upload/resize_cache/iblock/c6d/70_113_2/c6d4bb469fe54aea2e2670110fd2f486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A53</text:p>
          </table:table-cell>
          <table:table-cell office:value-type="string" calcext:value-type="string">
            <text:p>25,27,29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Прямые джинсы выполнены из хлопкового денима с нарочитыми потертостями и прорезями. Детали: застежка на молнию и пуговицу, пять карманов, шлевки для ремня. Состав: хлопок 98%, спандекс 2%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fu_a53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angluka PY020B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97a/97a7da024deb46498c62759f799789ad.jpg</text:p>
          </table:table-cell>
          <table:table-cell table:number-columns-repeated="16"/>
          <table:table-cell office:value-type="string" calcext:value-type="string">
            <text:p>https://www.kupi-jeans.ru/upload/resize_cache/iblock/97a/70_113_2/97a7da024deb46498c62759f799789ad.jpg</text:p>
          </table:table-cell>
          <table:table-cell office:value-type="string" calcext:value-type="string">
            <text:p>https://www.kupi-jeans.ru/upload/resize_cache/iblock/b1c/70_113_2/b1ce9f364be82ac7fd47fe33db650a5b.jpg</text:p>
          </table:table-cell>
          <table:table-cell office:value-type="string" calcext:value-type="string">
            <text:p>https://www.kupi-jeans.ru/upload/resize_cache/iblock/a60/70_113_2/a60219b9189c53302cadf436655db333.jpg</text:p>
          </table:table-cell>
          <table:table-cell office:value-type="string" calcext:value-type="string">
            <text:p>https://www.kupi-jeans.ru/upload/resize_cache/iblock/9c3/70_113_2/9c3012dcd4504be562ae1bb7b16d6c69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/>
          <table:table-cell office:value-type="string" calcext:value-type="string">
            <text:p>Артикул: PY020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от Langluka прямого кроя. Модель выполнена из эластичного денима. Детали: три кармана спереди, два кармана сзади, застежка на молнию и пуговицу, шлевки, декоративные потертости. C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py020b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FU A52</text:p>
          </table:table-cell>
          <table:table-cell office:value-type="float" office:value="1390" calcext:value-type="float">
            <text:p>139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https://www.kupi-jeans.ru/upload/iblock/6c8/6c850cee7d768d55d5137f85bd4a47af.jpg</text:p>
          </table:table-cell>
          <table:table-cell table:number-columns-repeated="16"/>
          <table:table-cell office:value-type="string" calcext:value-type="string">
            <text:p>https://www.kupi-jeans.ru/upload/resize_cache/iblock/6c8/70_113_2/6c850cee7d768d55d5137f85bd4a47af.jpg</text:p>
          </table:table-cell>
          <table:table-cell office:value-type="string" calcext:value-type="string">
            <text:p>https://www.kupi-jeans.ru/upload/resize_cache/iblock/5a2/70_113_2/5a2a9347fcbb25598b79735998751752.jpg</text:p>
          </table:table-cell>
          <table:table-cell office:value-type="string" calcext:value-type="string">
            <text:p>https://www.kupi-jeans.ru/upload/resize_cache/iblock/bf2/70_113_2/bf2811aa448cd412c1a979ce6e33a6ed.jpg</text:p>
          </table:table-cell>
          <table:table-cell office:value-type="string" calcext:value-type="string">
            <text:p>https://www.kupi-jeans.ru/upload/resize_cache/iblock/fc9/70_113_2/fc9ab855d98a3f5d2499f7c3b38f842b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A52</text:p>
          </table:table-cell>
          <table:table-cell office:value-type="string" calcext:value-type="string">
            <text:p>25,26,27,28,29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Прямые джинсы выполнены из хлопкового денима с нарочитыми потертостями и прорезями. Детали: застежка на молнию и пуговицу, пять карманов, шлевки для ремня. Состав: хлопок 98%, спандекс 2%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fu_a52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Гodi 953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8ba/8bae2246b015d66c8358b41660e01e25.jpg</text:p>
          </table:table-cell>
          <table:table-cell table:number-columns-repeated="16"/>
          <table:table-cell office:value-type="string" calcext:value-type="string">
            <text:p>https://www.kupi-jeans.ru/upload/resize_cache/iblock/8ba/70_113_2/8bae2246b015d66c8358b41660e01e25.jpg</text:p>
          </table:table-cell>
          <table:table-cell office:value-type="string" calcext:value-type="string">
            <text:p>https://www.kupi-jeans.ru/upload/resize_cache/iblock/a97/70_113_2/a97779b3d2d0bc434c62e13c7eee8ba4.jpg</text:p>
          </table:table-cell>
          <table:table-cell office:value-type="string" calcext:value-type="string">
            <text:p>https://www.kupi-jeans.ru/upload/resize_cache/iblock/408/70_113_2/4080c0775249fd6996194fbf7f53cd67.jpg</text:p>
          </table:table-cell>
          <table:table-cell office:value-type="string" calcext:value-type="string">
            <text:p>https://www.kupi-jeans.ru/upload/resize_cache/iblock/df7/70_113_2/df77feda321e672c54da65619ea7a2ac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953</text:p>
          </table:table-cell>
          <table:table-cell office:value-type="float" office:value="28.31" calcext:value-type="float">
            <text:p>28,31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Прямые джинсы выполнены из хлопкового денима с нарочитыми потертостями. Детали: застежка на молнию и пуговицу, пять карманов, шлевки для ремня. Состав: хлопок 98%, спандекс 2%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godi_953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Гodi 150</text:p>
          </table:table-cell>
          <table:table-cell office:value-type="float" office:value="1360" calcext:value-type="float">
            <text:p>136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kupi-jeans.ru/upload/iblock/98a/98a2bfd03b302a27d9025b989d9ebbe6.jpg</text:p>
          </table:table-cell>
          <table:table-cell table:number-columns-repeated="16"/>
          <table:table-cell office:value-type="string" calcext:value-type="string">
            <text:p>https://www.kupi-jeans.ru/upload/resize_cache/iblock/98a/70_113_2/98a2bfd03b302a27d9025b989d9ebbe6.jpg</text:p>
          </table:table-cell>
          <table:table-cell office:value-type="string" calcext:value-type="string">
            <text:p>https://www.kupi-jeans.ru/upload/resize_cache/iblock/dbe/70_113_2/dbe00b728da42893f4f14d5a9682bf39.jpg</text:p>
          </table:table-cell>
          <table:table-cell office:value-type="string" calcext:value-type="string">
            <text:p>https://www.kupi-jeans.ru/upload/resize_cache/iblock/fa7/70_113_2/fa7349d5cb4e02e06ac47de7d76bba19.jpg</text:p>
          </table:table-cell>
          <table:table-cell office:value-type="string" calcext:value-type="string">
            <text:p>https://www.kupi-jeans.ru/upload/resize_cache/iblock/392/70_113_2/3924d9a047c423f4c78ed1c720b83f52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1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Прямые джинсы выполнены из хлопкового денима с нарочитыми потертостями и прорезями. Детали: застежка на молнию и пуговицу, пять карманов, шлевки для ремня. Состав: хлопок 98%, спандекс 2%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godi_150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angluka 1529XK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7c4/7c466b69a7152dc94b23c3eb74aad361.jpg</text:p>
          </table:table-cell>
          <table:table-cell table:number-columns-repeated="16"/>
          <table:table-cell office:value-type="string" calcext:value-type="string">
            <text:p>https://www.kupi-jeans.ru/upload/resize_cache/iblock/7c4/70_113_2/7c466b69a7152dc94b23c3eb74aad361.jpg</text:p>
          </table:table-cell>
          <table:table-cell office:value-type="string" calcext:value-type="string">
            <text:p>https://www.kupi-jeans.ru/upload/resize_cache/iblock/dce/70_113_2/dced80b5c8c826e0b2bf4efb92ba9fbb.jpg</text:p>
          </table:table-cell>
          <table:table-cell office:value-type="string" calcext:value-type="string">
            <text:p>https://www.kupi-jeans.ru/upload/resize_cache/iblock/f65/70_113_2/f65dd478e5ac87ac2f68114f0ad9c165.jpg</text:p>
          </table:table-cell>
          <table:table-cell office:value-type="string" calcext:value-type="string">
            <text:p>https://www.kupi-jeans.ru/upload/resize_cache/iblock/d8e/70_113_2/d8e7755202fbd0bb66a284abefe590d2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1529XK</text:p>
          </table:table-cell>
          <table:table-cell office:value-type="string" calcext:value-type="string">
            <text:p>25,26,27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Прямые джинсы выполнены из хлопкового денима с нарочитыми потертостями. Детали: застежка на молнию и пуговицу, пять карманов, шлевки для ремня. Состав: хлопок 98%, спандекс 2%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1529x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YJS, арт. <text:s/>YJS-3029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https://www.kupi-jeans.ru/upload/iblock/72f/72fb7d5e4c765c1112a91c26d9ebff3c.jpg</text:p>
          </table:table-cell>
          <table:table-cell table:number-columns-repeated="16"/>
          <table:table-cell office:value-type="string" calcext:value-type="string">
            <text:p>https://www.kupi-jeans.ru/upload/resize_cache/iblock/72f/70_113_2/72fb7d5e4c765c1112a91c26d9ebff3c.jpg</text:p>
          </table:table-cell>
          <table:table-cell office:value-type="string" calcext:value-type="string">
            <text:p>https://www.kupi-jeans.ru/upload/resize_cache/iblock/02b/70_113_2/02bf8811126ca206c77088ad4b8c0bd1.jpg</text:p>
          </table:table-cell>
          <table:table-cell office:value-type="string" calcext:value-type="string">
            <text:p>https://www.kupi-jeans.ru/upload/resize_cache/iblock/a4d/70_113_2/a4defdb9b33e63a166492bb873e5e9e1.jpg</text:p>
          </table:table-cell>
          <table:table-cell office:value-type="string" calcext:value-type="string">
            <text:p>https://www.kupi-jeans.ru/upload/resize_cache/iblock/8bc/70_113_2/8bc69d3b61fbbdeb7069aa31692014e7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YJS-30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Женские джинсы. Состав: 98% хлопок, 2% полиэстер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yjs_art_yjs_3029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angluka FX4078</text:p>
          </table:table-cell>
          <table:table-cell office:value-type="float" office:value="1360" calcext:value-type="float">
            <text:p>136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kupi-jeans.ru/upload/iblock/e09/e09032d109c5bc00438a02f1e8e84fef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FX4078</text:p>
          </table:table-cell>
          <table:table-cell office:value-type="string" calcext:value-type="string">
            <text:p>25,26,27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Модные джинсы с зауженными брючинами. Модель классического пятикарманного кроя с высокой посадкой снабжена шлевками для ремня и оформлена лёгким выбеленным эффектом. Стильный вариант для создания повседневного образа. Состав: 98% хлопок 2% спандекс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fx4078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Miss Bon MB-445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0d5/0d588ffc599232c9959fd69a52b41b06.jpg</text:p>
          </table:table-cell>
          <table:table-cell table:number-columns-repeated="16"/>
          <table:table-cell office:value-type="string" calcext:value-type="string">
            <text:p>https://www.kupi-jeans.ru/upload/resize_cache/iblock/0d5/70_113_2/0d588ffc599232c9959fd69a52b41b06.jpg</text:p>
          </table:table-cell>
          <table:table-cell office:value-type="string" calcext:value-type="string">
            <text:p>https://www.kupi-jeans.ru/upload/resize_cache/iblock/2d4/70_113_2/2d41907f96161ef5a480e968004c5941.jpg</text:p>
          </table:table-cell>
          <table:table-cell office:value-type="string" calcext:value-type="string">
            <text:p>https://www.kupi-jeans.ru/upload/resize_cache/iblock/926/70_113_2/92649258c0a4209009932c91665a928c.jpg</text:p>
          </table:table-cell>
          <table:table-cell office:value-type="string" calcext:value-type="string">
            <text:p>https://www.kupi-jeans.ru/upload/resize_cache/iblock/d02/70_113_2/d029f77d45351552b0649114f68b7c65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MB-44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с высокой талией — настоящая находка для любой девушки! Благодаря особенности посадки, они подчеркивают линию талии, ставят на ней ударение, отвлекая от небольших недостатков, если таковые имеются. Детали: застежка на молнию и пуговицу, шлевки для ремня, пять карманов. Состав: 95% хлопок, 5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miss_bon_mb_445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angluka PY265A-1</text:p>
          </table:table-cell>
          <table:table-cell office:value-type="float" office:value="1360" calcext:value-type="float">
            <text:p>136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kupi-jeans.ru/upload/iblock/124/1244466c003cb97dc1cbf334a35a6710.jpg</text:p>
          </table:table-cell>
          <table:table-cell table:number-columns-repeated="16"/>
          <table:table-cell office:value-type="string" calcext:value-type="string">
            <text:p>https://www.kupi-jeans.ru/upload/resize_cache/iblock/124/70_113_2/1244466c003cb97dc1cbf334a35a6710.jpg</text:p>
          </table:table-cell>
          <table:table-cell office:value-type="string" calcext:value-type="string">
            <text:p>https://www.kupi-jeans.ru/upload/resize_cache/iblock/0e5/70_113_2/0e5858e9593b8b90fcd1f11adb386df7.jpg</text:p>
          </table:table-cell>
          <table:table-cell office:value-type="string" calcext:value-type="string">
            <text:p>https://www.kupi-jeans.ru/upload/resize_cache/iblock/50c/70_113_2/50c4bba10a484d26ec1a89d002064414.jpg</text:p>
          </table:table-cell>
          <table:table-cell office:value-type="string" calcext:value-type="string">
            <text:p>https://www.kupi-jeans.ru/upload/resize_cache/iblock/524/70_113_2/5244d5364750ab8668f15bdc6c83be9b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PY265A-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Модные облегающие джинсы, рваные, с выбеленным эффектом и потертостями. Модельс высокой посадкой, с зауженными штанинами. Стильная одежда для свободного имиджа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py265a_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орты женские джинсовые Langluka X1635ADK</text:p>
          </table:table-cell>
          <table:table-cell office:value-type="float" office:value="1190" calcext:value-type="float">
            <text:p>119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ttps://www.kupi-jeans.ru/upload/iblock/5f4/5f43059262bf875bec20361c62444c81.jpg</text:p>
          </table:table-cell>
          <table:table-cell table:number-columns-repeated="16"/>
          <table:table-cell office:value-type="string" calcext:value-type="string">
            <text:p>https://www.kupi-jeans.ru/upload/resize_cache/iblock/5f4/70_113_2/5f43059262bf875bec20361c62444c81.jpg</text:p>
          </table:table-cell>
          <table:table-cell office:value-type="string" calcext:value-type="string">
            <text:p>https://www.kupi-jeans.ru/upload/resize_cache/iblock/661/70_113_2/6617f9848fb9c765463a8b8889edba5c.jpg</text:p>
          </table:table-cell>
          <table:table-cell office:value-type="string" calcext:value-type="string">
            <text:p>https://www.kupi-jeans.ru/upload/resize_cache/iblock/484/70_113_2/48452ea04cc44f21bb3aaa336f41fafe.jpg</text:p>
          </table:table-cell>
          <table:table-cell office:value-type="string" calcext:value-type="string">
            <text:p>https://www.kupi-jeans.ru/upload/resize_cache/iblock/edf/70_113_2/edf8415951fa4b524c9ca856c12758d5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X1635ADK</text:p>
          </table:table-cell>
          <table:table-cell office:value-type="string" calcext:value-type="string">
            <text:p>28,29,30,31,32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Шорты Langluka выполнены из плотного хлопкового денима с нарочитыми потертостями и прорезями. Детали: застежка на молнию и пуговицу; пять карманов; шлевки для ремня. В комплект входит ремень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shorty_zhenskie_dzhinsovye_langluka_x1635ad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angluka FX4072</text:p>
          </table:table-cell>
          <table:table-cell office:value-type="float" office:value="1360" calcext:value-type="float">
            <text:p>136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kupi-jeans.ru/upload/iblock/184/184978352d8428e32fd6f85d3d323d95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FX4072</text:p>
          </table:table-cell>
          <table:table-cell office:value-type="float" office:value="25.26" calcext:value-type="float">
            <text:p>25,26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Модные джинсы с зауженными брючинами. Модель классического пятикарманного кроя с высокой посадкой снабжена шлевками для ремня и оформлена лёгким выбеленным эффектом. Стильный вариант для создания повседневного образа. Состав: 98% хлопок 2% спандекс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fx4072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Haodi 99-171-1</text:p>
          </table:table-cell>
          <table:table-cell office:value-type="float" office:value="1360" calcext:value-type="float">
            <text:p>136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kupi-jeans.ru/upload/iblock/3da/3da86a758022a7ffc0f4a59b254bf2ac.jpg</text:p>
          </table:table-cell>
          <table:table-cell table:number-columns-repeated="2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99-171-1</text:p>
          </table:table-cell>
          <table:table-cell office:value-type="float" office:value="25.26" calcext:value-type="float">
            <text:p>25,26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Модные джинсы с зауженными брючинами. Модель классического пятикарманного кроя с высокой посадкой снабжена шлевками для ремня и оформлена лёгким выбеленным эффектом. Стильный вариант для создания повседневного образа. Состав: 98% хлопок 2% спандекс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haodi_99_171_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angluka FX4092</text:p>
          </table:table-cell>
          <table:table-cell office:value-type="float" office:value="1360" calcext:value-type="float">
            <text:p>136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kupi-jeans.ru/upload/iblock/9fc/9fcddfd26d85d3df0cedc1682798acaa.jpg</text:p>
          </table:table-cell>
          <table:table-cell table:number-columns-repeated="16"/>
          <table:table-cell office:value-type="string" calcext:value-type="string">
            <text:p>https://www.kupi-jeans.ru/upload/resize_cache/iblock/9fc/70_113_2/9fcddfd26d85d3df0cedc1682798acaa.jpg</text:p>
          </table:table-cell>
          <table:table-cell office:value-type="string" calcext:value-type="string">
            <text:p>https://www.kupi-jeans.ru/upload/resize_cache/iblock/225/70_113_2/2252b9bc253fffb9b234e14f64ef921d.jpg</text:p>
          </table:table-cell>
          <table:table-cell office:value-type="string" calcext:value-type="string">
            <text:p>https://www.kupi-jeans.ru/upload/resize_cache/iblock/43a/70_113_2/43adc68b8b77c4ddaa1b9b46122222da.jpg</text:p>
          </table:table-cell>
          <table:table-cell office:value-type="string" calcext:value-type="string">
            <text:p>https://www.kupi-jeans.ru/upload/resize_cache/iblock/b2a/70_113_2/b2a48d184117284784a507f643bf5537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FX4092</text:p>
          </table:table-cell>
          <table:table-cell office:value-type="float" office:value="25.26" calcext:value-type="float">
            <text:p>25,26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Модные джинсы с зауженными брючинами. Модель классического пятикарманного кроя с высокой посадкой снабжена шлевками для ремня и оформлена лёгким выбеленным эффектом. Стильный вариант для создания повседневного образа. Детали: застежка на молнию и пуговицу</text:p>
          </table:table-cell>
          <table:table-cell office:value-type="string" calcext:value-type="string">
            <text:p><text:s/>пять карманов</text:p>
          </table:table-cell>
          <table:table-cell office:value-type="string" calcext:value-type="string">
            <text:p><text:s/>шлевки для ремня. Состав: 98% хлопок 2% спандекс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fx4092/</text:p>
          </table:table-cell>
        </table:table-row>
        <table:table-row table:style-name="ro1">
          <table:table-cell office:value-type="string" calcext:value-type="string">
            <text:p>Джинсы женские Langluka PY262-1</text:p>
          </table:table-cell>
          <table:table-cell office:value-type="float" office:value="1360" calcext:value-type="float">
            <text:p>136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kupi-jeans.ru/upload/iblock/c3c/c3ce60a87ba363611fe189c7b56100d6.jpg</text:p>
          </table:table-cell>
          <table:table-cell table:number-columns-repeated="16"/>
          <table:table-cell office:value-type="string" calcext:value-type="string">
            <text:p>https://www.kupi-jeans.ru/upload/resize_cache/iblock/c3c/70_113_2/c3ce60a87ba363611fe189c7b56100d6.jpg</text:p>
          </table:table-cell>
          <table:table-cell office:value-type="string" calcext:value-type="string">
            <text:p>https://www.kupi-jeans.ru/upload/resize_cache/iblock/f18/70_113_2/f18c2869a35cc406cf97565e6ba2c585.jpg</text:p>
          </table:table-cell>
          <table:table-cell office:value-type="string" calcext:value-type="string">
            <text:p>https://www.kupi-jeans.ru/upload/resize_cache/iblock/40e/70_113_2/40e0adcbbf8e0b60f0761091b7bd9fbb.jpg</text:p>
          </table:table-cell>
          <table:table-cell office:value-type="string" calcext:value-type="string">
            <text:p>https://www.kupi-jeans.ru/upload/resize_cache/iblock/d41/70_113_2/d41c8e32f5a913767c5eba2db9ac682b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PY262-1</text:p>
          </table:table-cell>
          <table:table-cell office:value-type="float" office:value="25.28" calcext:value-type="float">
            <text:p>25,28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Модные облегающие джинсы, рваные, с выбеленным эффектом и потертостями. Модельс высокой посадкой, с зауженными штанинами. Стильная одежда для свободного имиджа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py262_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Langluka PY273</text:p>
          </table:table-cell>
          <table:table-cell office:value-type="float" office:value="1360" calcext:value-type="float">
            <text:p>136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kupi-jeans.ru/upload/iblock/a0c/a0cd4c096b51c5df86b51abed90afb59.jpg</text:p>
          </table:table-cell>
          <table:table-cell table:number-columns-repeated="16"/>
          <table:table-cell office:value-type="string" calcext:value-type="string">
            <text:p>https://www.kupi-jeans.ru/upload/resize_cache/iblock/a0c/70_113_2/a0cd4c096b51c5df86b51abed90afb59.jpg</text:p>
          </table:table-cell>
          <table:table-cell office:value-type="string" calcext:value-type="string">
            <text:p>https://www.kupi-jeans.ru/upload/resize_cache/iblock/877/70_113_2/877f9d49ba95fc8b4900893d142bed23.jpg</text:p>
          </table:table-cell>
          <table:table-cell office:value-type="string" calcext:value-type="string">
            <text:p>https://www.kupi-jeans.ru/upload/resize_cache/iblock/c96/70_113_2/c9630ae839acb141faa525e0cc650a59.jpg</text:p>
          </table:table-cell>
          <table:table-cell office:value-type="string" calcext:value-type="string">
            <text:p>https://www.kupi-jeans.ru/upload/resize_cache/iblock/565/70_113_2/56553b00178b78cbaab421e5905f29a4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PY273</text:p>
          </table:table-cell>
          <table:table-cell office:value-type="float" office:value="25.29" calcext:value-type="float">
            <text:p>25,29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Модные облегающие джинсы, рваные, с выбеленным эффектом и потертостями. Модельс высокой посадкой, с зауженными штанинами. Стильная одежда для свободного имиджа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langluka_py273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риджи женские джинсовые Langluka X1625AWK</text:p>
          </table:table-cell>
          <table:table-cell office:value-type="float" office:value="1190" calcext:value-type="float">
            <text:p>119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ttps://www.kupi-jeans.ru/upload/iblock/7f3/7f38ce593e64b198869005afa020037d.jpg</text:p>
          </table:table-cell>
          <table:table-cell table:number-columns-repeated="16"/>
          <table:table-cell office:value-type="string" calcext:value-type="string">
            <text:p>https://www.kupi-jeans.ru/upload/resize_cache/iblock/7f3/70_113_2/7f38ce593e64b198869005afa020037d.jpg</text:p>
          </table:table-cell>
          <table:table-cell office:value-type="string" calcext:value-type="string">
            <text:p>https://www.kupi-jeans.ru/upload/resize_cache/iblock/2e0/70_113_2/2e08e7f84eb843aa767f243e2f6e94bd.jpg</text:p>
          </table:table-cell>
          <table:table-cell office:value-type="string" calcext:value-type="string">
            <text:p>https://www.kupi-jeans.ru/upload/resize_cache/iblock/ca1/70_113_2/ca135518cf15d0ef3ff12245ec6f7648.jpg</text:p>
          </table:table-cell>
          <table:table-cell office:value-type="string" calcext:value-type="string">
            <text:p>https://www.kupi-jeans.ru/upload/resize_cache/iblock/c15/70_113_2/c152429492a03589f63ccf5bcf4656b7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X1625AWK</text:p>
          </table:table-cell>
          <table:table-cell office:value-type="float" office:value="29.3" calcext:value-type="float">
            <text:p>29,3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Бриджи Langluka выполнены из плотного хлопкового денима с нарочитыми потертостями и прорезями. Детали: застежка на молнию и пуговицу; пять карманов; шлевки для ремня. В комплект входит ремень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bridzhi_zhenskie_dzhinsovye_langluka_x1625aw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Haodi PY080-1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e41/e41e813eec6392f059c8a045f18d27c6.jpg</text:p>
          </table:table-cell>
          <table:table-cell table:number-columns-repeated="16"/>
          <table:table-cell office:value-type="string" calcext:value-type="string">
            <text:p>https://www.kupi-jeans.ru/upload/resize_cache/iblock/e41/70_113_2/e41e813eec6392f059c8a045f18d27c6.jpg</text:p>
          </table:table-cell>
          <table:table-cell office:value-type="string" calcext:value-type="string">
            <text:p>https://www.kupi-jeans.ru/upload/resize_cache/iblock/5ad/70_113_2/5aded7adf4c95f023eb51b24084545a4.jpg</text:p>
          </table:table-cell>
          <table:table-cell office:value-type="string" calcext:value-type="string">
            <text:p>https://www.kupi-jeans.ru/upload/resize_cache/iblock/42d/70_113_2/42d427332f4a4830c7c57cd7540de806.jpg</text:p>
          </table:table-cell>
          <table:table-cell office:value-type="string" calcext:value-type="string">
            <text:p>https://www.kupi-jeans.ru/upload/resize_cache/iblock/d88/70_113_2/d883e5811d2e2fdb8c3d376c092a09ad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PY080-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Джинсы Haodi выполнены из хлопкового денима с нарочитыми потертостями. Детали: застежка на молнию и пуговицу, шлевки для ремня, пять карманов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haodi_py080_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риджи женские джинсовые Langluka LK1615W-1</text:p>
          </table:table-cell>
          <table:table-cell office:value-type="float" office:value="1190" calcext:value-type="float">
            <text:p>119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ttps://www.kupi-jeans.ru/upload/iblock/3ab/3abdcebf6bc5e2f55d628f35b6df4699.jpg</text:p>
          </table:table-cell>
          <table:table-cell table:number-columns-repeated="16"/>
          <table:table-cell office:value-type="string" calcext:value-type="string">
            <text:p>https://www.kupi-jeans.ru/upload/resize_cache/iblock/3ab/70_113_2/3abdcebf6bc5e2f55d628f35b6df4699.jpg</text:p>
          </table:table-cell>
          <table:table-cell office:value-type="string" calcext:value-type="string">
            <text:p>https://www.kupi-jeans.ru/upload/resize_cache/iblock/11f/70_113_2/11f5f69dd43760ac3a1bc261a0457b8e.jpg</text:p>
          </table:table-cell>
          <table:table-cell office:value-type="string" calcext:value-type="string">
            <text:p>https://www.kupi-jeans.ru/upload/resize_cache/iblock/c24/70_113_2/c248dda430fd816e678b91f0fc2dbe7d.jpg</text:p>
          </table:table-cell>
          <table:table-cell office:value-type="string" calcext:value-type="string">
            <text:p>https://www.kupi-jeans.ru/upload/resize_cache/iblock/d8b/70_113_2/d8b4c1a63ce745e8bc05621524561b82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LK1615W-1</text:p>
          </table:table-cell>
          <table:table-cell office:value-type="string" calcext:value-type="string">
            <text:p>25,26,27,28,29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Бриджи Langluka выполнены из плотного хлопкового денима с нарочитыми потертостями и прорезями. Детали: застежка на молнию и пуговицу; пять карманов; шлевки для ремня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bridzhi_zhenskie_dzhinsovye_langluka_lk1615w_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риджи женские джинсовые Langluka X1622AK</text:p>
          </table:table-cell>
          <table:table-cell office:value-type="float" office:value="1190" calcext:value-type="float">
            <text:p>119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ttps://www.kupi-jeans.ru/upload/iblock/75d/75dfe19497eb9397608e5f6eddc65590.jpg</text:p>
          </table:table-cell>
          <table:table-cell table:number-columns-repeated="16"/>
          <table:table-cell office:value-type="string" calcext:value-type="string">
            <text:p>https://www.kupi-jeans.ru/upload/resize_cache/iblock/75d/70_113_2/75dfe19497eb9397608e5f6eddc65590.jpg</text:p>
          </table:table-cell>
          <table:table-cell office:value-type="string" calcext:value-type="string">
            <text:p>https://www.kupi-jeans.ru/upload/resize_cache/iblock/0ec/70_113_2/0ec51ed8dc6ded7bc3aff74942e1d6eb.jpg</text:p>
          </table:table-cell>
          <table:table-cell office:value-type="string" calcext:value-type="string">
            <text:p>https://www.kupi-jeans.ru/upload/resize_cache/iblock/226/70_113_2/22681375d5bfb565362047cc55080714.jpg</text:p>
          </table:table-cell>
          <table:table-cell office:value-type="string" calcext:value-type="string">
            <text:p>https://www.kupi-jeans.ru/upload/resize_cache/iblock/5cd/70_113_2/5cdbefe56e1195a75df421b8508fa05f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X1622AK</text:p>
          </table:table-cell>
          <table:table-cell office:value-type="string" calcext:value-type="string">
            <text:p>28,29,30,31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Бриджи Langluka выполнены из плотного хлопкового денима с нарочитыми потертостями и прорезями. Детали: застежка на молнию и пуговицу; пять карманов; шлевки для ремня. В комплект входит ремень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bridzhi_zhenskie_dzhinsovye_langluka_x1622a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риджи женские джинсовые Langluka LK1618W-1</text:p>
          </table:table-cell>
          <table:table-cell office:value-type="float" office:value="1190" calcext:value-type="float">
            <text:p>119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ttps://www.kupi-jeans.ru/upload/iblock/c2f/c2ffdc8a1b25379a9f9cd8b6f7a3e823.jpg</text:p>
          </table:table-cell>
          <table:table-cell table:number-columns-repeated="16"/>
          <table:table-cell office:value-type="string" calcext:value-type="string">
            <text:p>https://www.kupi-jeans.ru/upload/resize_cache/iblock/c2f/70_113_2/c2ffdc8a1b25379a9f9cd8b6f7a3e823.jpg</text:p>
          </table:table-cell>
          <table:table-cell office:value-type="string" calcext:value-type="string">
            <text:p>https://www.kupi-jeans.ru/upload/resize_cache/iblock/d4e/70_113_2/d4e7c47dfbe9485e6fcdfbe94d8eb2ec.jpg</text:p>
          </table:table-cell>
          <table:table-cell office:value-type="string" calcext:value-type="string">
            <text:p>https://www.kupi-jeans.ru/upload/resize_cache/iblock/c0f/70_113_2/c0f442790691cd38674a56c32dc0e8e2.jpg</text:p>
          </table:table-cell>
          <table:table-cell office:value-type="string" calcext:value-type="string">
            <text:p>https://www.kupi-jeans.ru/upload/resize_cache/iblock/a79/70_113_2/a797424e3f3a228edf5323c1258d9930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LK1618W-1</text:p>
          </table:table-cell>
          <table:table-cell office:value-type="string" calcext:value-type="string">
            <text:p>25,26,27,28,29,30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Бриджи Langluka выполнены из плотного хлопкового денима с нарочитыми потертостями и прорезями. Детали: застежка на молнию и пуговицу; пять карманов; шлевки для ремня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bridzhi_zhenskie_dzhinsovye_langluka_lk1618w_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риджи женские джинсовые Langluka X1685W</text:p>
          </table:table-cell>
          <table:table-cell office:value-type="float" office:value="1190" calcext:value-type="float">
            <text:p>119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ttps://www.kupi-jeans.ru/upload/iblock/4eb/4eb1a78c281e5ded8ab7fcfd777b2e9c.jpg</text:p>
          </table:table-cell>
          <table:table-cell table:number-columns-repeated="16"/>
          <table:table-cell office:value-type="string" calcext:value-type="string">
            <text:p>https://www.kupi-jeans.ru/upload/resize_cache/iblock/4eb/70_113_2/4eb1a78c281e5ded8ab7fcfd777b2e9c.jpg</text:p>
          </table:table-cell>
          <table:table-cell office:value-type="string" calcext:value-type="string">
            <text:p>https://www.kupi-jeans.ru/upload/resize_cache/iblock/1f3/70_113_2/1f32b315ee2da128b5f943657b94e8cd.jpg</text:p>
          </table:table-cell>
          <table:table-cell office:value-type="string" calcext:value-type="string">
            <text:p>https://www.kupi-jeans.ru/upload/resize_cache/iblock/67c/70_113_2/67c5d5ebe3ffc31b57c1af585959d4fc.jpg</text:p>
          </table:table-cell>
          <table:table-cell office:value-type="string" calcext:value-type="string">
            <text:p>https://www.kupi-jeans.ru/upload/resize_cache/iblock/4fc/70_113_2/4fcbba1ea2631b710974deb03e868b44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X1685W</text:p>
          </table:table-cell>
          <table:table-cell office:value-type="string" calcext:value-type="string">
            <text:p>25,26,28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Бриджи Langluka выполнены из плотного хлопкового денима с нарочитыми потертостями и прорезями. Детали: застежка на молнию и пуговицу; пять карманов; шлевки для ремня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bridzhi_zhenskie_dzhinsovye_langluka_x1685w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риджи женские джинсовые Langluka PY-216Q</text:p>
          </table:table-cell>
          <table:table-cell office:value-type="float" office:value="1190" calcext:value-type="float">
            <text:p>119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ttps://www.kupi-jeans.ru/upload/iblock/ee6/ee6d8bfc69cf31ed6f46bda1a3aff971.jpg</text:p>
          </table:table-cell>
          <table:table-cell table:number-columns-repeated="16"/>
          <table:table-cell office:value-type="string" calcext:value-type="string">
            <text:p>https://www.kupi-jeans.ru/upload/resize_cache/iblock/ee6/70_113_2/ee6d8bfc69cf31ed6f46bda1a3aff971.jpg</text:p>
          </table:table-cell>
          <table:table-cell office:value-type="string" calcext:value-type="string">
            <text:p>https://www.kupi-jeans.ru/upload/resize_cache/iblock/027/70_113_2/02788968c02e29a6b3d3623e09fb8484.jpg</text:p>
          </table:table-cell>
          <table:table-cell office:value-type="string" calcext:value-type="string">
            <text:p>https://www.kupi-jeans.ru/upload/resize_cache/iblock/b4c/70_113_2/b4c36db4a73dda1fc9cf5a307fab3c39.jpg</text:p>
          </table:table-cell>
          <table:table-cell office:value-type="string" calcext:value-type="string">
            <text:p>https://www.kupi-jeans.ru/upload/resize_cache/iblock/4a1/70_113_2/4a1b8e60edfae523bd35be4d9764f904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PY-216Q</text:p>
          </table:table-cell>
          <table:table-cell office:value-type="float" office:value="26.27" calcext:value-type="float">
            <text:p>26,27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Бриджи Langluka выполнены из плотного хлопкового денима с нарочитыми потертостями. Детали: застежка на молнию и пуговицу; пять карманов; шлевки для ремня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bridzhi_zhenskie_dzhinsovye_langluka_py_216q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риджи женские джинсовые Langluka PY-258W-1</text:p>
          </table:table-cell>
          <table:table-cell office:value-type="float" office:value="1120" calcext:value-type="float">
            <text:p>112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https://www.kupi-jeans.ru/upload/iblock/a96/a96501bb94236ec67023fdef5a9d1010.jpg</text:p>
          </table:table-cell>
          <table:table-cell table:number-columns-repeated="16"/>
          <table:table-cell office:value-type="string" calcext:value-type="string">
            <text:p>https://www.kupi-jeans.ru/upload/resize_cache/iblock/a96/70_113_2/a96501bb94236ec67023fdef5a9d1010.jpg</text:p>
          </table:table-cell>
          <table:table-cell office:value-type="string" calcext:value-type="string">
            <text:p>https://www.kupi-jeans.ru/upload/resize_cache/iblock/dd5/70_113_2/dd5e96dd3f827b902a0c106e05c1014a.jpg</text:p>
          </table:table-cell>
          <table:table-cell office:value-type="string" calcext:value-type="string">
            <text:p>https://www.kupi-jeans.ru/upload/resize_cache/iblock/1da/70_113_2/1da59d491a7e9c9bff5057b24144799a.jpg</text:p>
          </table:table-cell>
          <table:table-cell table:number-columns-repeated="8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PY-258W-1</text:p>
          </table:table-cell>
          <table:table-cell office:value-type="string" calcext:value-type="string">
            <text:p>25,26,27,28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Бриджи Langluka выполнены из плотного хлопкового денима с нарочитыми потертостями. Детали: застежка на молнию и пуговицу; пять карманов; шлевки для ремня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bridzhi_zhenskie_dzhinsovye_langluka_py_258w_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риджи женские джинсовые Langluka PY-239AW</text:p>
          </table:table-cell>
          <table:table-cell office:value-type="float" office:value="1120" calcext:value-type="float">
            <text:p>112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https://www.kupi-jeans.ru/upload/iblock/ea7/ea79b6bb9c24f5980d97b1f47cf70bb4.jpg</text:p>
          </table:table-cell>
          <table:table-cell table:number-columns-repeated="16"/>
          <table:table-cell office:value-type="string" calcext:value-type="string">
            <text:p>https://www.kupi-jeans.ru/upload/resize_cache/iblock/ea7/70_113_2/ea79b6bb9c24f5980d97b1f47cf70bb4.jpg</text:p>
          </table:table-cell>
          <table:table-cell office:value-type="string" calcext:value-type="string">
            <text:p>https://www.kupi-jeans.ru/upload/resize_cache/iblock/01b/70_113_2/01baf1713976eab4da3f15201a4b70bd.jpg</text:p>
          </table:table-cell>
          <table:table-cell office:value-type="string" calcext:value-type="string">
            <text:p>https://www.kupi-jeans.ru/upload/resize_cache/iblock/aee/70_113_2/aeefd18f78cf66da3910a00b067b4afd.jpg</text:p>
          </table:table-cell>
          <table:table-cell table:number-columns-repeated="8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PY-239AW</text:p>
          </table:table-cell>
          <table:table-cell office:value-type="float" office:value="28.29" calcext:value-type="float">
            <text:p>28,29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Бриджи Langluka выполнены из плотного хлопкового денима с нарочитыми потертостями. Детали: застежка на молнию и пуговицу; пять карманов; шлевки для ремня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bridzhi_zhenskie_dzhinsovye_langluka_py_239aw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риджи женские джинсовые Langluka X1671AK</text:p>
          </table:table-cell>
          <table:table-cell office:value-type="float" office:value="1190" calcext:value-type="float">
            <text:p>119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ttps://www.kupi-jeans.ru/upload/iblock/666/6660d46c24da9b8438572f495941f5e6.jpg</text:p>
          </table:table-cell>
          <table:table-cell table:number-columns-repeated="16"/>
          <table:table-cell office:value-type="string" calcext:value-type="string">
            <text:p>https://www.kupi-jeans.ru/upload/resize_cache/iblock/666/70_113_2/6660d46c24da9b8438572f495941f5e6.jpg</text:p>
          </table:table-cell>
          <table:table-cell office:value-type="string" calcext:value-type="string">
            <text:p>https://www.kupi-jeans.ru/upload/resize_cache/iblock/287/70_113_2/287fae8714138f6cc6cf68050e2fa6fd.jpg</text:p>
          </table:table-cell>
          <table:table-cell office:value-type="string" calcext:value-type="string">
            <text:p>https://www.kupi-jeans.ru/upload/resize_cache/iblock/ece/70_113_2/ece255caa0f2c4e6d9802d207255ac50.jpg</text:p>
          </table:table-cell>
          <table:table-cell office:value-type="string" calcext:value-type="string">
            <text:p>https://www.kupi-jeans.ru/upload/resize_cache/iblock/9a5/70_113_2/9a562c139523da4458ad9ae26981bc81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X1671AK</text:p>
          </table:table-cell>
          <table:table-cell office:value-type="string" calcext:value-type="string">
            <text:p>28,29,32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Бриджи Langluka выполнены из плотного хлопкового денима с нарочитыми потертостями и прорезями. Детали: застежка на молнию и пуговицу; пять карманов; шлевки для ремня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bridzhi_zhenskie_dzhinsovye_langluka_x1671a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риджи женские джинсовые Langluka PY-218Q</text:p>
          </table:table-cell>
          <table:table-cell office:value-type="float" office:value="1190" calcext:value-type="float">
            <text:p>119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ttps://www.kupi-jeans.ru/upload/iblock/f61/f6131f640ebfe6be1e664d25cd664026.jpg</text:p>
          </table:table-cell>
          <table:table-cell table:number-columns-repeated="16"/>
          <table:table-cell office:value-type="string" calcext:value-type="string">
            <text:p>https://www.kupi-jeans.ru/upload/resize_cache/iblock/f61/70_113_2/f6131f640ebfe6be1e664d25cd664026.jpg</text:p>
          </table:table-cell>
          <table:table-cell office:value-type="string" calcext:value-type="string">
            <text:p>https://www.kupi-jeans.ru/upload/resize_cache/iblock/bda/70_113_2/bdaf154480c49ca328582ffdb61f37ca.jpg</text:p>
          </table:table-cell>
          <table:table-cell office:value-type="string" calcext:value-type="string">
            <text:p>https://www.kupi-jeans.ru/upload/resize_cache/iblock/37e/70_113_2/37e7a2636bef3c9628163ecae133c278.jpg</text:p>
          </table:table-cell>
          <table:table-cell office:value-type="string" calcext:value-type="string">
            <text:p>https://www.kupi-jeans.ru/upload/resize_cache/iblock/828/70_113_2/828378e968d59c0612595a8383ed486c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Шорты, бриджи, капри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PY-218Q</text:p>
          </table:table-cell>
          <table:table-cell office:value-type="float" office:value="25.26" calcext:value-type="float">
            <text:p>25,26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Бриджи Langluka выполнены из плотного хлопкового денима с нарочитыми потертостями. Детали: застежка на молнию и пуговицу; пять карманов; шлевки для ремня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shorty_bridzhi_kapri/bridzhi_zhenskie_dzhinsovye_langluka_py_218q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арафан женский джинсовый СДЖ 001</text:p>
          </table:table-cell>
          <table:table-cell office:value-type="float" office:value="1100" calcext:value-type="float">
            <text:p>1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https://www.kupi-jeans.ru/upload/iblock/019/0199a896a10d656f03241b451a2c8ad3.jpg</text:p>
          </table:table-cell>
          <table:table-cell table:number-columns-repeated="16"/>
          <table:table-cell office:value-type="string" calcext:value-type="string">
            <text:p>https://www.kupi-jeans.ru/upload/resize_cache/iblock/019/70_113_2/0199a896a10d656f03241b451a2c8ad3.jpg</text:p>
          </table:table-cell>
          <table:table-cell office:value-type="string" calcext:value-type="string">
            <text:p>https://www.kupi-jeans.ru/upload/resize_cache/iblock/41e/70_113_2/41eec8de583020617e90ca593b78f272.jpg</text:p>
          </table:table-cell>
          <table:table-cell office:value-type="string" calcext:value-type="string">
            <text:p>https://www.kupi-jeans.ru/upload/resize_cache/iblock/3fa/70_113_2/3fa05d4a74cbc167374ba0037e7e241b.jpg</text:p>
          </table:table-cell>
          <table:table-cell office:value-type="string" calcext:value-type="string">
            <text:p>https://www.kupi-jeans.ru/upload/resize_cache/iblock/a12/70_113_2/a12f34dd6dae292572c899e22b57826f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Комбинезоны и сарафаны 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СДЖ 001</text:p>
          </table:table-cell>
          <table:table-cell office:value-type="string" calcext:value-type="string">
            <text:p>46-48</text:p>
          </table:table-cell>
          <table:table-cell office:value-type="string" calcext:value-type="string">
            <text:p>00bfff</text:p>
          </table:table-cell>
          <table:table-cell office:value-type="string" calcext:value-type="string">
            <text:p>Легкие удобные сарафаны свободного покроя Цвет: голубой Состав: 95% хлопок/5% эластан Размеры: 46-48 Производитель: Китай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kombinezony_i_sarafany_/sarafan_zhenskiy_dzhinsovyy_sdzh_00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арафан женский джинсовый СДЖ 002</text:p>
          </table:table-cell>
          <table:table-cell office:value-type="float" office:value="1100" calcext:value-type="float">
            <text:p>1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https://www.kupi-jeans.ru/upload/iblock/77c/77ce04f056ff175fa86c958fdd42707b.jpg</text:p>
          </table:table-cell>
          <table:table-cell table:number-columns-repeated="16"/>
          <table:table-cell office:value-type="string" calcext:value-type="string">
            <text:p>https://www.kupi-jeans.ru/upload/resize_cache/iblock/77c/70_113_2/77ce04f056ff175fa86c958fdd42707b.jpg</text:p>
          </table:table-cell>
          <table:table-cell office:value-type="string" calcext:value-type="string">
            <text:p>https://www.kupi-jeans.ru/upload/resize_cache/iblock/0d6/70_113_2/0d6528f7252dc96c71a5619af8ccee52.jpg</text:p>
          </table:table-cell>
          <table:table-cell office:value-type="string" calcext:value-type="string">
            <text:p>https://www.kupi-jeans.ru/upload/resize_cache/iblock/af8/70_113_2/af8aac3abac5a556c26cdc8082e5f78b.jpg</text:p>
          </table:table-cell>
          <table:table-cell office:value-type="string" calcext:value-type="string">
            <text:p>https://www.kupi-jeans.ru/upload/resize_cache/iblock/d2e/70_113_2/d2e2ad93a74692aca47b46a633966c77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Комбинезоны и сарафаны 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СДЖ 002</text:p>
          </table:table-cell>
          <table:table-cell office:value-type="string" calcext:value-type="string">
            <text:p>46-48</text:p>
          </table:table-cell>
          <table:table-cell office:value-type="string" calcext:value-type="string">
            <text:p>00bfff</text:p>
          </table:table-cell>
          <table:table-cell office:value-type="string" calcext:value-type="string">
            <text:p>Легкие удобные сарафаны свободного покроя Цвет: голубой Состав: 95% хлопок/5% эластан Размеры: 46-48 Производитель: Китай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kombinezony_i_sarafany_/sarafan_zhenskiy_dzhinsovyy_sdzh_002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арафан женский джинсовый СДЖ 005</text:p>
          </table:table-cell>
          <table:table-cell office:value-type="float" office:value="1100" calcext:value-type="float">
            <text:p>1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https://www.kupi-jeans.ru/upload/iblock/546/546513f4f6950e47c1770d05fb2a37f9.jpg</text:p>
          </table:table-cell>
          <table:table-cell table:number-columns-repeated="16"/>
          <table:table-cell office:value-type="string" calcext:value-type="string">
            <text:p>https://www.kupi-jeans.ru/upload/resize_cache/iblock/546/70_113_2/546513f4f6950e47c1770d05fb2a37f9.jpg</text:p>
          </table:table-cell>
          <table:table-cell office:value-type="string" calcext:value-type="string">
            <text:p>https://www.kupi-jeans.ru/upload/resize_cache/iblock/9a8/70_113_2/9a8c27438fb296ca3dce6eab02b36101.jpg</text:p>
          </table:table-cell>
          <table:table-cell office:value-type="string" calcext:value-type="string">
            <text:p>https://www.kupi-jeans.ru/upload/resize_cache/iblock/169/70_113_2/16900c944b96333ac885b3447b962cef.jpg</text:p>
          </table:table-cell>
          <table:table-cell office:value-type="string" calcext:value-type="string">
            <text:p>https://www.kupi-jeans.ru/upload/resize_cache/iblock/7b0/70_113_2/7b0a736ad1b3044db2c25c9a3627d09e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Комбинезоны и сарафаны 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СДЖ 005</text:p>
          </table:table-cell>
          <table:table-cell office:value-type="string" calcext:value-type="string">
            <text:p>46-48</text:p>
          </table:table-cell>
          <table:table-cell office:value-type="string" calcext:value-type="string">
            <text:p>00bfff</text:p>
          </table:table-cell>
          <table:table-cell office:value-type="string" calcext:value-type="string">
            <text:p>Легкие удобные сарафаны свободного покроя Цвет: голубой Состав: 95% хлопок/5% эластан Размеры: 46-48 Производитель: Китай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kombinezony_i_sarafany_/sarafan_zhenskiy_dzhinsovyy_sdzh_005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жинсы женские Aisadandu QT008</text:p>
          </table:table-cell>
          <table:table-cell office:value-type="float" office:value="1399" calcext:value-type="float">
            <text:p>13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kupi-jeans.ru/upload/iblock/e2c/e2c5837326f78eee5e7c2006c09da450.jpg</text:p>
          </table:table-cell>
          <table:table-cell table:number-columns-repeated="16"/>
          <table:table-cell office:value-type="string" calcext:value-type="string">
            <text:p>https://www.kupi-jeans.ru/upload/resize_cache/iblock/e2c/70_113_2/e2c5837326f78eee5e7c2006c09da450.jpg</text:p>
          </table:table-cell>
          <table:table-cell office:value-type="string" calcext:value-type="string">
            <text:p>https://www.kupi-jeans.ru/upload/resize_cache/iblock/a81/70_113_2/a814df03730bd8395bf8715356c22b02.jpg</text:p>
          </table:table-cell>
          <table:table-cell office:value-type="string" calcext:value-type="string">
            <text:p>https://www.kupi-jeans.ru/upload/resize_cache/iblock/2a7/70_113_2/2a7f4cb2ea8805321034822a29a27d9e.jpg</text:p>
          </table:table-cell>
          <table:table-cell office:value-type="string" calcext:value-type="string">
            <text:p>https://www.kupi-jeans.ru/upload/resize_cache/iblock/488/70_113_2/488b845255f578121effa58dfbabbccb.jpg</text:p>
          </table:table-cell>
          <table:table-cell table:number-columns-repeated="7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Брюки джинсовые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QT0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Женские джинсы в стиле casual. Состав: 98% хлопок, 2% спандекс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bryuki_dzhinsovye/dzhinsy_zhenskie_aisadandu_qt008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уника женская джинсовая Baofi 1728-1</text:p>
          </table:table-cell>
          <table:table-cell office:value-type="float" office:value="960" calcext:value-type="float">
            <text:p>96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https://www.kupi-jeans.ru/upload/iblock/08f/08f738a1e3b18b08d256f44917079c45.jpg</text:p>
          </table:table-cell>
          <table:table-cell table:number-columns-repeated="16"/>
          <table:table-cell office:value-type="string" calcext:value-type="string">
            <text:p>https://www.kupi-jeans.ru/upload/resize_cache/iblock/08f/70_113_2/08f738a1e3b18b08d256f44917079c45.jpg</text:p>
          </table:table-cell>
          <table:table-cell office:value-type="string" calcext:value-type="string">
            <text:p>https://www.kupi-jeans.ru/upload/resize_cache/iblock/6d1/70_113_2/6d18eedae268df4e3c45365fe51ebbcb.jpg</text:p>
          </table:table-cell>
          <table:table-cell office:value-type="string" calcext:value-type="string">
            <text:p>https://www.kupi-jeans.ru/upload/resize_cache/iblock/9b9/70_113_2/9b9aaa6a05ee9a088045627a850b3b7e.jpg</text:p>
          </table:table-cell>
          <table:table-cell table:number-columns-repeated="8"/>
          <table:table-cell office:value-type="string" calcext:value-type="string">
            <text:p>ЖЕНСКАЯ ОДЕЖДА</text:p>
          </table:table-cell>
          <table:table-cell office:value-type="string" calcext:value-type="string">
            <text:p>Джинсы</text:p>
          </table:table-cell>
          <table:table-cell office:value-type="string" calcext:value-type="string">
            <text:p>Комбинезоны и сарафаны </text:p>
          </table:table-cell>
          <table:table-cell office:value-type="string" calcext:value-type="string">
            <text:p>Производитель: 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Артикул: 1728-1</text:p>
          </table:table-cell>
          <table:table-cell office:value-type="float" office:value="42.44" calcext:value-type="float">
            <text:p>42,44</text:p>
          </table:table-cell>
          <table:table-cell office:value-type="string" calcext:value-type="string">
            <text:p>00bfff</text:p>
          </table:table-cell>
          <table:table-cell office:value-type="string" calcext:value-type="string">
            <text:p>Легкая удобная джинсовая туника с короткими рукавами, оформленная симпатичным принтом. . Цвет: голубой Состав: 95% хлопок/5% спандекс Производитель: Китай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kupi-jeans.ru/zhenskaya_odezhda/dzhinsy/kombinezony_i_sarafany_/tunika_zhenskaya_dzhinsovaya_baofi_1728_1/</text:p>
          </table:table-cell>
          <table:table-cell table:number-columns-repeated="2"/>
        </table:table-row>
      </table:table>
      <table:table table:name="Сводная таблица_bnb78_4" table:style-name="ta1">
        <table:table-column table:style-name="co25" table:default-cell-style-name="ce3"/>
        <table:table-column table:style-name="co24" table:default-cell-style-name="ce7"/>
        <table:table-row table:style-name="ro1">
          <table:table-cell table:style-name="ce1" office:value-type="string" calcext:value-type="string">
            <text:p>categor_list2</text:p>
          </table:table-cell>
          <table:table-cell table:style-name="ce5" office:value-type="string" calcext:value-type="string">
            <text:p>(пусто)</text:p>
          </table:table-cell>
        </table:table-row>
        <table:table-row table:style-name="ro1">
          <table:table-cell table:style-name="ce2" office:value-type="string" calcext:value-type="string">
            <text:p>Брюки джинсовые</text:p>
          </table:table-cell>
          <table:table-cell table:style-name="ce6"/>
        </table:table-row>
        <table:table-row table:style-name="ro1">
          <table:table-cell office:value-type="string" calcext:value-type="string">
            <text:p>Комбинезоны и сарафаны </text:p>
          </table:table-cell>
          <table:table-cell/>
        </table:table-row>
        <table:table-row table:style-name="ro1">
          <table:table-cell office:value-type="string" calcext:value-type="string">
            <text:p>Куртки, пиджаки и жилетки</text:p>
          </table:table-cell>
          <table:table-cell/>
        </table:table-row>
        <table:table-row table:style-name="ro1">
          <table:table-cell office:value-type="string" calcext:value-type="string">
            <text:p>Распродажа</text:p>
          </table:table-cell>
          <table:table-cell/>
        </table:table-row>
        <table:table-row table:style-name="ro1">
          <table:table-cell office:value-type="string" calcext:value-type="string">
            <text:p>Утепленные брюки джинсовые</text:p>
          </table:table-cell>
          <table:table-cell/>
        </table:table-row>
        <table:table-row table:style-name="ro1">
          <table:table-cell office:value-type="string" calcext:value-type="string">
            <text:p>Шорты, бриджи, капри</text:p>
          </table:table-cell>
          <table:table-cell table:style-name="ce8"/>
        </table:table-row>
        <table:table-row table:style-name="ro1">
          <table:table-cell table:style-name="ce4" office:value-type="string" calcext:value-type="string">
            <text:p>Итог Результат</text:p>
          </table:table-cell>
          <table:table-cell table:style-name="ce9"/>
        </table:table-row>
      </table:table>
      <table:named-expressions/>
      <table:data-pilot-tables>
        <table:data-pilot-table table:name="DataPilot4" table:application-data="" table:target-range-address="'Сводная таблица_bnb78_4'.A1:'Сводная таблица_bnb78_4'.B8" table:buttons="'Сводная таблица_bnb78_4'.A1" table:show-filter-button="false" table:drill-down-on-double-click="false">
          <table:source-cell-range table:cell-range-address="bnb78.AH1:bnb78.AH21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tegor_list2" table:orientation="row" table:used-hierarchy="0" table:function="auto">
            <table:data-pilot-level table:show-empty="false" calcext:repeat-item-labels="false">
              <table:data-pilot-members>
                <table:data-pilot-member table:name="Брюки джинсовые" table:display="true" table:show-details="true"/>
                <table:data-pilot-member table:name="Комбинезоны и сарафаны " table:display="true" table:show-details="true"/>
                <table:data-pilot-member table:name="Куртки, пиджаки и жилетки" table:display="true" table:show-details="true"/>
                <table:data-pilot-member table:name="Распродажа" table:display="true" table:show-details="true"/>
                <table:data-pilot-member table:name="Утепленные брюки джинсовые" table:display="true" table:show-details="true"/>
                <table:data-pilot-member table:name="Шорты, бриджи, капри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Поле_20_сводной_20_таблицы" style:display-name="Поле сводной таблицы" style:family="table-cell" style:parent-style-name="Default"/>
    <style:style style:name="Угол_20_сводной_20_таблицы" style:display-name="Угол сводной таблицы" style:family="table-cell" style:parent-style-name="Default"/>
    <style:style style:name="Значение_20_сводной_20_таблицы" style:display-name="Значение сводной таблицы" style:family="table-cell" style:parent-style-name="Default"/>
    <style:style style:name="Категория_20_сводной_20_таблицы" style:display-name="Категория сводной таблицы" style:family="table-cell" style:parent-style-name="Default">
      <style:table-cell-properties style:text-align-source="fix" style:repeat-content="false"/>
      <style:paragraph-properties fo:text-align="start"/>
    </style:style>
    <style:style style:name="Заглавие_20_сводной_20_таблицы" style:display-name="Заглавие сводной таблицы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Результат_20_сводной_20_таблицы" style:display-name="Результат сводной таблицы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8T23:27:50.480388644</dc:date>
    <meta:editing-duration>PT13M36S</meta:editing-duration>
    <meta:editing-cycles>1</meta:editing-cycles>
    <meta:document-statistic meta:table-count="2" meta:cell-count="3893" meta:object-count="0"/>
    <meta:generator>LibreOffice/6.0.6.2$Linux_X86_64 LibreOffice_project/00m0$Build-2</meta:generator>
  </office:meta>
</office:document-meta>
</file>